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OCHeading" style:master-page-name="MP0" style:family="paragraph">
      <style:paragraph-properties fo:break-before="page"/>
    </style:style>
    <style:style style:name="P3" style:parent-style-name="TOC1" style:family="paragraph">
      <style:paragraph-properties>
        <style:tab-stops>
          <style:tab-stop style:type="right" style:leader-style="dotted" style:leader-text="." style:position="6.293in"/>
        </style:tab-stops>
      </style:paragraph-properties>
    </style:style>
    <style:style style:name="T4" style:parent-style-name="Hyperlink" style:family="text">
      <style:text-properties fo:language="en" fo:country="US"/>
    </style:style>
    <style:style style:name="P5" style:parent-style-name="TOC1" style:family="paragraph">
      <style:paragraph-properties>
        <style:tab-stops>
          <style:tab-stop style:type="right" style:leader-style="dotted" style:leader-text="." style:position="6.293in"/>
        </style:tab-stops>
      </style:paragraph-properties>
    </style:style>
    <style:style style:name="T6" style:parent-style-name="Hyperlink" style:family="text">
      <style:text-properties fo:language="en" fo:country="US"/>
    </style:style>
    <style:style style:name="P7" style:parent-style-name="TOC2" style:family="paragraph">
      <style:paragraph-properties>
        <style:tab-stops>
          <style:tab-stop style:type="right" style:leader-style="dotted" style:leader-text="." style:position="6.1263in"/>
        </style:tab-stops>
      </style:paragraph-properties>
    </style:style>
    <style:style style:name="T8" style:parent-style-name="Hyperlink" style:family="text">
      <style:text-properties fo:language="en" fo:country="US"/>
    </style:style>
    <style:style style:name="P9" style:parent-style-name="TOC3" style:family="paragraph">
      <style:paragraph-properties>
        <style:tab-stops>
          <style:tab-stop style:type="right" style:leader-style="dotted" style:leader-text="." style:position="5.9597in"/>
        </style:tab-stops>
      </style:paragraph-properties>
    </style:style>
    <style:style style:name="P10" style:parent-style-name="TOC3" style:family="paragraph">
      <style:paragraph-properties>
        <style:tab-stops>
          <style:tab-stop style:type="right" style:leader-style="dotted" style:leader-text="." style:position="5.9597in"/>
        </style:tab-stops>
      </style:paragraph-properties>
    </style:style>
    <style:style style:name="T11" style:parent-style-name="Hyperlink" style:family="text">
      <style:text-properties fo:language="en" fo:country="US"/>
    </style:style>
    <style:style style:name="P12" style:parent-style-name="TOC2" style:family="paragraph">
      <style:paragraph-properties>
        <style:tab-stops>
          <style:tab-stop style:type="right" style:leader-style="dotted" style:leader-text="." style:position="6.1263in"/>
        </style:tab-stops>
      </style:paragraph-properties>
    </style:style>
    <style:style style:name="T13" style:parent-style-name="Hyperlink" style:family="text">
      <style:text-properties fo:language="en" fo:country="US"/>
    </style:style>
    <style:style style:name="P14" style:parent-style-name="TOC2" style:family="paragraph">
      <style:paragraph-properties>
        <style:tab-stops>
          <style:tab-stop style:type="right" style:leader-style="dotted" style:leader-text="." style:position="6.1263in"/>
        </style:tab-stops>
      </style:paragraph-properties>
    </style:style>
    <style:style style:name="T15" style:parent-style-name="Hyperlink" style:family="text">
      <style:text-properties fo:language="en" fo:country="US"/>
    </style:style>
    <style:style style:name="P16" style:parent-style-name="TOC3" style:family="paragraph">
      <style:paragraph-properties>
        <style:tab-stops>
          <style:tab-stop style:type="right" style:leader-style="dotted" style:leader-text="." style:position="5.9597in"/>
        </style:tab-stops>
      </style:paragraph-properties>
    </style:style>
    <style:style style:name="T17" style:parent-style-name="Hyperlink" style:family="text">
      <style:text-properties fo:language="en" fo:country="US"/>
    </style:style>
    <style:style style:name="P18" style:parent-style-name="TOC2" style:family="paragraph">
      <style:paragraph-properties>
        <style:tab-stops>
          <style:tab-stop style:type="right" style:leader-style="dotted" style:leader-text="." style:position="6.1263in"/>
        </style:tab-stops>
      </style:paragraph-properties>
    </style:style>
    <style:style style:name="T19" style:parent-style-name="Hyperlink" style:family="text">
      <style:text-properties fo:language="en" fo:country="US"/>
    </style:style>
    <style:style style:name="P20" style:parent-style-name="TOC1" style:family="paragraph">
      <style:paragraph-properties>
        <style:tab-stops>
          <style:tab-stop style:type="right" style:leader-style="dotted" style:leader-text="." style:position="6.293in"/>
        </style:tab-stops>
      </style:paragraph-properties>
    </style:style>
    <style:style style:name="T21" style:parent-style-name="Hyperlink" style:family="text">
      <style:text-properties fo:language="en" fo:country="US"/>
    </style:style>
    <style:style style:name="P22" style:parent-style-name="Normal" style:family="paragraph">
      <style:paragraph-properties fo:text-indent="0in"/>
    </style:style>
    <style:style style:name="P23" style:parent-style-name="Heading1" style:family="paragraph">
      <style:paragraph-properties fo:break-before="page"/>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P26" style:parent-style-name="CommentText" style:family="paragraph">
      <style:paragraph-properties fo:text-align="start" fo:text-indent="0in"/>
    </style:style>
    <style:style style:name="T27" style:parent-style-name="CommentReference" style:family="text">
      <style:text-properties style:font-name="Calibri" style:font-name-asian="Calibri" fo:font-weight="normal" style:font-weight-asian="normal" style:use-window-font-color="true"/>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T32" style:parent-style-name="DefaultParagraphFont" style:family="text">
      <style:text-properties fo:language="en" fo:country="US"/>
    </style:style>
    <style:style style:name="T33" style:parent-style-name="CommentReference" style:family="text">
      <style:text-properties style:font-name="Calibri" style:use-window-font-color="true"/>
    </style:style>
    <style:style style:name="T34" style:parent-style-name="CommentReference" style:family="text">
      <style:text-properties style:font-name="Calibri" style:use-window-font-color="true"/>
    </style:style>
    <style:style style:name="T35" style:parent-style-name="DefaultParagraphFont" style:family="text">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P40" style:parent-style-name="CommentText1" style:family="paragraph">
      <style:paragraph-properties fo:text-align="start" fo:text-indent="0in"/>
    </style:style>
    <style:style style:name="P41" style:parent-style-name="CommentText" style:family="paragraph">
      <style:paragraph-properties fo:text-align="start" fo:text-indent="0in"/>
    </style:style>
    <style:style style:name="T42" style:parent-style-name="DefaultParagraphFont" style:family="text">
      <style:text-properties fo:color="#000000" fo:language="en" fo:country="US"/>
    </style:style>
    <style:style style:name="T43" style:parent-style-name="DefaultParagraphFont" style:family="text">
      <style:text-properties fo:color="#000000"/>
    </style:style>
    <style:style style:name="T44" style:parent-style-name="CommentReference1" style:family="text">
      <style:text-properties style:font-size-complex="12pt"/>
    </style:style>
    <style:style style:name="T45" style:parent-style-name="CommentReference" style:family="text">
      <style:text-properties style:font-name="Calibri" style:use-window-font-color="true"/>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P49" style:parent-style-name="CommentText" style:family="paragraph">
      <style:paragraph-properties fo:text-align="start" fo:text-indent="0in"/>
    </style:style>
    <style:style style:name="T50" style:parent-style-name="CommentReference" style:family="text">
      <style:text-properties style:font-name="Calibri"/>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CommentText" style:family="paragraph">
      <style:paragraph-properties fo:text-align="start" fo:text-indent="0in"/>
    </style:style>
    <style:style style:name="T54" style:parent-style-name="DefaultParagraphFont" style:family="text">
      <style:text-properties fo:language="en" fo:country="US"/>
    </style:style>
    <style:style style:name="T55" style:parent-style-name="CommentReference" style:family="text">
      <style:text-properties style:font-name="Calibri"/>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P58" style:parent-style-name="CommentText" style:family="paragraph">
      <style:paragraph-properties fo:text-align="start" fo:text-indent="0in"/>
    </style:style>
    <style:style style:name="T59" style:parent-style-name="CommentReference" style:family="text">
      <style:text-properties style:font-name="Calibri"/>
    </style:style>
    <style:style style:name="T60" style:parent-style-name="DefaultParagraphFont" style:family="text">
      <style:text-properties fo:language="en" fo:country="US"/>
    </style:style>
    <style:style style:name="P61" style:parent-style-name="Normal" style:family="paragraph">
      <style:text-properties fo:language="en" fo:country="US"/>
    </style:style>
    <style:style style:name="P62" style:parent-style-name="Heading1"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Heading2" style:family="paragraph">
      <style:text-properties fo:language="en" fo:country="US"/>
    </style:style>
    <style:style style:name="P66" style:parent-style-name="Normal" style:family="paragraph">
      <style:text-properties fo:language="en" fo:country="US"/>
    </style:style>
    <style:style style:name="T67" style:parent-style-name="Heading3Char" style:family="text">
      <style:text-properties style:font-name-asian="Calibri"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P70" style:parent-style-name="CommentText" style:family="paragraph">
      <style:paragraph-properties fo:text-align="start" fo:text-indent="0in"/>
    </style:style>
    <style:style style:name="T71" style:parent-style-name="CommentReference" style:family="text">
      <style:text-properties style:font-name="Calibri" style:use-window-font-color="true"/>
    </style:style>
    <style:style style:name="T72" style:parent-style-name="DefaultParagraphFont" style:family="text">
      <style:text-properties fo:language="en" fo:country="US"/>
    </style:style>
    <style:style style:name="P73" style:parent-style-name="Normal" style:family="paragraph">
      <style:text-properties fo:language="en" fo:country="US"/>
    </style:style>
    <style:style style:name="T74" style:parent-style-name="Heading3Char" style:family="text">
      <style:text-properties style:font-name-asian="Calibri" fo:language="en" fo:country="US"/>
    </style:style>
    <style:style style:name="T75" style:parent-style-name="DefaultParagraphFont" style:family="text">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paragraph-properties fo:text-indent="0in"/>
    </style:style>
    <style:style style:name="T79" style:parent-style-name="Heading2Char" style:family="text">
      <style:text-properties style:font-name-asian="Calibri" fo:language="en" fo:country="US"/>
    </style:style>
    <style:style style:name="P80" style:parent-style-name="Normal" style:family="paragraph">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84" style:parent-style-name="Absatz-Standardschriftart1"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CommentReference" style:family="text">
      <style:text-properties style:font-name="Calibri"/>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P92" style:parent-style-name="CommentText" style:family="paragraph">
      <style:paragraph-properties fo:text-align="start" fo:text-indent="0in"/>
    </style:style>
    <style:style style:name="T93" style:parent-style-name="CommentReference" style:family="text">
      <style:text-properties style:font-name="Calibri" style:use-window-font-color="true"/>
    </style:style>
    <style:style style:name="T94" style:parent-style-name="DefaultParagraphFont" style:family="text">
      <style:text-properties fo:language="en" fo:country="US"/>
    </style:style>
    <style:style style:name="P95" style:parent-style-name="Normal" style:family="paragraph">
      <style:text-properties fo:language="en" fo:country="US"/>
    </style:style>
    <style:style style:name="P96" style:parent-style-name="Heading2" style:family="paragraph">
      <style:text-properties fo:language="en" fo:country="US"/>
    </style:style>
    <style:style style:name="T97" style:parent-style-name="DefaultParagraphFont" style:family="text">
      <style:text-properties style:font-name-asian="Times New Roman" fo:language="en" fo:country="US" style:language-asian="de" style:country-asian="DE"/>
    </style:style>
    <style:style style:name="T98" style:parent-style-name="DefaultParagraphFont" style:family="text">
      <style:text-properties style:font-name-asian="Times New Roman" style:language-asian="de" style:country-asian="DE"/>
    </style:style>
    <style:style style:name="T99" style:parent-style-name="DefaultParagraphFont" style:family="text">
      <style:text-properties style:font-name-asian="Times New Roman" fo:language="en" fo:country="US" style:language-asian="de" style:country-asian="DE"/>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Absatz-Standardschriftart1" style:family="text">
      <style:text-properties fo:language="en" fo:country="US"/>
    </style:style>
    <style:style style:name="T104" style:parent-style-name="Absatz-Standardschriftart1" style:family="text">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Heading3" style:family="paragraph">
      <style:text-properties fo:language="en" fo:country="US"/>
    </style:style>
    <style:style style:name="P109" style:parent-style-name="Normal" style:family="paragraph">
      <style:paragraph-properties fo:text-indent="0in"/>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P112" style:parent-style-name="CommentText" style:family="paragraph">
      <style:paragraph-properties fo:text-align="start" fo:text-indent="0in"/>
    </style:style>
    <style:style style:name="T113" style:parent-style-name="CommentReference" style:family="text">
      <style:text-properties style:font-name="Calibri"/>
    </style:style>
    <style:style style:name="P114" style:parent-style-name="Normal" style:family="paragraph">
      <style:paragraph-properties fo:text-indent="0in"/>
      <style:text-properties fo:language="en" fo:country="US"/>
    </style:style>
    <style:style style:name="P115" style:parent-style-name="Heading2"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name="P120" style:parent-style-name="CommentText" style:family="paragraph">
      <style:paragraph-properties fo:text-align="start" fo:text-indent="0in"/>
    </style:style>
    <style:style style:name="T121" style:parent-style-name="DefaultParagraphFont" style:family="text">
      <style:text-properties fo:language="en" fo:country="US"/>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P126" style:parent-style-name="CommentText" style:family="paragraph">
      <style:paragraph-properties fo:text-align="start" fo:text-indent="0in"/>
    </style:style>
    <style:style style:name="T127" style:parent-style-name="CommentReference" style:family="text">
      <style:text-properties style:font-name="Calibri" style:use-window-font-color="true"/>
    </style:style>
    <style:style style:name="T128" style:parent-style-name="Heading2Char" style:family="text">
      <style:text-properties style:font-name-asian="Calibri" fo:font-weight="normal" style:font-weight-asian="normal" style:font-weight-complex="bold" style:font-size-complex="12pt" fo:language="en" fo:country="US"/>
    </style:style>
    <style:style style:name="T129" style:parent-style-name="Absatz-Standardschriftart" style:family="text">
      <style:text-properties fo:language="en" fo:country="US"/>
    </style:style>
    <style:style style:name="T130" style:parent-style-name="Absatz-Standardschriftart" style:family="text">
      <style:text-properties style:letter-kerning="false" fo:language="en" fo:country="US"/>
    </style:style>
    <style:style style:name="T131" style:parent-style-name="Absatz-Standardschriftart" style:family="text">
      <style:text-properties fo:language="en" fo:country="US"/>
    </style:style>
    <style:style style:name="T132" style:parent-style-name="Absatz-Standardschriftart" style:family="text">
      <style:text-properties style:letter-kerning="false" fo:language="en" fo:country="US"/>
    </style:style>
    <style:style style:name="T133" style:parent-style-name="Absatz-Standardschriftart" style:family="text">
      <style:text-properties style:letter-kerning="false" fo:language="en" fo:country="US"/>
    </style:style>
    <style:style style:name="T134" style:parent-style-name="Absatz-Standardschriftart" style:family="text">
      <style:text-properties style:letter-kerning="false" fo:language="en" fo:country="US"/>
    </style:style>
    <style:style style:name="T135" style:parent-style-name="Absatz-Standardschriftart" style:family="text">
      <style:text-properties fo:language="en" fo:country="US"/>
    </style:style>
    <style:style style:name="T136" style:parent-style-name="Absatz-Standardschriftart" style:family="text">
      <style:text-properties style:letter-kerning="false" fo:language="en" fo:country="US"/>
    </style:style>
    <style:style style:name="T137" style:parent-style-name="Absatz-Standardschriftart" style:family="text">
      <style:text-properties fo:language="en" fo:country="US"/>
    </style:style>
    <style:style style:name="T138" style:parent-style-name="Absatz-Standardschriftart" style:family="text">
      <style:text-properties fo:language="en" fo:country="US"/>
    </style:style>
    <style:style style:name="P139" style:parent-style-name="Standard" style:family="paragraph">
      <style:paragraph-properties fo:text-align="start" fo:text-indent="0.4916in"/>
    </style:style>
    <style:style style:name="T140" style:parent-style-name="Absatz-Standardschriftart" style:family="text">
      <style:text-properties style:font-name="Times New Roman" fo:font-size="12pt" style:font-size-asian="12pt" style:font-size-complex="12pt" fo:language="en" fo:country="US"/>
    </style:style>
    <style:style style:name="P141" style:parent-style-name="Normal" style:family="paragraph">
      <style:text-properties fo:language="en" fo:country="US"/>
    </style:style>
    <style:style style:name="T142" style:parent-style-name="DefaultParagraphFont" style:family="text">
      <style:text-properties fo:language="en" fo:country="US"/>
    </style:style>
    <style:style style:name="T143" style:parent-style-name="DefaultParagraphFont" style:family="text">
      <style:text-properties fo:language="en" fo:country="US"/>
    </style:style>
    <style:style style:name="P144" style:parent-style-name="CommentText" style:family="paragraph">
      <style:paragraph-properties fo:text-align="start" fo:text-indent="0in"/>
    </style:style>
    <style:style style:name="T145" style:parent-style-name="DefaultParagraphFont" style:family="text">
      <style:text-properties fo:language="en" fo:country="US"/>
    </style:style>
    <style:style style:name="T146" style:parent-style-name="DefaultParagraphFont" style:family="text">
      <style:text-properties style:font-name-asian="Times New Roman" fo:language="en" fo:country="US" style:language-asian="de" style:country-asian="DE"/>
    </style:style>
    <style:style style:name="T147" style:parent-style-name="DefaultParagraphFont" style:family="text">
      <style:text-properties style:font-name-asian="Times New Roman" fo:language="en" fo:country="US" style:language-asian="de" style:country-asian="DE"/>
    </style:style>
    <style:style style:name="T148" style:parent-style-name="DefaultParagraphFont" style:family="text">
      <style:text-properties fo:language="en" fo:country="US"/>
    </style:style>
    <style:style style:name="T149" style:parent-style-name="Absatz-Standardschriftart" style:family="text">
      <style:text-properties fo:language="en" fo:country="US"/>
    </style:style>
    <style:style style:name="P150" style:parent-style-name="CommentText" style:family="paragraph">
      <style:paragraph-properties fo:text-align="start" fo:text-indent="0in"/>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US"/>
    </style:style>
    <style:style style:name="T153" style:parent-style-name="DefaultParagraphFont" style:family="text">
      <style:text-properties fo:language="en" fo:country="US"/>
    </style:style>
    <style:style style:name="P154" style:parent-style-name="Normal" style:family="paragraph">
      <style:text-properties fo:language="en" fo:country="US"/>
    </style:style>
    <style:style style:name="T155" style:parent-style-name="DefaultParagraphFont" style:family="text">
      <style:text-properties fo:language="en" fo:country="US"/>
    </style:style>
    <style:style style:name="T156" style:parent-style-name="DefaultParagraphFont" style:family="text">
      <style:text-properties fo:language="en" fo:country="US"/>
    </style:style>
    <style:style style:name="P157" style:parent-style-name="CommentText" style:family="paragraph">
      <style:paragraph-properties fo:text-align="start" fo:text-indent="0in"/>
    </style:style>
    <style:style style:name="T158" style:parent-style-name="CommentReference" style:family="text">
      <style:text-properties style:font-name="Calibri" style:use-window-font-color="true"/>
    </style:style>
    <style:style style:name="T159" style:parent-style-name="DefaultParagraphFont" style:family="text">
      <style:text-properties fo:language="en" fo:country="US"/>
    </style:style>
    <style:style style:name="T160" style:parent-style-name="DefaultParagraphFont" style:family="text">
      <style:text-properties style:font-name-asian="Times New Roman" fo:language="en" fo:country="US" style:language-asian="de" style:country-asian="DE"/>
    </style:style>
    <style:style style:name="T161" style:parent-style-name="DefaultParagraphFont" style:family="text">
      <style:text-properties fo:language="en" fo:country="US"/>
    </style:style>
    <style:style style:name="T162" style:parent-style-name="DefaultParagraphFont" style:family="text">
      <style:text-properties style:font-name-asian="Times New Roman" fo:language="en" fo:country="US" style:language-asian="de" style:country-asian="DE"/>
    </style:style>
    <style:style style:name="T163" style:parent-style-name="DefaultParagraphFont" style:family="text">
      <style:text-properties fo:language="en" fo:country="US"/>
    </style:style>
    <style:style style:name="T164" style:parent-style-name="DefaultParagraphFont" style:family="text">
      <style:text-properties style:font-name-asian="Times New Roman" fo:language="en" fo:country="US" style:language-asian="de" style:country-asian="DE"/>
    </style:style>
    <style:style style:name="T165" style:parent-style-name="DefaultParagraphFont" style:family="text">
      <style:text-properties fo:language="en" fo:country="US"/>
    </style:style>
    <style:style style:name="T166" style:parent-style-name="DefaultParagraphFont" style:family="text">
      <style:text-properties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fo:language="en" fo:country="US"/>
    </style:style>
    <style:style style:name="T169" style:parent-style-name="Heading3Char" style:family="text">
      <style:text-properties style:font-name-asian="Calibri" fo:language="en" fo:country="US"/>
    </style:style>
    <style:style style:name="T170" style:parent-style-name="Heading3Char" style:family="text">
      <style:text-properties style:font-name-asian="Calibri"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P173" style:parent-style-name="CommentText" style:family="paragraph">
      <style:paragraph-properties fo:text-align="start" fo:text-indent="0in"/>
    </style:style>
    <style:style style:name="T174" style:parent-style-name="CommentReference" style:family="text">
      <style:text-properties style:font-name="Calibri" style:use-window-font-color="true"/>
    </style:style>
    <style:style style:name="T175" style:parent-style-name="DefaultParagraphFont" style:family="text">
      <style:text-properties fo:language="en" fo:country="US"/>
    </style:style>
    <style:style style:name="T176" style:parent-style-name="Absatz-Standardschriftart1" style:family="text">
      <style:text-properties fo:language="en" fo:country="US"/>
    </style:style>
    <style:style style:name="T177" style:parent-style-name="Absatz-Standardschriftart1" style:family="text">
      <style:text-properties fo:language="en" fo:country="US"/>
    </style:style>
    <style:style style:name="P178" style:parent-style-name="CommentText" style:family="paragraph">
      <style:paragraph-properties fo:text-align="start" fo:text-indent="0in"/>
    </style:style>
    <style:style style:name="T179" style:parent-style-name="Absatz-Standardschriftart1" style:family="text">
      <style:text-properties fo:language="en" fo:country="US"/>
    </style:style>
    <style:style style:name="T180" style:parent-style-name="CommentReference" style:family="text">
      <style:text-properties style:font-name="Calibri" style:use-window-font-color="true"/>
    </style:style>
    <style:style style:name="T181" style:parent-style-name="Absatz-Standardschriftart1" style:family="text">
      <style:text-properties fo:language="en" fo:country="US"/>
    </style:style>
    <style:style style:name="P182" style:parent-style-name="CommentText" style:family="paragraph">
      <style:paragraph-properties fo:text-align="start" fo:text-indent="0in"/>
    </style:style>
    <style:style style:name="T183" style:parent-style-name="Absatz-Standardschriftart1" style:family="text">
      <style:text-properties fo:language="en" fo:country="US"/>
    </style:style>
    <style:style style:name="T184" style:parent-style-name="Absatz-Standardschriftart1" style:family="text">
      <style:text-properties fo:language="en" fo:country="US"/>
    </style:style>
    <style:style style:name="T185" style:parent-style-name="CommentReference" style:family="text">
      <style:text-properties style:font-name="Calibri" style:use-window-font-color="true"/>
    </style:style>
    <style:style style:name="T186" style:parent-style-name="Absatz-Standardschriftart1" style:family="text">
      <style:text-properties fo:language="en" fo:country="US"/>
    </style:style>
    <style:style style:name="P187" style:parent-style-name="CommentText" style:family="paragraph">
      <style:paragraph-properties fo:text-align="start" fo:text-indent="0in"/>
    </style:style>
    <style:style style:name="T188" style:parent-style-name="Absatz-Standardschriftart1" style:family="text">
      <style:text-properties fo:language="en" fo:country="US"/>
    </style:style>
    <style:style style:name="T189" style:parent-style-name="Absatz-Standardschriftart1" style:family="text">
      <style:text-properties fo:language="en" fo:country="US"/>
    </style:style>
    <style:style style:name="T190" style:parent-style-name="Absatz-Standardschriftart1" style:family="text">
      <style:text-properties fo:language="en" fo:country="US"/>
    </style:style>
    <style:style style:name="T191" style:parent-style-name="Absatz-Standardschriftart1" style:family="text">
      <style:text-properties fo:language="en" fo:country="US"/>
    </style:style>
    <style:style style:name="T192" style:parent-style-name="CommentReference" style:family="text">
      <style:text-properties style:font-name="Calibri" style:use-window-font-color="true"/>
    </style:style>
    <style:style style:name="T193" style:parent-style-name="Absatz-Standardschriftart1" style:family="text">
      <style:text-properties fo:language="en" fo:country="US"/>
    </style:style>
    <style:style style:name="T194" style:parent-style-name="Absatz-Standardschriftart1" style:family="text">
      <style:text-properties style:font-name-asian="Times New Roman" fo:language="en" fo:country="US" style:language-asian="de" style:country-asian="DE"/>
    </style:style>
    <style:style style:name="T195" style:parent-style-name="Absatz-Standardschriftart1" style:family="text">
      <style:text-properties fo:language="en" fo:country="US"/>
    </style:style>
    <style:style style:name="T196" style:parent-style-name="Absatz-Standardschriftart1" style:family="text">
      <style:text-properties style:font-name-asian="Times New Roman" fo:language="en" fo:country="US" style:language-asian="de" style:country-asian="DE"/>
    </style:style>
    <style:style style:name="T197" style:parent-style-name="Absatz-Standardschriftart1" style:family="text">
      <style:text-properties fo:language="en" fo:country="US"/>
    </style:style>
    <style:style style:name="T198" style:parent-style-name="Absatz-Standardschriftart1" style:family="text">
      <style:text-properties fo:language="en" fo:country="US"/>
    </style:style>
    <style:style style:name="T199" style:parent-style-name="Absatz-Standardschriftart1" style:family="text">
      <style:text-properties fo:language="en" fo:country="US"/>
    </style:style>
    <style:style style:name="P200" style:parent-style-name="CommentText" style:family="paragraph">
      <style:paragraph-properties fo:text-align="start" fo:text-indent="0in"/>
    </style:style>
    <style:style style:name="T201" style:parent-style-name="Absatz-Standardschriftart1" style:family="text">
      <style:text-properties style:font-name-asian="Times New Roman" fo:language="en" fo:country="US" style:language-asian="de" style:country-asian="DE"/>
    </style:style>
    <style:style style:name="T202" style:parent-style-name="Absatz-Standardschriftart1" style:family="text">
      <style:text-properties fo:language="en" fo:country="US"/>
    </style:style>
    <style:style style:name="T203" style:parent-style-name="Absatz-Standardschriftart1" style:family="text">
      <style:text-properties style:font-name-asian="Times New Roman" fo:language="en" fo:country="US" style:language-asian="de" style:country-asian="DE"/>
    </style:style>
    <style:style style:name="T204" style:parent-style-name="Absatz-Standardschriftart1" style:family="text">
      <style:text-properties fo:language="en" fo:country="US"/>
    </style:style>
    <style:style style:name="T205" style:parent-style-name="cskcde" style:family="text">
      <style:text-properties fo:language="en" fo:country="US"/>
    </style:style>
    <style:style style:name="T206" style:parent-style-name="Absatz-Standardschriftart1" style:family="text">
      <style:text-properties fo:language="en" fo:country="US"/>
    </style:style>
    <style:style style:name="T207" style:parent-style-name="CommentReference" style:family="text">
      <style:text-properties style:font-name="Calibri" style:use-window-font-color="true"/>
    </style:style>
    <style:style style:name="T208" style:parent-style-name="Absatz-Standardschriftart1" style:family="text">
      <style:text-properties fo:language="en" fo:country="US"/>
    </style:style>
    <style:style style:name="T209" style:parent-style-name="Absatz-Standardschriftart1" style:family="text">
      <style:text-properties fo:language="en" fo:country="US"/>
    </style:style>
    <style:style style:name="P210" style:parent-style-name="CommentText" style:family="paragraph">
      <style:paragraph-properties fo:text-align="start" fo:text-indent="0in"/>
    </style:style>
    <style:style style:name="T211" style:parent-style-name="Absatz-Standardschriftart1" style:family="text">
      <style:text-properties fo:language="en" fo:country="US"/>
    </style:style>
    <style:style style:name="T212" style:parent-style-name="CommentReference" style:family="text">
      <style:text-properties style:font-name="Calibri" style:use-window-font-color="true"/>
    </style:style>
    <style:style style:name="P213" style:parent-style-name="Normal" style:family="paragraph">
      <style:text-properties fo:language="en" fo:country="US"/>
    </style:style>
    <style:style style:name="P214" style:parent-style-name="Normal" style:family="paragraph">
      <style:text-properties style:font-name-asian="Times New Roman" style:use-window-font-color="true" style:letter-kerning="false" fo:language="en" fo:country="US" style:language-asian="de" style:country-asian="DE"/>
    </style:style>
    <style:style style:name="T215" style:parent-style-name="DefaultParagraphFont" style:family="text">
      <style:text-properties style:font-name-asian="Times New Roman" style:use-window-font-color="true" style:letter-kerning="false" fo:language="en" fo:country="US" style:language-asian="de" style:country-asian="DE"/>
    </style:style>
    <style:style style:name="T216" style:parent-style-name="DefaultParagraphFont" style:family="text">
      <style:text-properties style:font-name-asian="Times New Roman" style:use-window-font-color="true" style:letter-kerning="false" fo:language="en" fo:country="US" style:language-asian="de" style:country-asian="DE"/>
    </style:style>
    <style:style style:name="T217" style:parent-style-name="DefaultParagraphFont" style:family="text">
      <style:text-properties style:font-name-asian="Times New Roman" style:use-window-font-color="true" style:letter-kerning="false" fo:language="en" fo:country="US" style:language-asian="de" style:country-asian="DE"/>
    </style:style>
    <style:style style:name="T218" style:parent-style-name="DefaultParagraphFont" style:family="text">
      <style:text-properties style:font-name-asian="Times New Roman" style:use-window-font-color="true" style:letter-kerning="false" fo:language="en" fo:country="US" style:language-asian="de" style:country-asian="DE"/>
    </style:style>
    <style:style style:name="T219" style:parent-style-name="DefaultParagraphFont" style:family="text">
      <style:text-properties style:font-name-asian="Times New Roman" style:use-window-font-color="true" style:letter-kerning="false" fo:language="en" fo:country="US" style:language-asian="de" style:country-asian="DE"/>
    </style:style>
    <style:style style:name="P220" style:parent-style-name="Normal" style:family="paragraph">
      <style:paragraph-properties style:text-autospace="none" fo:text-indent="0in"/>
      <style:text-properties fo:language="en" fo:country="US"/>
    </style:style>
    <style:style style:name="T221" style:parent-style-name="Absatz-Standardschriftart" style:family="text">
      <style:text-properties fo:font-weight="bold" style:font-weight-asian="bold" style:font-weight-complex="bold" fo:language="en" fo:country="US"/>
    </style:style>
    <style:style style:name="T222" style:parent-style-name="Absatz-Standardschriftart" style:family="text">
      <style:text-properties fo:language="en" fo:country="US"/>
    </style:style>
    <style:style style:name="T223" style:parent-style-name="Absatz-Standardschriftart" style:family="text">
      <style:text-properties fo:language="en" fo:country="US"/>
    </style:style>
    <style:style style:name="P224" style:parent-style-name="CommentText" style:family="paragraph">
      <style:paragraph-properties fo:text-align="start" fo:text-indent="0in"/>
    </style:style>
    <style:style style:name="T225" style:parent-style-name="Absatz-Standardschriftart" style:family="text">
      <style:text-properties fo:language="da" fo:country="DK"/>
    </style:style>
    <style:style style:name="T226" style:parent-style-name="Absatz-Standardschriftart" style:family="text">
      <style:text-properties fo:language="en" fo:country="US"/>
    </style:style>
    <style:style style:name="T227" style:parent-style-name="Absatz-Standardschriftart" style:family="text">
      <style:text-properties fo:language="en" fo:country="US"/>
    </style:style>
    <style:style style:name="T228" style:parent-style-name="Absatz-Standardschriftart" style:family="text">
      <style:text-properties fo:language="en" fo:country="US"/>
    </style:style>
    <style:style style:name="T229" style:parent-style-name="Absatz-Standardschriftart" style:family="text">
      <style:text-properties fo:language="en" fo:country="US"/>
    </style:style>
    <style:style style:name="T230" style:parent-style-name="DefaultParagraphFont" style:family="text">
      <style:text-properties fo:language="en" fo:country="US"/>
    </style:style>
    <style:style style:name="T231" style:parent-style-name="Absatz-Standardschriftart" style:family="text">
      <style:text-properties fo:language="en" fo:country="US"/>
    </style:style>
    <style:style style:name="T232" style:parent-style-name="Absatz-Standardschriftart" style:family="text">
      <style:text-properties fo:language="en" fo:country="US"/>
    </style:style>
    <style:style style:name="T233" style:parent-style-name="Absatz-Standardschriftart" style:family="text">
      <style:text-properties fo:language="en" fo:country="US"/>
    </style:style>
    <style:style style:name="P234" style:parent-style-name="CommentText" style:family="paragraph">
      <style:paragraph-properties fo:text-align="start" fo:text-indent="0in"/>
    </style:style>
    <style:style style:name="T235" style:parent-style-name="Absatz-Standardschriftart" style:family="text">
      <style:text-properties fo:language="en" fo:country="US"/>
    </style:style>
    <style:style style:name="T236" style:parent-style-name="Absatz-Standardschriftart" style:family="text">
      <style:text-properties fo:language="en" fo:country="US"/>
    </style:style>
    <style:style style:name="P237" style:parent-style-name="CommentText" style:family="paragraph">
      <style:paragraph-properties fo:text-align="start" fo:text-indent="0in"/>
    </style:style>
    <style:style style:name="T238" style:parent-style-name="Absatz-Standardschriftart" style:family="text">
      <style:text-properties fo:language="en" fo:country="US"/>
    </style:style>
    <style:style style:name="T239" style:parent-style-name="DefaultParagraphFont" style:family="text">
      <style:text-properties fo:language="en" fo:country="US"/>
    </style:style>
    <style:style style:name="T240" style:parent-style-name="DefaultParagraphFont" style:family="text">
      <style:text-properties fo:language="en" fo:country="US"/>
    </style:style>
    <style:style style:name="P241" style:parent-style-name="CommentText" style:family="paragraph">
      <style:paragraph-properties fo:text-align="start" fo:text-indent="0in"/>
    </style:style>
    <style:style style:name="T242" style:parent-style-name="DefaultParagraphFont" style:family="text">
      <style:text-properties fo:language="en" fo:country="US"/>
    </style:style>
    <style:style style:name="T243" style:parent-style-name="DefaultParagraphFont" style:family="text">
      <style:text-properties fo:language="en" fo:country="US"/>
    </style:style>
    <style:style style:name="T244" style:parent-style-name="Absatz-Standardschriftart" style:family="text">
      <style:text-properties fo:language="en" fo:country="US"/>
    </style:style>
    <style:style style:name="T245" style:parent-style-name="DefaultParagraphFont" style:family="text">
      <style:text-properties fo:language="en" fo:country="US"/>
    </style:style>
    <style:style style:name="T246" style:parent-style-name="Absatz-Standardschriftart" style:family="text">
      <style:text-properties fo:language="en" fo:country="US"/>
    </style:style>
    <style:style style:name="T247" style:parent-style-name="DefaultParagraphFont" style:family="text">
      <style:text-properties fo:language="en" fo:country="US"/>
    </style:style>
    <style:style style:name="T248" style:parent-style-name="DefaultParagraphFont" style:family="text">
      <style:text-properties fo:language="en" fo:country="US"/>
    </style:style>
    <style:style style:name="T249" style:parent-style-name="Absatz-Standardschriftart" style:family="text">
      <style:text-properties fo:language="en" fo:country="US"/>
    </style:style>
    <style:style style:name="T250" style:parent-style-name="Absatz-Standardschriftart" style:family="text">
      <style:text-properties fo:language="en" fo:country="US"/>
    </style:style>
    <style:style style:name="T251" style:parent-style-name="Absatz-Standardschriftart" style:family="text">
      <style:text-properties fo:language="en" fo:country="US"/>
    </style:style>
    <style:style style:name="T252" style:parent-style-name="DefaultParagraphFont" style:family="text">
      <style:text-properties fo:language="en" fo:country="US"/>
    </style:style>
    <style:style style:name="T253" style:parent-style-name="Absatz-Standardschriftart" style:family="text">
      <style:text-properties fo:language="en" fo:country="US"/>
    </style:style>
    <style:style style:name="P254" style:parent-style-name="CommentText" style:family="paragraph">
      <style:paragraph-properties fo:text-align="start" fo:text-indent="0in"/>
    </style:style>
    <style:style style:name="T255" style:parent-style-name="Absatz-Standardschriftart" style:family="text">
      <style:text-properties fo:language="en" fo:country="US"/>
    </style:style>
    <style:style style:name="T256" style:parent-style-name="Absatz-Standardschriftart" style:family="text">
      <style:text-properties fo:language="en" fo:country="US"/>
    </style:style>
    <style:style style:name="T257" style:parent-style-name="Absatz-Standardschriftart" style:family="text">
      <style:text-properties fo:language="en" fo:country="US"/>
    </style:style>
    <style:style style:name="P258" style:parent-style-name="CommentText" style:family="paragraph">
      <style:paragraph-properties fo:text-align="start" fo:text-indent="0in"/>
    </style:style>
    <style:style style:name="T259" style:parent-style-name="Absatz-Standardschriftart" style:family="text">
      <style:text-properties fo:language="en" fo:country="US"/>
    </style:style>
    <style:style style:name="T260" style:parent-style-name="Absatz-Standardschriftart" style:family="text">
      <style:text-properties fo:language="en" fo:country="US"/>
    </style:style>
    <style:style style:name="T261" style:parent-style-name="Absatz-Standardschriftart" style:family="text">
      <style:text-properties fo:language="en" fo:country="US"/>
    </style:style>
    <style:style style:name="T262" style:parent-style-name="DefaultParagraphFont" style:family="text">
      <style:text-properties fo:language="en" fo:country="US"/>
    </style:style>
    <style:style style:name="T263" style:parent-style-name="DefaultParagraphFont" style:family="text">
      <style:text-properties fo:language="en" fo:country="US"/>
    </style:style>
    <style:style style:name="T264" style:parent-style-name="DefaultParagraphFont" style:family="text">
      <style:text-properties fo:language="en" fo:country="US"/>
    </style:style>
    <style:style style:name="T265" style:parent-style-name="DefaultParagraphFont" style:family="text">
      <style:text-properties fo:language="en" fo:country="US"/>
    </style:style>
    <style:style style:name="T266" style:parent-style-name="DefaultParagraphFont" style:family="text">
      <style:text-properties fo:language="en" fo:country="US"/>
    </style:style>
    <style:style style:name="T267" style:parent-style-name="DefaultParagraphFont" style:family="text">
      <style:text-properties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T270" style:parent-style-name="DefaultParagraphFont" style:family="text">
      <style:text-properties fo:language="en" fo:country="US"/>
    </style:style>
    <style:style style:name="T271" style:parent-style-name="DefaultParagraphFont" style:family="text">
      <style:text-properties fo:language="en" fo:country="US"/>
    </style:style>
    <style:style style:name="T272" style:parent-style-name="DefaultParagraphFont" style:family="text">
      <style:text-properties fo:language="en" fo:country="US"/>
    </style:style>
    <style:style style:name="P273" style:parent-style-name="Normal" style:family="paragraph">
      <style:text-properties fo:language="en" fo:country="US"/>
    </style:style>
    <style:style style:name="P274" style:parent-style-name="Normal" style:family="paragraph">
      <style:text-properties fo:language="en" fo:country="US"/>
    </style:style>
    <style:style style:name="P275" style:parent-style-name="Normal" style:family="paragraph">
      <style:text-properties fo:language="en" fo:country="US"/>
    </style:style>
    <style:style style:name="P27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T278" style:parent-style-name="DefaultParagraphFont" style:family="text">
      <style:text-properties fo:language="en" fo:country="US"/>
    </style:style>
    <style:style style:name="T279" style:parent-style-name="DefaultParagraphFont" style:family="text">
      <style:text-properties fo:language="en" fo:country="US"/>
    </style:style>
    <style:style style:name="T280" style:parent-style-name="DefaultParagraphFont" style:family="text">
      <style:text-properties fo:language="en" fo:country="US"/>
    </style:style>
    <style:style style:name="T281" style:parent-style-name="DefaultParagraphFont" style:family="text">
      <style:text-properties fo:language="en" fo:country="US"/>
    </style:style>
    <style:style style:name="T282" style:parent-style-name="DefaultParagraphFont" style:family="text">
      <style:text-properties fo:language="en" fo:country="US"/>
    </style:style>
    <style:style style:name="T283" style:parent-style-name="DefaultParagraphFont" style:family="text">
      <style:text-properties fo:language="en" fo:country="US"/>
    </style:style>
    <style:style style:name="T284" style:parent-style-name="DefaultParagraphFont" style:family="text">
      <style:text-properties fo:language="en" fo:country="US"/>
    </style:style>
    <style:style style:name="T285" style:parent-style-name="DefaultParagraphFont" style:family="text">
      <style:text-properties fo:language="en" fo:country="US"/>
    </style:style>
    <style:style style:name="P286" style:parent-style-name="CommentText1" style:family="paragraph">
      <style:paragraph-properties fo:text-align="start" fo:text-indent="0in"/>
    </style:style>
    <style:style style:name="T287" style:parent-style-name="DefaultParagraphFont" style:family="text">
      <style:text-properties fo:language="en" fo:country="US"/>
    </style:style>
    <style:style style:name="T288" style:parent-style-name="DefaultParagraphFont" style:family="text">
      <style:text-properties fo:font-size="10pt" style:font-size-asian="10pt" style:font-size-complex="10pt"/>
    </style:style>
    <style:style style:name="T289" style:parent-style-name="DefaultParagraphFont" style:family="text">
      <style:text-properties fo:language="en" fo:country="US"/>
    </style:style>
    <style:style style:name="T290" style:parent-style-name="Absatz-Standardschriftart" style:family="text">
      <style:text-properties fo:language="da" fo:country="DK"/>
    </style:style>
    <style:style style:name="T291" style:parent-style-name="Absatz-Standardschriftart" style:family="text">
      <style:text-properties fo:language="en" fo:country="U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asian="Times New Roman" style:use-window-font-color="true" style:letter-kerning="false" fo:language="en" fo:country="US" style:language-asian="de" style:country-asian="DE"/>
    </style:style>
    <style:style style:name="T295" style:parent-style-name="DefaultParagraphFont" style:family="text">
      <style:text-properties style:font-name-asian="Times New Roman" style:use-window-font-color="true" style:letter-kerning="false" fo:language="en" fo:country="US" style:language-asian="de" style:country-asian="DE"/>
    </style:style>
    <style:style style:name="T296" style:parent-style-name="DefaultParagraphFont" style:family="text">
      <style:text-properties style:font-name-asian="Times New Roman" style:use-window-font-color="true" style:letter-kerning="false" fo:language="en" fo:country="US" style:language-asian="de" style:country-asian="DE"/>
    </style:style>
    <style:style style:name="T297" style:parent-style-name="DefaultParagraphFont" style:family="text">
      <style:text-properties style:font-name-asian="Times New Roman" fo:font-weight="bold" style:font-weight-asian="bold" style:font-weight-complex="bold" style:use-window-font-color="true" style:letter-kerning="false" fo:language="en" fo:country="US" style:language-asian="de" style:country-asian="DE"/>
    </style:style>
    <style:style style:name="T298" style:parent-style-name="DefaultParagraphFont" style:family="text">
      <style:text-properties style:font-name-asian="Times New Roman" style:use-window-font-color="true" style:letter-kerning="false" fo:language="en" fo:country="US" style:language-asian="de" style:country-asian="DE"/>
    </style:style>
    <style:style style:name="T299" style:parent-style-name="DefaultParagraphFont" style:family="text">
      <style:text-properties style:font-name-asian="Times New Roman" style:use-window-font-color="true" style:letter-kerning="false" fo:language="en" fo:country="US" style:language-asian="de" style:country-asian="DE"/>
    </style:style>
    <style:style style:name="T300" style:parent-style-name="DefaultParagraphFont" style:family="text">
      <style:text-properties style:font-name-asian="Times New Roman" fo:font-weight="bold" style:font-weight-asian="bold" style:font-weight-complex="bold" style:use-window-font-color="true" style:letter-kerning="false" fo:language="en" fo:country="US" style:language-asian="de" style:country-asian="DE"/>
    </style:style>
    <style:style style:name="T301" style:parent-style-name="DefaultParagraphFont" style:family="text">
      <style:text-properties style:font-name-asian="Times New Roman" style:use-window-font-color="true" style:letter-kerning="false" fo:language="en" fo:country="US" style:language-asian="de" style:country-asian="DE"/>
    </style:style>
    <style:style style:name="T302" style:parent-style-name="DefaultParagraphFont" style:family="text">
      <style:text-properties fo:language="en" fo:country="US"/>
    </style:style>
    <style:style style:name="P3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4" style:parent-style-name="Heading2" style:family="paragraph">
      <style:text-properties fo:language="en" fo:country="US"/>
    </style:style>
    <style:style style:name="T305" style:parent-style-name="Absatz-Standardschriftart" style:family="text">
      <style:text-properties fo:language="en" fo:country="US"/>
    </style:style>
    <style:style style:name="T306" style:parent-style-name="DefaultParagraphFont" style:family="text">
      <style:text-properties fo:language="en" fo:country="US"/>
    </style:style>
    <style:style style:name="T307" style:parent-style-name="DefaultParagraphFont" style:family="text">
      <style:text-properties fo:language="en" fo:country="US" style:language-asian="de" style:country-asian="DE"/>
    </style:style>
    <style:style style:name="P308" style:parent-style-name="Normal" style:family="paragraph">
      <style:text-properties fo:language="en" fo:country="US" style:language-asian="de" style:country-asian="DE"/>
    </style:style>
    <style:style style:name="P309" style:parent-style-name="Normal" style:family="paragraph">
      <style:text-properties fo:language="en" fo:country="US"/>
    </style:style>
    <style:style style:name="P310" style:parent-style-name="Normal" style:family="paragraph">
      <style:text-properties fo:language="en" fo:country="US"/>
    </style:style>
    <style:style style:name="P3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2" style:parent-style-name="Standard" style:family="paragraph">
      <style:paragraph-properties fo:text-align="start" fo:text-indent="0in"/>
    </style:style>
    <style:style style:name="T313" style:parent-style-name="Absatz-Standardschriftart" style:family="text">
      <style:text-properties style:font-name="Times New Roman" fo:font-size="12pt" style:font-size-asian="12pt" style:font-size-complex="12pt" fo:language="en" fo:country="US"/>
    </style:style>
    <style:style style:name="T314" style:parent-style-name="Absatz-Standardschriftart" style:family="text">
      <style:text-properties style:font-name="Times New Roman" fo:font-size="12pt" style:font-size-asian="12pt" style:font-size-complex="12pt" fo:language="en" fo:country="US"/>
    </style:style>
    <style:style style:name="T315" style:parent-style-name="Absatz-Standardschriftart" style:family="text">
      <style:text-properties style:font-name="Times New Roman" fo:font-size="12pt" style:font-size-asian="12pt" style:font-size-complex="12pt" fo:language="en" fo:country="US"/>
    </style:style>
    <style:style style:name="T316" style:parent-style-name="Absatz-Standardschriftart" style:family="text">
      <style:text-properties style:font-name="Times New Roman" fo:font-size="12pt" style:font-size-asian="12pt" style:font-size-complex="12pt" fo:language="en" fo:country="US"/>
    </style:style>
    <style:style style:name="T317" style:parent-style-name="Absatz-Standardschriftart" style:family="text">
      <style:text-properties style:font-name="Times New Roman" fo:font-size="12pt" style:font-size-asian="12pt" style:font-size-complex="12pt" fo:language="en" fo:country="US"/>
    </style:style>
    <style:style style:name="T318" style:parent-style-name="Absatz-Standardschriftart" style:family="text">
      <style:text-properties style:font-name="Times New Roman" fo:font-size="12pt" style:font-size-asian="12pt" style:font-size-complex="12pt" fo:language="en" fo:country="US" style:language-asian="de" style:country-asian="DE"/>
    </style:style>
    <style:style style:name="T319" style:parent-style-name="Absatz-Standardschriftart" style:family="text">
      <style:text-properties style:font-name="Times New Roman" fo:font-size="12pt" style:font-size-asian="12pt" style:font-size-complex="12pt" fo:language="en" fo:country="US" style:language-asian="de" style:country-asian="DE"/>
    </style:style>
    <style:style style:name="T320" style:parent-style-name="Absatz-Standardschriftart" style:family="text">
      <style:text-properties style:font-name="Times New Roman" fo:font-size="12pt" style:font-size-asian="12pt" style:font-size-complex="12pt" fo:language="en" fo:country="US" style:language-asian="de" style:country-asian="DE"/>
    </style:style>
    <style:style style:name="T321" style:parent-style-name="Absatz-Standardschriftart" style:family="text">
      <style:text-properties style:font-name="Times New Roman" fo:font-size="12pt" style:font-size-asian="12pt" style:font-size-complex="12pt" fo:language="en" fo:country="US" style:language-asian="de" style:country-asian="DE"/>
    </style:style>
    <style:style style:name="T322" style:parent-style-name="Absatz-Standardschriftart" style:family="text">
      <style:text-properties style:font-name="Times New Roman" fo:font-size="12pt" style:font-size-asian="12pt" style:font-size-complex="12pt" fo:language="en" fo:country="US" style:language-asian="de" style:country-asian="DE"/>
    </style:style>
    <style:style style:name="P3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5" style:parent-style-name="Standard" style:family="paragraph">
      <style:paragraph-properties fo:text-align="start" fo:text-indent="0in"/>
    </style:style>
    <style:style style:name="T326" style:parent-style-name="Absatz-Standardschriftart" style:family="text">
      <style:text-properties style:font-name="Times New Roman" fo:font-size="12pt" style:font-size-asian="12pt" style:font-size-complex="12pt" fo:language="en" fo:country="US"/>
    </style:style>
    <style:style style:name="T3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28" style:parent-style-name="CommentText" style:family="paragraph">
      <style:paragraph-properties fo:text-align="start" fo:text-indent="0in"/>
    </style:style>
    <style:style style:name="T329" style:parent-style-name="Absatz-Standardschriftart" style:family="text">
      <style:text-properties fo:language="en" fo:country="US"/>
    </style:style>
    <style:style style:name="P330" style:parent-style-name="Standard" style:family="paragraph">
      <style:paragraph-properties fo:text-align="start" fo:text-indent="0in"/>
    </style:style>
    <style:style style:name="T331" style:parent-style-name="Absatz-Standardschriftar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Absatz-Standardschriftart" style:family="text">
      <style:text-properties fo:language="en" fo:country="US"/>
    </style:style>
    <style:style style:name="T334" style:parent-style-name="Absatz-Standardschriftart" style:family="text">
      <style:text-properties style:font-name="Times New Roman" fo:font-size="12pt" style:font-size-asian="12pt" style:font-size-complex="12pt" fo:language="en" fo:country="US"/>
    </style:style>
    <style:style style:name="P3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6" style:parent-style-name="Standard" style:list-style-name="LFO1" style:family="paragraph">
      <style:paragraph-properties fo:text-align="start"/>
    </style:style>
    <style:style style:name="T337" style:parent-style-name="Absatz-Standardschriftart" style:family="text">
      <style:text-properties style:font-name="Times New Roman" fo:font-size="12pt" style:font-size-asian="12pt" style:font-size-complex="12pt" fo:language="en" fo:country="US"/>
    </style:style>
    <style:style style:name="P338" style:parent-style-name="Standard" style:list-style-name="LFO1" style:family="paragraph">
      <style:paragraph-properties fo:text-align="start"/>
    </style:style>
    <style:style style:name="T339" style:parent-style-name="Absatz-Standardschriftart" style:family="text">
      <style:text-properties style:font-name="Times New Roman" fo:font-size="12pt" style:font-size-asian="12pt" style:font-size-complex="12pt" fo:language="en" fo:country="US"/>
    </style:style>
    <style:style style:name="T340" style:parent-style-name="Absatz-Standardschriftart" style:family="text">
      <style:text-properties style:font-name="Times New Roman"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Absatz-Standardschriftart" style:family="text">
      <style:text-properties fo:language="en" fo:country="US"/>
    </style:style>
    <style:style style:name="P343" style:parent-style-name="CommentText" style:family="paragraph">
      <style:paragraph-properties fo:text-align="start" fo:text-indent="0in"/>
    </style:style>
    <style:style style:name="T344" style:parent-style-name="Absatz-Standardschriftart" style:family="text">
      <style:text-properties fo:language="en" fo:country="US"/>
    </style:style>
    <style:style style:name="T345" style:parent-style-name="Absatz-Standardschriftart" style:family="text">
      <style:text-properties style:font-name="Times New Roman" fo:font-size="12pt" style:font-size-asian="12pt" style:font-size-complex="12pt" fo:language="en" fo:country="US"/>
    </style:style>
    <style:style style:name="P346" style:parent-style-name="Standard" style:list-style-name="LFO1" style:family="paragraph">
      <style:paragraph-properties fo:text-align="start"/>
    </style:style>
    <style:style style:name="T347" style:parent-style-name="Absatz-Standardschriftart" style:family="text">
      <style:text-properties style:font-name="Times New Roman" fo:font-size="12pt" style:font-size-asian="12pt" style:font-size-complex="12pt" fo:language="en" fo:country="US"/>
    </style:style>
    <style:style style:name="P348" style:parent-style-name="Standard" style:list-style-name="LFO2" style:family="paragraph">
      <style:paragraph-properties fo:text-align="start"/>
    </style:style>
    <style:style style:name="T349" style:parent-style-name="Absatz-Standardschriftart" style:family="text">
      <style:text-properties style:font-name="Times New Roman" fo:font-size="12pt" style:font-size-asian="12pt" style:font-size-complex="12pt" fo:language="en" fo:country="US"/>
    </style:style>
    <style:style style:name="T350" style:parent-style-name="Absatz-Standardschriftart" style:family="text">
      <style:text-properties style:font-name="Times New Roman"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Absatz-Standardschriftart" style:family="text">
      <style:text-properties style:font-name="Times New Roman" fo:font-size="12pt" style:font-size-asian="12pt" style:font-size-complex="12pt" fo:language="en" fo:country="US"/>
    </style:style>
    <style:style style:name="P353" style:parent-style-name="Standard" style:list-style-name="LFO2" style:family="paragraph">
      <style:paragraph-properties fo:text-align="start"/>
    </style:style>
    <style:style style:name="T354" style:parent-style-name="Absatz-Standardschriftart" style:family="text">
      <style:text-properties style:font-name="Times New Roman" fo:font-size="12pt" style:font-size-asian="12pt" style:font-size-complex="12pt" fo:language="en" fo:country="US"/>
    </style:style>
    <style:style style:name="T355" style:parent-style-name="Absatz-Standardschriftart" style:family="text">
      <style:text-properties fo:language="en" fo:country="US"/>
    </style:style>
    <style:style style:name="P356" style:parent-style-name="Standard" style:list-style-name="LFO1" style:family="paragraph">
      <style:paragraph-properties fo:text-align="start"/>
    </style:style>
    <style:style style:name="T357" style:parent-style-name="Absatz-Standardschriftart" style:family="text">
      <style:text-properties style:font-name="Times New Roman" fo:font-size="12pt" style:font-size-asian="12pt" style:font-size-complex="12pt" fo:language="en" fo:country="US"/>
    </style:style>
    <style:style style:name="P358" style:parent-style-name="Standard" style:list-style-name="LFO3" style:family="paragraph">
      <style:paragraph-properties fo:text-align="start"/>
    </style:style>
    <style:style style:name="T359" style:parent-style-name="Absatz-Standardschriftart" style:family="text">
      <style:text-properties style:font-name="Times New Roman" fo:font-size="12pt" style:font-size-asian="12pt" style:font-size-complex="12pt" fo:language="en" fo:country="US"/>
    </style:style>
    <style:style style:name="T360" style:parent-style-name="Absatz-Standardschriftart" style:family="text">
      <style:text-properties style:font-name="Times New Roman"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Absatz-Standardschriftart" style:family="text">
      <style:text-properties style:font-name="Times New Roman" fo:font-size="12pt" style:font-size-asian="12pt" style:font-size-complex="12pt" fo:language="en" fo:country="US"/>
    </style:style>
    <style:style style:name="P363" style:parent-style-name="Standard" style:list-style-name="LFO3" style:family="paragraph">
      <style:paragraph-properties fo:text-align="start"/>
    </style:style>
    <style:style style:name="T364" style:parent-style-name="Absatz-Standardschriftart" style:family="text">
      <style:text-properties style:font-name="Times New Roman" fo:font-size="12pt" style:font-size-asian="12pt" style:font-size-complex="12pt" fo:language="en" fo:country="US"/>
    </style:style>
    <style:style style:name="P365" style:parent-style-name="Normal" style:family="paragraph">
      <style:text-properties fo:language="en" fo:country="US"/>
    </style:style>
    <style:style style:name="P366" style:parent-style-name="Normal" style:family="paragraph">
      <style:text-properties fo:language="en" fo:country="US"/>
    </style:style>
    <style:style style:name="P367" style:parent-style-name="Normal" style:family="paragraph">
      <style:paragraph-properties fo:text-indent="0in"/>
      <style:text-properties fo:language="en" fo:country="US"/>
    </style:style>
    <style:style style:name="P368" style:parent-style-name="Normal" style:family="paragraph">
      <style:text-properties fo:language="en" fo:country="US"/>
    </style:style>
    <style:style style:name="P369" style:parent-style-name="Normal" style:family="paragraph">
      <style:text-properties fo:language="en" fo:country="US"/>
    </style:style>
    <style:style style:name="P370" style:parent-style-name="Normal" style:family="paragraph">
      <style:text-properties fo:language="en" fo:country="US"/>
    </style:style>
    <style:style style:name="P371" style:parent-style-name="Normal" style:family="paragraph">
      <style:paragraph-properties fo:text-indent="0in"/>
      <style:text-properties fo:language="en" fo:country="US"/>
    </style:style>
    <style:style style:name="P372" style:parent-style-name="Normal" style:family="paragraph">
      <style:text-properties fo:language="en" fo:country="US"/>
    </style:style>
    <style:style style:name="P373" style:parent-style-name="Heading1" style:family="paragraph">
      <style:text-properties fo:language="en" fo:country="US"/>
    </style:style>
    <style:style style:name="P374"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75"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76" style:parent-style-name="Normal" style:family="paragraph">
      <style:paragraph-properties fo:border="0.0034in solid #FFFFFF" fo:padding="0.4305in" style:shadow="#000000 0.0034in 0.0034in" fo:text-indent="0in"/>
      <style:text-properties style:font-name-asian="Times New Roman" fo:font-weight="bold" style:font-weight-asian="bold" style:font-weight-complex="bold" fo:language="en" fo:country="US"/>
    </style:style>
    <style:style style:name="P377" style:parent-style-name="Normal" style:family="paragraph">
      <style:paragraph-properties fo:border="0.0034in solid #FFFFFF" fo:padding="0.4305in" style:shadow="#000000 0.0034in 0.0034in" fo:text-indent="0in"/>
    </style:style>
    <style:style style:name="T378" style:parent-style-name="DefaultParagraphFont" style:family="text">
      <style:text-properties style:font-name-asian="Times New Roman" fo:language="en" fo:country="US"/>
    </style:style>
    <style:style style:name="T379" style:parent-style-name="DefaultParagraphFont" style:family="text">
      <style:text-properties style:font-name-asian="Gungsuh" fo:language="en" fo:country="US"/>
    </style:style>
    <style:style style:name="P380"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81"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82"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83" style:parent-style-name="Normal" style:family="paragraph">
      <style:paragraph-properties fo:border="0.0034in solid #FFFFFF" fo:padding="0.4305in" style:shadow="#000000 0.0034in 0.0034in" fo:text-indent="0in"/>
    </style:style>
    <style:style style:name="T384" style:parent-style-name="DefaultParagraphFont" style:family="text">
      <style:text-properties style:font-name-asian="Times New Roman" fo:background-color="#FFFF00" fo:language="en" fo:country="US"/>
    </style:style>
    <style:style style:name="T385" style:parent-style-name="DefaultParagraphFont" style:family="text">
      <style:text-properties style:font-name-asian="Times New Roman" fo:language="en" fo:country="US"/>
    </style:style>
    <style:style style:name="P386"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87" style:parent-style-name="Normal" style:family="paragraph">
      <style:paragraph-properties fo:border="0.0034in solid #FFFFFF" fo:padding="0.4305in" style:shadow="#000000 0.0034in 0.0034in" fo:text-indent="0in"/>
    </style:style>
    <style:style style:name="T388" style:parent-style-name="DefaultParagraphFont" style:family="text">
      <style:text-properties style:font-name-asian="Times New Roman" fo:font-weight="bold" style:font-weight-asian="bold" fo:language="en" fo:country="US"/>
    </style:style>
    <style:style style:name="P389"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90"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391" style:parent-style-name="Normal" style:family="paragraph">
      <style:paragraph-properties fo:border="0.0034in solid #FFFFFF" fo:padding="0.4305in" style:shadow="#000000 0.0034in 0.0034in" fo:text-indent="0in"/>
    </style:style>
    <style:style style:name="T392" style:parent-style-name="DefaultParagraphFont" style:family="text">
      <style:text-properties style:font-name-asian="Times New Roman" fo:font-weight="bold" style:font-weight-asian="bold" fo:language="en" fo:country="US"/>
    </style:style>
    <style:style style:name="P393" style:parent-style-name="Normal" style:family="paragraph">
      <style:paragraph-properties fo:border="0.0034in solid #FFFFFF" fo:padding="0.4305in" style:shadow="#000000 0.0034in 0.0034in" fo:text-indent="0in"/>
    </style:style>
    <style:style style:name="T394" style:parent-style-name="DefaultParagraphFont" style:family="text">
      <style:text-properties style:font-name-asian="Times New Roman" fo:language="en" fo:country="US"/>
    </style:style>
    <style:style style:name="T395" style:parent-style-name="DefaultParagraphFont" style:family="text">
      <style:text-properties style:font-name-asian="Times New Roman" fo:language="en" fo:country="US"/>
    </style:style>
    <style:style style:name="P396" style:parent-style-name="CommentText" style:family="paragraph">
      <style:paragraph-properties fo:text-align="start" fo:text-indent="0in"/>
    </style:style>
    <style:style style:name="T397" style:parent-style-name="DefaultParagraphFont" style:family="text">
      <style:text-properties style:font-name-asian="Times New Roman" fo:language="en" fo:country="US"/>
    </style:style>
    <style:style style:name="P398"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99"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00"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01"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02"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03" style:parent-style-name="Normal" style:family="paragraph">
      <style:paragraph-properties fo:border="0.0034in solid #FFFFFF" fo:padding="0.4305in" style:shadow="#000000 0.0034in 0.0034in" fo:text-indent="0in"/>
    </style:style>
    <style:style style:name="T404" style:parent-style-name="DefaultParagraphFont" style:family="text">
      <style:text-properties style:font-name-asian="Times New Roman" fo:font-weight="bold" style:font-weight-asian="bold" fo:language="en" fo:country="US"/>
    </style:style>
    <style:style style:name="P405" style:parent-style-name="Normal" style:family="paragraph">
      <style:paragraph-properties fo:border="0.0034in solid #FFFFFF" fo:padding="0.4305in" style:shadow="#000000 0.0034in 0.0034in" fo:text-indent="0in"/>
    </style:style>
    <style:style style:name="T406" style:parent-style-name="DefaultParagraphFont" style:family="text">
      <style:text-properties style:font-name-asian="Times New Roman" fo:language="en" fo:country="US"/>
    </style:style>
    <style:style style:name="T407" style:parent-style-name="DefaultParagraphFont" style:family="text">
      <style:text-properties style:font-name-asian="Gungsuh" fo:language="en" fo:country="US"/>
    </style:style>
    <style:style style:name="T408" style:parent-style-name="DefaultParagraphFont" style:family="text">
      <style:text-properties style:font-name-asian="Times New Roman" fo:language="en" fo:country="US"/>
    </style:style>
    <style:style style:name="P409"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10" style:parent-style-name="Normal" style:family="paragraph">
      <style:paragraph-properties fo:border="0.0034in solid #FFFFFF" fo:padding="0.4305in" style:shadow="#000000 0.0034in 0.0034in" fo:text-indent="0.4916in"/>
    </style:style>
    <style:style style:name="T411" style:parent-style-name="DefaultParagraphFont" style:family="text">
      <style:text-properties style:font-name-asian="Times New Roman" fo:font-weight="bold" style:font-weight-asian="bold" fo:language="en" fo:country="US"/>
    </style:style>
    <style:style style:name="P412"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13"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14"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15"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16" style:parent-style-name="Normal" style:family="paragraph">
      <style:paragraph-properties fo:border="0.0034in solid #FFFFFF" fo:padding="0.4305in" style:shadow="#000000 0.0034in 0.0034in" fo:text-indent="0.4916in"/>
    </style:style>
    <style:style style:name="T417" style:parent-style-name="DefaultParagraphFont" style:family="text">
      <style:text-properties style:font-name-asian="Times New Roman" fo:language="en" fo:country="US"/>
    </style:style>
    <style:style style:name="T418" style:parent-style-name="DefaultParagraphFont" style:family="text">
      <style:text-properties style:font-name-asian="Times New Roman" fo:language="en" fo:country="US"/>
    </style:style>
    <style:style style:name="P419" style:parent-style-name="CommentText" style:family="paragraph">
      <style:paragraph-properties fo:text-align="start" fo:text-indent="0in"/>
    </style:style>
    <style:style style:name="T420" style:parent-style-name="DefaultParagraphFont" style:family="text">
      <style:text-properties style:font-name-asian="Times New Roman" fo:language="en" fo:country="US"/>
    </style:style>
    <style:style style:name="P421"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22" style:parent-style-name="Normal" style:family="paragraph">
      <style:paragraph-properties fo:border="0.0034in solid #FFFFFF" fo:padding="0.4305in" style:shadow="#000000 0.0034in 0.0034in" fo:text-indent="0.4916in"/>
    </style:style>
    <style:style style:name="T423" style:parent-style-name="DefaultParagraphFont" style:family="text">
      <style:text-properties style:font-name-asian="Times New Roman" fo:font-weight="bold" style:font-weight-asian="bold" fo:language="en" fo:country="US"/>
    </style:style>
    <style:style style:name="P424"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25"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26" style:parent-style-name="Normal" style:family="paragraph">
      <style:paragraph-properties fo:border="0.0034in solid #FFFFFF" fo:padding="0.4305in" style:shadow="#000000 0.0034in 0.0034in" fo:text-indent="0in"/>
    </style:style>
    <style:style style:name="T427" style:parent-style-name="DefaultParagraphFont" style:family="text">
      <style:text-properties style:font-name-asian="Times New Roman" fo:language="en" fo:country="US"/>
    </style:style>
    <style:style style:name="T428" style:parent-style-name="DefaultParagraphFont" style:family="text">
      <style:text-properties style:font-name-asian="Times New Roman" fo:font-weight="bold" style:font-weight-asian="bold" fo:language="en" fo:country="US"/>
    </style:style>
    <style:style style:name="T429" style:parent-style-name="DefaultParagraphFont" style:family="text">
      <style:text-properties style:font-name-asian="Times New Roman" fo:language="en" fo:country="US"/>
    </style:style>
    <style:style style:name="T430" style:parent-style-name="DefaultParagraphFont" style:family="text">
      <style:text-properties style:font-name-asian="Times New Roman" fo:language="en" fo:country="US"/>
    </style:style>
    <style:style style:name="P431"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32"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33" style:parent-style-name="Normal" style:family="paragraph">
      <style:paragraph-properties fo:border="0.0034in solid #FFFFFF" fo:padding="0.4305in" style:shadow="#000000 0.0034in 0.0034in" fo:text-indent="0.4916in"/>
    </style:style>
    <style:style style:name="T434" style:parent-style-name="DefaultParagraphFont" style:family="text">
      <style:text-properties style:font-name-asian="Times New Roman" fo:font-weight="bold" style:font-weight-asian="bold" fo:language="en" fo:country="US"/>
    </style:style>
    <style:style style:name="P435"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36"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37"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38"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39"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40"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41"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42"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43"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44"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45"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46" style:parent-style-name="Normal" style:family="paragraph">
      <style:paragraph-properties fo:border="0.0034in solid #FFFFFF" fo:padding="0.4305in" style:shadow="#000000 0.0034in 0.0034in" fo:text-indent="0in"/>
    </style:style>
    <style:style style:name="T447" style:parent-style-name="DefaultParagraphFont" style:family="text">
      <style:text-properties style:font-name-asian="Times New Roman" fo:language="en" fo:country="US"/>
    </style:style>
    <style:style style:name="T448" style:parent-style-name="DefaultParagraphFont" style:family="text">
      <style:text-properties style:font-name-asian="Times New Roman" fo:language="en" fo:country="US"/>
    </style:style>
    <style:style style:name="T449" style:parent-style-name="DefaultParagraphFont" style:family="text">
      <style:text-properties style:font-name-asian="Gungsuh" fo:language="en" fo:country="US"/>
    </style:style>
    <style:style style:name="P450"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51"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52" style:parent-style-name="Normal" style:family="paragraph">
      <style:paragraph-properties fo:border="0.0034in solid #FFFFFF" fo:padding="0.4305in" style:shadow="#000000 0.0034in 0.0034in" fo:text-indent="0in"/>
    </style:style>
    <style:style style:name="T453" style:parent-style-name="DefaultParagraphFont" style:family="text">
      <style:text-properties style:font-name-asian="Times New Roman" fo:language="en" fo:country="US"/>
    </style:style>
    <style:style style:name="T454" style:parent-style-name="DefaultParagraphFont" style:family="text">
      <style:text-properties style:font-name-asian="Gungsuh" fo:language="en" fo:country="US"/>
    </style:style>
    <style:style style:name="P455"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56"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57" style:parent-style-name="Normal" style:family="paragraph">
      <style:paragraph-properties fo:border="0.0034in solid #FFFFFF" fo:padding="0.4305in" style:shadow="#000000 0.0034in 0.0034in" fo:text-indent="0in"/>
      <style:text-properties fo:language="en" fo:country="US"/>
    </style:style>
    <style:style style:name="P458"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59" style:parent-style-name="Normal" style:family="paragraph">
      <style:paragraph-properties fo:border="0.0034in solid #FFFFFF" fo:padding="0.4305in" style:shadow="#000000 0.0034in 0.0034in" fo:text-indent="0.4916in"/>
    </style:style>
    <style:style style:name="T460" style:parent-style-name="DefaultParagraphFont" style:family="text">
      <style:text-properties style:font-name-asian="Times New Roman" fo:language="en" fo:country="US"/>
    </style:style>
    <style:style style:name="P461"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62" style:parent-style-name="Normal" style:family="paragraph">
      <style:paragraph-properties fo:border="0.0034in solid #FFFFFF" fo:padding="0.4305in" style:shadow="#000000 0.0034in 0.0034in" fo:text-indent="0.4916in"/>
    </style:style>
    <style:style style:name="T463" style:parent-style-name="DefaultParagraphFont" style:family="text">
      <style:text-properties style:font-name-asian="Times New Roman" fo:language="en" fo:country="US"/>
    </style:style>
    <style:style style:name="T464" style:parent-style-name="DefaultParagraphFont" style:family="text">
      <style:text-properties style:font-name-asian="Gungsuh" fo:language="en" fo:country="US"/>
    </style:style>
    <style:style style:name="T465" style:parent-style-name="DefaultParagraphFont" style:family="text">
      <style:text-properties style:font-name-asian="Times New Roman" fo:language="en" fo:country="US"/>
    </style:style>
    <style:style style:name="P466" style:parent-style-name="Normal" style:family="paragraph">
      <style:paragraph-properties fo:border="0.0034in solid #FFFFFF" fo:padding="0.4305in" style:shadow="#000000 0.0034in 0.0034in" fo:text-indent="0in"/>
    </style:style>
    <style:style style:name="T467" style:parent-style-name="DefaultParagraphFont" style:family="text">
      <style:text-properties style:font-name-asian="Times New Roman" fo:language="en" fo:country="US"/>
    </style:style>
    <style:style style:name="T468" style:parent-style-name="DefaultParagraphFont" style:family="text">
      <style:text-properties style:font-name-asian="Times New Roman" fo:language="en" fo:country="US"/>
    </style:style>
    <style:style style:name="T469" style:parent-style-name="DefaultParagraphFont" style:family="text">
      <style:text-properties style:font-name-asian="Times New Roman" fo:language="en" fo:country="US"/>
    </style:style>
    <style:style style:name="P470" style:parent-style-name="Normal" style:family="paragraph">
      <style:paragraph-properties fo:widows="0" fo:orphans="0" fo:border="0.0034in solid #FFFFFF" fo:padding="0.4305in" style:shadow="#000000 0.0034in 0.0034in" fo:line-height="100%" fo:text-indent="0in"/>
    </style:style>
    <style:style style:name="T471" style:parent-style-name="DefaultParagraphFont" style:family="text">
      <style:text-properties style:font-name="Arial" style:font-name-asian="Arial" style:font-name-complex="Arial"/>
    </style:style>
    <style:style style:name="P472" style:parent-style-name="Normal" style:family="paragraph">
      <style:paragraph-properties fo:border="0.0034in solid #FFFFFF" fo:padding="0.4305in" style:shadow="#000000 0.0034in 0.0034in" fo:text-indent="0.5in"/>
    </style:style>
    <style:style style:name="T473" style:parent-style-name="DefaultParagraphFont" style:family="text">
      <style:text-properties style:font-name-asian="Times New Roman" style:font-weight-complex="bold" fo:language="en" fo:country="US"/>
    </style:style>
    <style:style style:name="T474" style:parent-style-name="DefaultParagraphFont" style:family="text">
      <style:text-properties style:font-name-asian="Times New Roman" style:font-weight-complex="bold" fo:background-color="#FFFF00" fo:language="en" fo:country="US"/>
    </style:style>
    <style:style style:name="T475" style:parent-style-name="DefaultParagraphFont" style:family="text">
      <style:text-properties style:font-name-asian="Times New Roman" style:font-weight-complex="bold" fo:background-color="#FFFF00" fo:language="en" fo:country="US"/>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T481" style:parent-style-name="DefaultParagraphFont" style:family="text">
      <style:text-properties style:font-name-asian="Times New Roman" style:font-weight-complex="bold" fo:language="en" fo:country="US"/>
    </style:style>
    <style:style style:name="T482" style:parent-style-name="DefaultParagraphFont" style:family="text">
      <style:text-properties style:font-name-asian="Times New Roman" fo:language="en" fo:country="US"/>
    </style:style>
    <style:style style:name="T483" style:parent-style-name="DefaultParagraphFont" style:family="text">
      <style:text-properties fo:language="en" fo:country="US"/>
    </style:style>
    <style:style style:name="P484"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85" style:parent-style-name="Normal" style:family="paragraph">
      <style:paragraph-properties fo:border="0.0034in solid #FFFFFF" fo:padding="0.4305in" style:shadow="#000000 0.0034in 0.0034in" fo:text-indent="0in"/>
    </style:style>
    <style:style style:name="T486" style:parent-style-name="DefaultParagraphFont" style:family="text">
      <style:text-properties style:font-name-asian="Times New Roman" fo:font-weight="bold" style:font-weight-asian="bold" fo:language="en" fo:country="US"/>
    </style:style>
    <style:style style:name="T487" style:parent-style-name="DefaultParagraphFont" style:family="text">
      <style:text-properties style:font-name-asian="Times New Roman" fo:font-weight="bold" style:font-weight-asian="bold" fo:language="en" fo:country="US"/>
    </style:style>
    <style:style style:name="P488" style:parent-style-name="Normal" style:family="paragraph">
      <style:paragraph-properties fo:widows="0" fo:orphans="0" fo:border="0.0034in solid #FFFFFF" fo:padding="0.4305in" style:shadow="#000000 0.0034in 0.0034in" fo:line-height="100%" fo:text-indent="0in"/>
    </style:style>
    <style:style style:name="T489" style:parent-style-name="DefaultParagraphFont" style:family="text">
      <style:text-properties style:font-name="Arial" style:font-name-asian="Arial" style:font-name-complex="Arial"/>
    </style:style>
    <style:style style:name="P490" style:parent-style-name="Normal" style:family="paragraph">
      <style:paragraph-properties fo:widows="0" fo:orphans="0" fo:border="0.0034in solid #FFFFFF" fo:padding="0.4305in" style:shadow="#000000 0.0034in 0.0034in" fo:line-height="100%" fo:text-indent="0in"/>
      <style:text-properties style:font-name="Arial" style:font-name-asian="Arial" style:font-name-complex="Arial"/>
    </style:style>
    <style:style style:name="P491" style:parent-style-name="Normal" style:family="paragraph">
      <style:paragraph-properties fo:widows="0" fo:orphans="0" fo:border="0.0034in solid #FFFFFF" fo:padding="0.4305in" style:shadow="#000000 0.0034in 0.0034in" fo:line-height="100%" fo:text-indent="0in"/>
      <style:text-properties style:font-name="Arial" style:font-name-asian="Arial" style:font-name-complex="Arial"/>
    </style:style>
    <style:style style:name="T492" style:parent-style-name="DefaultParagraphFont" style:family="text">
      <style:text-properties style:font-name-asian="Times New Roman" fo:font-weight="bold" style:font-weight-asian="bold" fo:language="en" fo:country="US"/>
    </style:style>
    <style:style style:name="P493"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94" style:parent-style-name="Normal" style:family="paragraph">
      <style:paragraph-properties fo:border="0.0034in solid #FFFFFF" fo:padding="0.4305in" style:shadow="#000000 0.0034in 0.0034in" fo:text-indent="0in"/>
    </style:style>
    <style:style style:name="T495" style:parent-style-name="DefaultParagraphFont" style:family="text">
      <style:text-properties style:font-name-asian="Times New Roman" fo:language="en" fo:country="US"/>
    </style:style>
    <style:style style:name="T496" style:parent-style-name="DefaultParagraphFont" style:family="text">
      <style:text-properties style:font-name-asian="Times New Roman"/>
    </style:style>
    <style:style style:name="T497" style:parent-style-name="DefaultParagraphFont" style:family="text">
      <style:text-properties style:font-name-asian="Times New Roman" fo:language="en" fo:country="US"/>
    </style:style>
    <style:style style:name="T498" style:parent-style-name="DefaultParagraphFont" style:family="text">
      <style:text-properties style:font-name-asian="Times New Roman"/>
    </style:style>
    <style:style style:name="T499" style:parent-style-name="DefaultParagraphFont" style:family="text">
      <style:text-properties style:font-name-asian="Times New Roman" fo:language="en" fo:country="US"/>
    </style:style>
    <style:style style:name="T500" style:parent-style-name="DefaultParagraphFont" style:family="text">
      <style:text-properties style:font-name-asian="Times New Roman"/>
    </style:style>
    <style:style style:name="T501" style:parent-style-name="DefaultParagraphFont" style:family="text">
      <style:text-properties style:font-name-asian="Times New Roman" fo:language="en" fo:country="US"/>
    </style:style>
    <style:style style:name="P502"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03" style:parent-style-name="Normal" style:family="paragraph">
      <style:paragraph-properties fo:border="0.0034in solid #FFFFFF" fo:padding="0.4305in" style:shadow="#000000 0.0034in 0.0034in" fo:text-indent="0in"/>
    </style:style>
    <style:style style:name="T504" style:parent-style-name="DefaultParagraphFont" style:family="text">
      <style:text-properties style:font-name-asian="Times New Roman" fo:font-weight="bold" style:font-weight-asian="bold" fo:language="en" fo:country="US"/>
    </style:style>
    <style:style style:name="P505"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06"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07"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508"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09"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10"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11" style:parent-style-name="Normal" style:family="paragraph">
      <style:paragraph-properties fo:border="0.0034in solid #FFFFFF" fo:padding="0.4305in" style:shadow="#000000 0.0034in 0.0034in" fo:text-indent="0in"/>
    </style:style>
    <style:style style:name="T512" style:parent-style-name="DefaultParagraphFont" style:family="text">
      <style:text-properties style:font-name-asian="Times New Roman" fo:font-weight="bold" style:font-weight-asian="bold" fo:language="en" fo:country="US"/>
    </style:style>
    <style:style style:name="P513"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14"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15"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16"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17"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518"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519"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520"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21"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22" style:parent-style-name="Normal" style:family="paragraph">
      <style:paragraph-properties fo:border="0.0034in solid #FFFFFF" fo:padding="0.4305in" style:shadow="#000000 0.0034in 0.0034in" fo:text-indent="0in"/>
    </style:style>
    <style:style style:name="T523" style:parent-style-name="DefaultParagraphFont" style:family="text">
      <style:text-properties style:font-name-asian="Times New Roman" fo:language="en" fo:country="US"/>
    </style:style>
    <style:style style:name="T524" style:parent-style-name="DefaultParagraphFont" style:family="text">
      <style:text-properties fo:language="en" fo:country="US"/>
    </style:style>
    <style:style style:name="T525" style:parent-style-name="DefaultParagraphFont" style:family="text">
      <style:text-properties style:font-name-asian="Times New Roman" fo:language="en" fo:country="US"/>
    </style:style>
    <style:style style:name="P526"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27" style:parent-style-name="Normal" style:family="paragraph">
      <style:paragraph-properties fo:border="0.0034in solid #FFFFFF" fo:padding="0.4305in" style:shadow="#000000 0.0034in 0.0034in" fo:text-indent="0in"/>
    </style:style>
    <style:style style:name="T528" style:parent-style-name="DefaultParagraphFont" style:family="text">
      <style:text-properties style:font-name-asian="Times New Roman" fo:font-weight="bold" style:font-weight-asian="bold" fo:language="en" fo:country="US"/>
    </style:style>
    <style:style style:name="P529"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30" style:parent-style-name="Normal" style:family="paragraph">
      <style:paragraph-properties fo:border="0.0034in solid #FFFFFF" fo:padding="0.4305in" style:shadow="#000000 0.0034in 0.0034in" fo:text-indent="0.5in"/>
    </style:style>
    <style:style style:name="T531" style:parent-style-name="DefaultParagraphFont" style:family="text">
      <style:text-properties style:font-name-asian="Times New Roman" fo:language="en" fo:country="US"/>
    </style:style>
    <style:style style:name="T532" style:parent-style-name="DefaultParagraphFont" style:family="text">
      <style:text-properties fo:language="en" fo:country="US"/>
    </style:style>
    <style:style style:name="T533" style:parent-style-name="DefaultParagraphFont" style:family="text">
      <style:text-properties style:font-name-asian="Times New Roman" fo:language="en" fo:country="US"/>
    </style:style>
    <style:style style:name="P534" style:parent-style-name="Normal" style:family="paragraph">
      <style:text-properties fo:language="en" fo:country="US"/>
    </style:style>
    <style:style style:name="P535" style:parent-style-name="Heading1" style:family="paragraph">
      <style:text-properties fo:language="en" fo:country="US"/>
    </style:style>
    <style:style style:name="P536" style:parent-style-name="Normal" style:family="paragraph">
      <style:paragraph-properties fo:text-indent="0in"/>
      <style:text-properties fo:language="en" fo:country="US"/>
    </style:style>
    <style:style style:name="P537" style:parent-style-name="Normal" style:family="paragraph">
      <style:paragraph-properties fo:text-indent="0in"/>
      <style:text-properties fo:font-weight="bold" style:font-weight-asian="bold" style:font-weight-complex="bold" fo:language="en" fo:country="US"/>
    </style:style>
    <style:style style:name="P538" style:parent-style-name="Normal" style:family="paragraph">
      <style:paragraph-properties fo:text-indent="0in"/>
      <style:text-properties fo:font-weight="bold" style:font-weight-asian="bold" style:font-weight-complex="bold" fo:language="en" fo:country="US"/>
    </style:style>
    <style:style style:name="P539" style:parent-style-name="Normal" style:family="paragraph">
      <style:paragraph-properties fo:text-indent="0in"/>
      <style:text-properties fo:language="en" fo:country="US"/>
    </style:style>
    <style:style style:name="P540" style:parent-style-name="Normal" style:family="paragraph">
      <style:paragraph-properties fo:text-indent="0in"/>
      <style:text-properties fo:language="en" fo:country="US"/>
    </style:style>
    <style:style style:name="P541" style:parent-style-name="Normal" style:family="paragraph">
      <style:paragraph-properties fo:text-indent="0in"/>
    </style:style>
    <style:style style:name="T542" style:parent-style-name="DefaultParagraphFont" style:family="text">
      <style:text-properties fo:language="en" fo:country="US"/>
    </style:style>
    <style:style style:name="T543" style:parent-style-name="DefaultParagraphFont" style:family="text">
      <style:text-properties fo:font-style="italic" style:font-style-asian="italic" style:font-style-complex="italic" fo:language="en" fo:country="U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P548" style:parent-style-name="CommentText" style:family="paragraph">
      <style:paragraph-properties fo:text-align="start" fo:text-indent="0in"/>
    </style:style>
    <style:style style:name="T549" style:parent-style-name="DefaultParagraphFont" style:family="text">
      <style:text-properties fo:language="en" fo:country="US"/>
    </style:style>
    <style:style style:name="P550" style:parent-style-name="Normal" style:family="paragraph">
      <style:paragraph-properties fo:text-indent="0in"/>
      <style:text-properties fo:language="en" fo:country="US"/>
    </style:style>
    <style:style style:name="P551" style:parent-style-name="Normal" style:family="paragraph">
      <style:paragraph-properties fo:text-indent="0in"/>
      <style:text-properties fo:font-weight="bold" style:font-weight-asian="bold" style:font-weight-complex="bold" fo:language="en" fo:country="US"/>
    </style:style>
    <style:style style:name="P552" style:parent-style-name="Normal" style:family="paragraph">
      <style:paragraph-properties fo:text-indent="0in"/>
    </style:style>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P555" style:parent-style-name="CommentText" style:family="paragraph">
      <style:paragraph-properties fo:text-align="start" fo:text-indent="0in"/>
    </style:style>
    <style:style style:name="T556" style:parent-style-name="DefaultParagraphFont" style:family="text">
      <style:text-properties fo:language="en" fo:country="US"/>
    </style:style>
    <style:style style:name="T557" style:parent-style-name="DefaultParagraphFont" style:family="text">
      <style:text-properties fo:language="en" fo:country="US"/>
    </style:style>
    <style:style style:name="P558" style:parent-style-name="CommentText" style:family="paragraph">
      <style:paragraph-properties fo:text-align="start" fo:text-indent="0in"/>
    </style:style>
    <style:style style:name="T559" style:parent-style-name="DefaultParagraphFont" style:family="text">
      <style:text-properties fo:language="en" fo:country="US"/>
    </style:style>
    <style:style style:name="T560" style:parent-style-name="DefaultParagraphFont" style:family="text">
      <style:text-properties fo:font-style="italic" style:font-style-asian="italic" style:font-style-complex="italic" fo:language="en" fo:country="US"/>
    </style:style>
    <style:style style:name="T561" style:parent-style-name="DefaultParagraphFont" style:family="text">
      <style:text-properties fo:language="en" fo:country="US"/>
    </style:style>
    <style:style style:name="T562" style:parent-style-name="DefaultParagraphFont" style:family="text">
      <style:text-properties fo:font-style="italic" style:font-style-asian="italic" style:font-style-complex="italic" fo:language="en" fo:country="US"/>
    </style:style>
    <style:style style:name="T563" style:parent-style-name="DefaultParagraphFont" style:family="text">
      <style:text-properties fo:language="en" fo:country="US"/>
    </style:style>
    <style:style style:name="T564" style:parent-style-name="DefaultParagraphFont" style:family="text">
      <style:text-properties fo:font-style="italic" style:font-style-asian="italic" style:font-style-complex="italic" fo:language="en" fo:country="US"/>
    </style:style>
    <style:style style:name="T565" style:parent-style-name="DefaultParagraphFont" style:family="text">
      <style:text-properties fo:language="en" fo:country="US"/>
    </style:style>
    <style:style style:name="T566" style:parent-style-name="DefaultParagraphFont" style:family="text">
      <style:text-properties fo:font-style="italic" style:font-style-asian="italic" style:font-style-complex="italic" fo:language="en" fo:country="US"/>
    </style:style>
    <style:style style:name="T567" style:parent-style-name="DefaultParagraphFont" style:family="text">
      <style:text-properties fo:language="en" fo:country="US"/>
    </style:style>
    <style:style style:name="T568" style:parent-style-name="DefaultParagraphFont" style:family="text">
      <style:text-properties fo:font-style="italic" style:font-style-asian="italic" style:font-style-complex="italic" fo:language="en" fo:country="US"/>
    </style:style>
    <style:style style:name="T569" style:parent-style-name="DefaultParagraphFont" style:family="text">
      <style:text-properties fo:language="en" fo:country="US"/>
    </style:style>
    <style:style style:name="T570" style:parent-style-name="DefaultParagraphFont" style:family="text">
      <style:text-properties fo:font-style="italic" style:font-style-asian="italic" style:font-style-complex="italic" fo:language="en" fo:country="US"/>
    </style:style>
    <style:style style:name="T571" style:parent-style-name="DefaultParagraphFont" style:family="text">
      <style:text-properties fo:language="en" fo:country="US"/>
    </style:style>
    <style:style style:name="T572" style:parent-style-name="DefaultParagraphFont" style:family="text">
      <style:text-properties fo:font-style="italic" style:font-style-asian="italic" style:font-style-complex="italic" fo:language="en" fo:country="US"/>
    </style:style>
    <style:style style:name="T573" style:parent-style-name="DefaultParagraphFont" style:family="text">
      <style:text-properties fo:language="en" fo:country="US"/>
    </style:style>
    <style:style style:name="T574" style:parent-style-name="DefaultParagraphFont" style:family="text">
      <style:text-properties fo:font-style="italic" style:font-style-asian="italic" style:font-style-complex="italic" fo:language="en" fo:country="US"/>
    </style:style>
    <style:style style:name="T575" style:parent-style-name="DefaultParagraphFont" style:family="text">
      <style:text-properties fo:language="en" fo:country="US"/>
    </style:style>
    <style:style style:name="T576" style:parent-style-name="DefaultParagraphFont" style:family="text">
      <style:text-properties fo:font-style="italic" style:font-style-asian="italic" style:font-style-complex="italic" fo:language="en" fo:country="US"/>
    </style:style>
    <style:style style:name="T577" style:parent-style-name="DefaultParagraphFont" style:family="text">
      <style:text-properties fo:language="en" fo:country="US"/>
    </style:style>
    <style:style style:name="T578" style:parent-style-name="DefaultParagraphFont" style:family="text">
      <style:text-properties fo:language="en" fo:country="US"/>
    </style:style>
    <style:style style:name="P579" style:parent-style-name="CommentText" style:family="paragraph">
      <style:paragraph-properties fo:text-align="start" fo:text-indent="0in"/>
    </style:style>
    <style:style style:name="P580" style:parent-style-name="Normal" style:family="paragraph">
      <style:paragraph-properties fo:text-indent="0in"/>
    </style:style>
    <style:style style:name="T581" style:parent-style-name="DefaultParagraphFont" style:family="text">
      <style:text-properties fo:language="en" fo:country="US"/>
    </style:style>
    <style:style style:name="T582" style:parent-style-name="DefaultParagraphFont" style:family="text">
      <style:text-properties fo:font-style="italic" style:font-style-asian="italic" style:font-style-complex="italic" fo:language="en" fo:country="US"/>
    </style:style>
    <style:style style:name="T583" style:parent-style-name="DefaultParagraphFont" style:family="text">
      <style:text-properties fo:language="en" fo:country="US"/>
    </style:style>
    <style:style style:name="T584" style:parent-style-name="DefaultParagraphFont" style:family="text">
      <style:text-properties fo:font-style="italic" style:font-style-asian="italic" style:font-style-complex="italic" fo:language="en" fo:country="US"/>
    </style:style>
    <style:style style:name="T585" style:parent-style-name="DefaultParagraphFont" style:family="text">
      <style:text-properties fo:language="en" fo:country="US"/>
    </style:style>
    <style:style style:name="T586" style:parent-style-name="DefaultParagraphFont" style:family="text">
      <style:text-properties fo:font-style="italic" style:font-style-asian="italic" style:font-style-complex="italic" fo:language="en" fo:country="US"/>
    </style:style>
    <style:style style:name="T587" style:parent-style-name="DefaultParagraphFont" style:family="text">
      <style:text-properties fo:language="en" fo:country="US"/>
    </style:style>
    <style:style style:name="T588" style:parent-style-name="DefaultParagraphFont" style:family="text">
      <style:text-properties fo:font-style="italic" style:font-style-asian="italic" style:font-style-complex="italic" fo:language="en" fo:country="US"/>
    </style:style>
    <style:style style:name="T589" style:parent-style-name="DefaultParagraphFont" style:family="text">
      <style:text-properties fo:language="en" fo:country="US"/>
    </style:style>
    <style:style style:name="T590" style:parent-style-name="DefaultParagraphFont" style:family="text">
      <style:text-properties fo:language="en" fo:country="US"/>
    </style:style>
    <style:style style:name="P591" style:parent-style-name="CommentText" style:family="paragraph">
      <style:paragraph-properties fo:text-align="start" fo:text-indent="0in"/>
    </style:style>
    <style:style style:name="T592" style:parent-style-name="DefaultParagraphFont" style:family="text">
      <style:text-properties fo:language="en" fo:country="US"/>
    </style:style>
    <style:style style:name="T593" style:parent-style-name="DefaultParagraphFont" style:family="text">
      <style:text-properties fo:font-style="italic" style:font-style-asian="italic" style:font-style-complex="italic" fo:language="en" fo:country="US"/>
    </style:style>
    <style:style style:name="T594" style:parent-style-name="DefaultParagraphFont" style:family="text">
      <style:text-properties fo:language="en" fo:country="US"/>
    </style:style>
    <style:style style:name="T595" style:parent-style-name="DefaultParagraphFont" style:family="text">
      <style:text-properties fo:font-style="italic" style:font-style-asian="italic" style:font-style-complex="italic" fo:language="en" fo:country="US"/>
    </style:style>
    <style:style style:name="T596" style:parent-style-name="DefaultParagraphFont" style:family="text">
      <style:text-properties fo:language="en" fo:country="US"/>
    </style:style>
    <style:style style:name="T597" style:parent-style-name="DefaultParagraphFont" style:family="text">
      <style:text-properties fo:font-style="italic" style:font-style-asian="italic" style:font-style-complex="italic" fo:language="en" fo:country="US"/>
    </style:style>
    <style:style style:name="T598" style:parent-style-name="DefaultParagraphFont" style:family="text">
      <style:text-properties fo:language="en" fo:country="US"/>
    </style:style>
    <style:style style:name="T599" style:parent-style-name="DefaultParagraphFont" style:family="text">
      <style:text-properties fo:font-style="italic" style:font-style-asian="italic" style:font-style-complex="italic" fo:language="en" fo:country="US"/>
    </style:style>
    <style:style style:name="T600" style:parent-style-name="DefaultParagraphFont" style:family="text">
      <style:text-properties fo:language="en" fo:country="US"/>
    </style:style>
    <style:style style:name="T601" style:parent-style-name="DefaultParagraphFont" style:family="text">
      <style:text-properties fo:font-style="italic" style:font-style-asian="italic" style:font-style-complex="italic" fo:language="en" fo:country="US"/>
    </style:style>
    <style:style style:name="T602" style:parent-style-name="DefaultParagraphFont" style:family="text">
      <style:text-properties fo:font-style="italic" style:font-style-asian="italic" style:font-style-complex="italic" fo:language="en" fo:country="US"/>
    </style:style>
    <style:style style:name="P603" style:parent-style-name="CommentText" style:family="paragraph">
      <style:paragraph-properties fo:text-align="start" fo:text-indent="0in"/>
    </style:style>
    <style:style style:name="T604" style:parent-style-name="DefaultParagraphFont" style:family="text">
      <style:text-properties fo:language="en" fo:country="US"/>
    </style:style>
    <style:style style:name="T605" style:parent-style-name="DefaultParagraphFont" style:family="text">
      <style:text-properties fo:language="en" fo:country="US"/>
    </style:style>
    <style:style style:name="T606" style:parent-style-name="DefaultParagraphFont" style:family="text">
      <style:text-properties fo:font-style="italic" style:font-style-asian="italic" style:font-style-complex="italic" fo:language="en" fo:country="US"/>
    </style:style>
    <style:style style:name="T607" style:parent-style-name="DefaultParagraphFont" style:family="text">
      <style:text-properties fo:language="en" fo:country="US"/>
    </style:style>
    <style:style style:name="P608" style:parent-style-name="Normal" style:family="paragraph">
      <style:paragraph-properties fo:text-indent="0in"/>
      <style:text-properties fo:language="en" fo:country="US"/>
    </style:style>
    <style:style style:name="P609" style:parent-style-name="Normal" style:family="paragraph">
      <style:paragraph-properties fo:text-indent="0in"/>
      <style:text-properties fo:font-weight="bold" style:font-weight-asian="bold" style:font-weight-complex="bold" fo:language="en" fo:country="US"/>
    </style:style>
    <style:style style:name="P610" style:parent-style-name="Normal" style:family="paragraph">
      <style:paragraph-properties fo:text-indent="0in"/>
    </style:style>
    <style:style style:name="T611" style:parent-style-name="DefaultParagraphFont" style:family="text">
      <style:text-properties fo:language="en" fo:country="US"/>
    </style:style>
    <style:style style:name="T612" style:parent-style-name="DefaultParagraphFont" style:family="text">
      <style:text-properties fo:language="en" fo:country="US"/>
    </style:style>
    <style:style style:name="P613" style:parent-style-name="CommentText" style:family="paragraph">
      <style:paragraph-properties fo:text-align="start" fo:text-indent="0in"/>
    </style:style>
    <style:style style:name="T614" style:parent-style-name="DefaultParagraphFont" style:family="text">
      <style:text-properties fo:language="en" fo:country="US"/>
    </style:style>
    <style:style style:name="T615" style:parent-style-name="DefaultParagraphFont" style:family="text">
      <style:text-properties fo:language="en" fo:country="US"/>
    </style:style>
    <style:style style:name="P616" style:parent-style-name="CommentText" style:family="paragraph">
      <style:paragraph-properties fo:text-align="start" fo:text-indent="0in"/>
    </style:style>
    <style:style style:name="T617" style:parent-style-name="DefaultParagraphFont" style:family="text">
      <style:text-properties fo:language="en" fo:country="US"/>
    </style:style>
    <style:style style:name="P618" style:parent-style-name="CommentText" style:family="paragraph">
      <style:paragraph-properties fo:text-align="start" fo:text-indent="0in"/>
    </style:style>
    <style:style style:name="T619" style:parent-style-name="DefaultParagraphFont" style:family="text">
      <style:text-properties fo:language="en" fo:country="US"/>
    </style:style>
    <style:style style:name="P620" style:parent-style-name="Normal" style:family="paragraph">
      <style:paragraph-properties fo:text-indent="0in"/>
      <style:text-properties fo:language="en" fo:country="US"/>
    </style:style>
    <style:style style:name="P621" style:parent-style-name="Normal" style:family="paragraph">
      <style:paragraph-properties fo:text-indent="0in"/>
    </style:style>
    <style:style style:name="T622" style:parent-style-name="DefaultParagraphFont" style:family="text">
      <style:text-properties fo:language="en" fo:country="US"/>
    </style:style>
    <style:style style:name="T623" style:parent-style-name="DefaultParagraphFont" style:family="text">
      <style:text-properties fo:language="en" fo:country="US"/>
    </style:style>
    <style:style style:name="P624" style:parent-style-name="CommentText" style:family="paragraph">
      <style:paragraph-properties fo:text-align="start" fo:text-indent="0in"/>
    </style:style>
    <style:style style:name="P625" style:parent-style-name="Normal" style:family="paragraph">
      <style:paragraph-properties fo:text-indent="0in"/>
    </style:style>
    <style:style style:name="T626" style:parent-style-name="DefaultParagraphFont" style:family="text">
      <style:text-properties fo:language="en" fo:country="US"/>
    </style:style>
    <style:style style:name="T627" style:parent-style-name="DefaultParagraphFont" style:family="text">
      <style:text-properties fo:language="en" fo:country="US"/>
    </style:style>
    <style:style style:name="P628" style:parent-style-name="CommentText" style:family="paragraph">
      <style:paragraph-properties fo:text-align="start" fo:text-indent="0in"/>
    </style:style>
    <style:style style:name="T629" style:parent-style-name="DefaultParagraphFont" style:family="text">
      <style:text-properties fo:language="en" fo:country="US"/>
    </style:style>
    <style:style style:name="T630" style:parent-style-name="DefaultParagraphFont" style:family="text">
      <style:text-properties fo:font-style="italic" style:font-style-asian="italic" style:font-style-complex="italic" fo:language="en" fo:country="US"/>
    </style:style>
    <style:style style:name="T631" style:parent-style-name="DefaultParagraphFont" style:family="text">
      <style:text-properties fo:language="en" fo:country="US"/>
    </style:style>
    <style:style style:name="P632" style:parent-style-name="Normal" style:family="paragraph">
      <style:paragraph-properties fo:text-indent="0in"/>
    </style:style>
    <style:style style:name="T633" style:parent-style-name="DefaultParagraphFont" style:family="text">
      <style:text-properties fo:language="en" fo:country="US"/>
    </style:style>
    <style:style style:name="T634" style:parent-style-name="DefaultParagraphFont" style:family="text">
      <style:text-properties fo:font-style="italic" style:font-style-asian="italic" style:font-style-complex="italic" fo:language="en" fo:country="US"/>
    </style:style>
    <style:style style:name="T635" style:parent-style-name="DefaultParagraphFont" style:family="text">
      <style:text-properties fo:language="en" fo:country="US"/>
    </style:style>
    <style:style style:name="P636" style:parent-style-name="Normal" style:family="paragraph">
      <style:paragraph-properties fo:text-indent="0in"/>
      <style:text-properties fo:language="en" fo:country="US"/>
    </style:style>
    <style:style style:name="P637" style:parent-style-name="Normal" style:family="paragraph">
      <style:paragraph-properties fo:text-indent="0in"/>
      <style:text-properties fo:language="en" fo:country="US"/>
    </style:style>
    <style:style style:name="P638" style:parent-style-name="Normal" style:family="paragraph">
      <style:paragraph-properties fo:text-indent="0in"/>
      <style:text-properties fo:language="en" fo:country="US"/>
    </style:style>
    <style:style style:name="P639" style:parent-style-name="Normal" style:family="paragraph">
      <style:paragraph-properties fo:text-indent="0in"/>
      <style:text-properties fo:font-weight="bold" style:font-weight-asian="bold" style:font-weight-complex="bold" fo:language="en" fo:country="US"/>
    </style:style>
    <style:style style:name="P640" style:parent-style-name="Normal" style:family="paragraph">
      <style:paragraph-properties fo:text-indent="0in"/>
      <style:text-properties fo:font-weight="bold" style:font-weight-asian="bold" style:font-weight-complex="bold" fo:language="en" fo:country="US"/>
    </style:style>
    <style:style style:name="P641" style:parent-style-name="Normal" style:family="paragraph">
      <style:paragraph-properties fo:text-indent="0.4916in"/>
    </style:style>
    <style:style style:name="T642" style:parent-style-name="DefaultParagraphFont" style:family="text">
      <style:text-properties fo:language="en" fo:country="US"/>
    </style:style>
    <style:style style:name="T643" style:parent-style-name="DefaultParagraphFont" style:family="text">
      <style:text-properties fo:language="en" fo:country="US"/>
    </style:style>
    <style:style style:name="T644" style:parent-style-name="DefaultParagraphFont" style:family="text">
      <style:text-properties fo:language="en" fo:country="US"/>
    </style:style>
    <style:style style:name="T645" style:parent-style-name="DefaultParagraphFont" style:family="text">
      <style:text-properties fo:language="en" fo:country="US"/>
    </style:style>
    <style:style style:name="T646" style:parent-style-name="DefaultParagraphFont" style:family="text">
      <style:text-properties fo:language="en" fo:country="US"/>
    </style:style>
    <style:style style:name="T647" style:parent-style-name="DefaultParagraphFont" style:family="text">
      <style:text-properties fo:language="en" fo:country="US"/>
    </style:style>
    <style:style style:name="T648" style:parent-style-name="DefaultParagraphFont" style:family="text">
      <style:text-properties fo:language="en" fo:country="US"/>
    </style:style>
    <style:style style:name="T649" style:parent-style-name="DefaultParagraphFont" style:family="text">
      <style:text-properties fo:language="en" fo:country="US"/>
    </style:style>
    <style:style style:name="T650" style:parent-style-name="DefaultParagraphFont" style:family="text">
      <style:text-properties fo:language="en" fo:country="US"/>
    </style:style>
    <style:style style:name="T651" style:parent-style-name="DefaultParagraphFont" style:family="text">
      <style:text-properties fo:font-style="italic" style:font-style-asian="italic" style:font-style-complex="italic" fo:language="en" fo:country="US"/>
    </style:style>
    <style:style style:name="T652" style:parent-style-name="DefaultParagraphFont" style:family="text">
      <style:text-properties fo:language="en" fo:country="US"/>
    </style:style>
    <style:style style:name="T653" style:parent-style-name="DefaultParagraphFont" style:family="text">
      <style:text-properties fo:font-style="italic" style:font-style-asian="italic" style:font-style-complex="italic" fo:language="en" fo:country="US"/>
    </style:style>
    <style:style style:name="T654" style:parent-style-name="DefaultParagraphFont" style:family="text">
      <style:text-properties fo:language="en" fo:country="US"/>
    </style:style>
    <style:style style:name="T655" style:parent-style-name="DefaultParagraphFont" style:family="text">
      <style:text-properties fo:font-style="italic" style:font-style-asian="italic" style:font-style-complex="italic" fo:language="en" fo:country="US"/>
    </style:style>
    <style:style style:name="T656" style:parent-style-name="DefaultParagraphFont" style:family="text">
      <style:text-properties fo:language="en" fo:country="US"/>
    </style:style>
    <style:style style:name="T657" style:parent-style-name="DefaultParagraphFont" style:family="text">
      <style:text-properties fo:font-style="italic" style:font-style-asian="italic" style:font-style-complex="italic" fo:language="en" fo:country="US"/>
    </style:style>
    <style:style style:name="T658" style:parent-style-name="DefaultParagraphFont" style:family="text">
      <style:text-properties fo:language="en" fo:country="U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Normal" style:family="paragraph">
      <style:paragraph-properties fo:text-indent="0.4916in"/>
    </style:style>
    <style:style style:name="T662" style:parent-style-name="DefaultParagraphFont" style:family="text">
      <style:text-properties fo:language="en" fo:country="US"/>
    </style:style>
    <style:style style:name="T663" style:parent-style-name="DefaultParagraphFont" style:family="text">
      <style:text-properties fo:font-style="italic" style:font-style-asian="italic" style:font-style-complex="italic" fo:language="en" fo:country="US"/>
    </style:style>
    <style:style style:name="T664" style:parent-style-name="DefaultParagraphFont" style:family="text">
      <style:text-properties fo:language="en" fo:country="US"/>
    </style:style>
    <style:style style:name="T665" style:parent-style-name="DefaultParagraphFont" style:family="text">
      <style:text-properties fo:font-style="italic" style:font-style-asian="italic" style:font-style-complex="italic" fo:language="en" fo:country="US"/>
    </style:style>
    <style:style style:name="T666" style:parent-style-name="DefaultParagraphFont" style:family="text">
      <style:text-properties fo:language="en" fo:country="US"/>
    </style:style>
    <style:style style:name="T667" style:parent-style-name="DefaultParagraphFont" style:family="text">
      <style:text-properties fo:font-style="italic" style:font-style-asian="italic" style:font-style-complex="italic" fo:language="en" fo:country="US"/>
    </style:style>
    <style:style style:name="T668" style:parent-style-name="DefaultParagraphFont" style:family="text">
      <style:text-properties fo:language="en" fo:country="US"/>
    </style:style>
    <style:style style:name="T669" style:parent-style-name="DefaultParagraphFont" style:family="text">
      <style:text-properties fo:font-style="italic" style:font-style-asian="italic" style:font-style-complex="italic" fo:language="en" fo:country="US"/>
    </style:style>
    <style:style style:name="T670" style:parent-style-name="DefaultParagraphFont" style:family="text">
      <style:text-properties fo:language="en" fo:country="US"/>
    </style:style>
    <style:style style:name="T671" style:parent-style-name="DefaultParagraphFont" style:family="text">
      <style:text-properties style:font-name-asian="Times New Roman" fo:language="en" fo:country="US"/>
    </style:style>
    <style:style style:name="T672" style:parent-style-name="DefaultParagraphFont" style:family="text">
      <style:text-properties fo:language="en" fo:country="US"/>
    </style:style>
    <style:style style:name="T673" style:parent-style-name="DefaultParagraphFont" style:family="text">
      <style:text-properties fo:font-style="italic" style:font-style-asian="italic" style:font-style-complex="italic" fo:language="en" fo:country="US"/>
    </style:style>
    <style:style style:name="T674" style:parent-style-name="DefaultParagraphFont" style:family="text">
      <style:text-properties fo:language="en" fo:country="US"/>
    </style:style>
    <style:style style:name="T675" style:parent-style-name="DefaultParagraphFont" style:family="text">
      <style:text-properties fo:font-style="italic" style:font-style-asian="italic" style:font-style-complex="italic" fo:language="en" fo:country="US"/>
    </style:style>
    <style:style style:name="T676" style:parent-style-name="DefaultParagraphFont" style:family="text">
      <style:text-properties fo:language="en" fo:country="US"/>
    </style:style>
    <style:style style:name="T677" style:parent-style-name="DefaultParagraphFont" style:family="text">
      <style:text-properties fo:font-style="italic" style:font-style-asian="italic" style:font-style-complex="italic" fo:language="en" fo:country="US"/>
    </style:style>
    <style:style style:name="T678" style:parent-style-name="DefaultParagraphFont" style:family="text">
      <style:text-properties fo:language="en" fo:country="US"/>
    </style:style>
    <style:style style:name="T679" style:parent-style-name="DefaultParagraphFont" style:family="text">
      <style:text-properties fo:font-style="italic" style:font-style-asian="italic" style:font-style-complex="italic" fo:language="en" fo:country="US"/>
    </style:style>
    <style:style style:name="T680" style:parent-style-name="DefaultParagraphFont" style:family="text">
      <style:text-properties fo:language="en" fo:country="US"/>
    </style:style>
    <style:style style:name="T681" style:parent-style-name="DefaultParagraphFont" style:family="text">
      <style:text-properties fo:font-style="italic" style:font-style-asian="italic" style:font-style-complex="italic" fo:language="en" fo:country="US"/>
    </style:style>
    <style:style style:name="T682" style:parent-style-name="DefaultParagraphFont" style:family="text">
      <style:text-properties fo:language="en" fo:country="US"/>
    </style:style>
    <style:style style:name="T683" style:parent-style-name="DefaultParagraphFont" style:family="text">
      <style:text-properties fo:font-style="italic" style:font-style-asian="italic" style:font-style-complex="italic" fo:language="en" fo:country="US"/>
    </style:style>
    <style:style style:name="T684" style:parent-style-name="DefaultParagraphFont" style:family="text">
      <style:text-properties fo:language="en" fo:country="US"/>
    </style:style>
    <style:style style:name="T685" style:parent-style-name="DefaultParagraphFont" style:family="text">
      <style:text-properties fo:font-style="italic" style:font-style-asian="italic" style:font-style-complex="italic" fo:language="en" fo:country="US"/>
    </style:style>
    <style:style style:name="T686" style:parent-style-name="DefaultParagraphFont" style:family="text">
      <style:text-properties fo:language="en" fo:country="US"/>
    </style:style>
    <style:style style:name="T687" style:parent-style-name="DefaultParagraphFont" style:family="text">
      <style:text-properties fo:font-style="italic" style:font-style-asian="italic" style:font-style-complex="italic" fo:language="en" fo:country="US"/>
    </style:style>
    <style:style style:name="T688" style:parent-style-name="DefaultParagraphFont" style:family="text">
      <style:text-properties fo:language="en" fo:country="US"/>
    </style:style>
    <style:style style:name="T689" style:parent-style-name="DefaultParagraphFont" style:family="text">
      <style:text-properties fo:language="en" fo:country="US"/>
    </style:style>
    <style:style style:name="T690" style:parent-style-name="DefaultParagraphFont" style:family="text">
      <style:text-properties style:font-name-asian="Times New Roman" style:letter-kerning="false" fo:language="en" fo:country="US" style:language-asian="de" style:country-asian="DE"/>
    </style:style>
    <style:style style:name="T691"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92" style:parent-style-name="DefaultParagraphFont" style:family="text">
      <style:text-properties style:font-name-asian="Times New Roman" style:letter-kerning="false" fo:language="en" fo:country="US" style:language-asian="de" style:country-asian="DE"/>
    </style:style>
    <style:style style:name="T693"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94" style:parent-style-name="DefaultParagraphFont" style:family="text">
      <style:text-properties style:font-name-asian="Times New Roman" style:letter-kerning="false" fo:language="en" fo:country="US" style:language-asian="de" style:country-asian="DE"/>
    </style:style>
    <style:style style:name="T695"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96" style:parent-style-name="DefaultParagraphFont" style:family="text">
      <style:text-properties style:font-name-asian="Times New Roman" style:letter-kerning="false" fo:language="en" fo:country="US" style:language-asian="de" style:country-asian="DE"/>
    </style:style>
    <style:style style:name="T697"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98" style:parent-style-name="DefaultParagraphFont" style:family="text">
      <style:text-properties style:font-name-asian="Times New Roman" style:letter-kerning="false" fo:language="en" fo:country="US" style:language-asian="de" style:country-asian="DE"/>
    </style:style>
    <style:style style:name="T699"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00" style:parent-style-name="DefaultParagraphFont" style:family="text">
      <style:text-properties style:font-name-asian="Times New Roman" style:letter-kerning="false" fo:language="en" fo:country="US" style:language-asian="de" style:country-asian="DE"/>
    </style:style>
    <style:style style:name="T701"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02" style:parent-style-name="DefaultParagraphFont" style:family="text">
      <style:text-properties style:font-name-asian="Times New Roman" style:letter-kerning="false" fo:language="en" fo:country="US" style:language-asian="de" style:country-asian="DE"/>
    </style:style>
    <style:style style:name="T703"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04" style:parent-style-name="DefaultParagraphFont" style:family="text">
      <style:text-properties style:font-name-asian="Times New Roman" style:letter-kerning="false" fo:language="en" fo:country="US" style:language-asian="de" style:country-asian="DE"/>
    </style:style>
    <style:style style:name="T705"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06" style:parent-style-name="DefaultParagraphFont" style:family="text">
      <style:text-properties style:font-name-asian="Times New Roman" style:letter-kerning="false" fo:language="en" fo:country="US" style:language-asian="de" style:country-asian="DE"/>
    </style:style>
    <style:style style:name="T707"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08" style:parent-style-name="DefaultParagraphFont" style:family="text">
      <style:text-properties style:font-name-asian="Times New Roman" style:letter-kerning="false" fo:language="en" fo:country="US" style:language-asian="de" style:country-asian="DE"/>
    </style:style>
    <style:style style:name="T709"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10" style:parent-style-name="DefaultParagraphFont" style:family="text">
      <style:text-properties style:font-name-asian="Times New Roman" style:letter-kerning="false" fo:language="en" fo:country="US" style:language-asian="de" style:country-asian="DE"/>
    </style:style>
    <style:style style:name="T711"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12" style:parent-style-name="DefaultParagraphFont" style:family="text">
      <style:text-properties style:font-name-asian="Times New Roman" style:letter-kerning="false" fo:language="en" fo:country="US" style:language-asian="de" style:country-asian="DE"/>
    </style:style>
    <style:style style:name="T713"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14" style:parent-style-name="DefaultParagraphFont" style:family="text">
      <style:text-properties style:font-name-asian="Times New Roman" style:letter-kerning="false" fo:language="en" fo:country="US" style:language-asian="de" style:country-asian="DE"/>
    </style:style>
    <style:style style:name="P715" style:parent-style-name="Normal" style:family="paragraph">
      <style:paragraph-properties fo:text-indent="0.4916in"/>
    </style:style>
    <style:style style:name="T716" style:parent-style-name="DefaultParagraphFont" style:family="text">
      <style:text-properties style:font-name-asian="Times New Roman" style:letter-kerning="false" fo:language="en" fo:country="US" style:language-asian="de" style:country-asian="DE"/>
    </style:style>
    <style:style style:name="T717"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18" style:parent-style-name="DefaultParagraphFont" style:family="text">
      <style:text-properties style:font-name-asian="Times New Roman" style:letter-kerning="false" fo:language="en" fo:country="US" style:language-asian="de" style:country-asian="DE"/>
    </style:style>
    <style:style style:name="T719"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20" style:parent-style-name="DefaultParagraphFont" style:family="text">
      <style:text-properties style:font-name-asian="Times New Roman" style:letter-kerning="false" fo:language="en" fo:country="US" style:language-asian="de" style:country-asian="DE"/>
    </style:style>
    <style:style style:name="T721" style:parent-style-name="DefaultParagraphFont" style:family="text">
      <style:text-properties fo:language="en" fo:country="US"/>
    </style:style>
    <style:style style:name="T722" style:parent-style-name="DefaultParagraphFont" style:family="text">
      <style:text-properties style:font-name-asian="Times New Roman" style:letter-kerning="false" fo:language="en" fo:country="US" style:language-asian="de" style:country-asian="DE"/>
    </style:style>
    <style:style style:name="T723"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24" style:parent-style-name="DefaultParagraphFont" style:family="text">
      <style:text-properties style:font-name-asian="Times New Roman" style:letter-kerning="false" fo:language="en" fo:country="US" style:language-asian="de" style:country-asian="DE"/>
    </style:style>
    <style:style style:name="T725"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26" style:parent-style-name="DefaultParagraphFont" style:family="text">
      <style:text-properties style:font-name-asian="Times New Roman" style:letter-kerning="false" fo:language="en" fo:country="US" style:language-asian="de" style:country-asian="DE"/>
    </style:style>
    <style:style style:name="T727"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28" style:parent-style-name="DefaultParagraphFont" style:family="text">
      <style:text-properties style:font-name-asian="Times New Roman" style:letter-kerning="false" fo:language="en" fo:country="US" style:language-asian="de" style:country-asian="DE"/>
    </style:style>
    <style:style style:name="T729"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30" style:parent-style-name="DefaultParagraphFont" style:family="text">
      <style:text-properties style:font-name-asian="Times New Roman" style:letter-kerning="false" fo:language="en" fo:country="US" style:language-asian="de" style:country-asian="DE"/>
    </style:style>
    <style:style style:name="P731" style:parent-style-name="Normal" style:family="paragraph">
      <style:paragraph-properties fo:text-indent="0in"/>
      <style:text-properties fo:font-weight="bold" style:font-weight-asian="bold" style:font-weight-complex="bold" fo:language="en" fo:country="US"/>
    </style:style>
    <style:style style:name="P732" style:parent-style-name="Normal" style:family="paragraph">
      <style:paragraph-properties fo:text-indent="0in"/>
      <style:text-properties fo:font-weight="bold" style:font-weight-asian="bold" style:font-weight-complex="bold" fo:language="en" fo:country="US"/>
    </style:style>
    <style:style style:name="P733" style:parent-style-name="Normal" style:family="paragraph">
      <style:paragraph-properties fo:text-indent="0in"/>
      <style:text-properties fo:font-weight="bold" style:font-weight-asian="bold" style:font-weight-complex="bold" fo:language="en" fo:country="US"/>
    </style:style>
    <style:style style:name="P734" style:parent-style-name="Normal" style:family="paragraph">
      <style:paragraph-properties fo:text-indent="0in"/>
    </style:style>
    <style:style style:name="T735" style:parent-style-name="DefaultParagraphFont" style:family="text">
      <style:text-properties fo:language="en" fo:country="US"/>
    </style:style>
    <style:style style:name="T736" style:parent-style-name="DefaultParagraphFont" style:family="text">
      <style:text-properties fo:font-style="italic" style:font-style-asian="italic" style:font-style-complex="italic" fo:language="en" fo:country="US"/>
    </style:style>
    <style:style style:name="T737" style:parent-style-name="DefaultParagraphFont" style:family="text">
      <style:text-properties fo:language="en" fo:country="US"/>
    </style:style>
    <style:style style:name="T738" style:parent-style-name="DefaultParagraphFont" style:family="text">
      <style:text-properties fo:font-style="italic" style:font-style-asian="italic" style:font-style-complex="italic" fo:language="en" fo:country="US"/>
    </style:style>
    <style:style style:name="T739" style:parent-style-name="DefaultParagraphFont" style:family="text">
      <style:text-properties fo:language="en" fo:country="US"/>
    </style:style>
    <style:style style:name="T740" style:parent-style-name="DefaultParagraphFont" style:family="text">
      <style:text-properties fo:font-style="italic" style:font-style-asian="italic" style:font-style-complex="italic" fo:language="en" fo:country="US"/>
    </style:style>
    <style:style style:name="T741" style:parent-style-name="DefaultParagraphFont" style:family="text">
      <style:text-properties fo:language="en" fo:country="US"/>
    </style:style>
    <style:style style:name="T742" style:parent-style-name="DefaultParagraphFont" style:family="text">
      <style:text-properties fo:font-style="italic" style:font-style-asian="italic" style:font-style-complex="italic" fo:language="en" fo:country="US"/>
    </style:style>
    <style:style style:name="T743" style:parent-style-name="DefaultParagraphFont" style:family="text">
      <style:text-properties fo:language="en" fo:country="US"/>
    </style:style>
    <style:style style:name="T744" style:parent-style-name="DefaultParagraphFont" style:family="text">
      <style:text-properties fo:font-style="italic" style:font-style-asian="italic" style:font-style-complex="italic" fo:language="en" fo:country="US"/>
    </style:style>
    <style:style style:name="T745" style:parent-style-name="DefaultParagraphFont" style:family="text">
      <style:text-properties fo:language="en" fo:country="US"/>
    </style:style>
    <style:style style:name="T746" style:parent-style-name="DefaultParagraphFont" style:family="text">
      <style:text-properties fo:font-style="italic" style:font-style-asian="italic" style:font-style-complex="italic" fo:language="en" fo:country="US"/>
    </style:style>
    <style:style style:name="T747" style:parent-style-name="DefaultParagraphFont" style:family="text">
      <style:text-properties fo:language="en" fo:country="US"/>
    </style:style>
    <style:style style:name="T748" style:parent-style-name="DefaultParagraphFont" style:family="text">
      <style:text-properties fo:font-style="italic" style:font-style-asian="italic" style:font-style-complex="italic" fo:language="en" fo:country="US"/>
    </style:style>
    <style:style style:name="T749" style:parent-style-name="DefaultParagraphFont" style:family="text">
      <style:text-properties fo:language="en" fo:country="US"/>
    </style:style>
    <style:style style:name="P750" style:parent-style-name="Normal" style:family="paragraph">
      <style:paragraph-properties fo:text-indent="0in"/>
    </style:style>
    <style:style style:name="T751" style:parent-style-name="DefaultParagraphFont" style:family="text">
      <style:text-properties fo:language="en" fo:country="US"/>
    </style:style>
    <style:style style:name="T752" style:parent-style-name="DefaultParagraphFont" style:family="text">
      <style:text-properties fo:font-style="italic" style:font-style-asian="italic" style:font-style-complex="italic" fo:language="en" fo:country="US"/>
    </style:style>
    <style:style style:name="T753" style:parent-style-name="DefaultParagraphFont" style:family="text">
      <style:text-properties fo:language="en" fo:country="US"/>
    </style:style>
    <style:style style:name="T754" style:parent-style-name="DefaultParagraphFont" style:family="text">
      <style:text-properties fo:font-style="italic" style:font-style-asian="italic" style:font-style-complex="italic" fo:language="en" fo:country="US"/>
    </style:style>
    <style:style style:name="T755" style:parent-style-name="DefaultParagraphFont" style:family="text">
      <style:text-properties fo:language="en" fo:country="US"/>
    </style:style>
    <style:style style:name="T756" style:parent-style-name="DefaultParagraphFont" style:family="text">
      <style:text-properties fo:font-style="italic" style:font-style-asian="italic" style:font-style-complex="italic" fo:language="en" fo:country="US"/>
    </style:style>
    <style:style style:name="T757" style:parent-style-name="DefaultParagraphFont" style:family="text">
      <style:text-properties fo:language="en" fo:country="US"/>
    </style:style>
    <style:style style:name="T758" style:parent-style-name="DefaultParagraphFont" style:family="text">
      <style:text-properties fo:font-style="italic" style:font-style-asian="italic" style:font-style-complex="italic" fo:language="en" fo:country="US"/>
    </style:style>
    <style:style style:name="T759" style:parent-style-name="DefaultParagraphFont" style:family="text">
      <style:text-properties fo:language="en" fo:country="US"/>
    </style:style>
    <style:style style:name="T760" style:parent-style-name="DefaultParagraphFont" style:family="text">
      <style:text-properties fo:font-style="italic" style:font-style-asian="italic" style:font-style-complex="italic" fo:language="en" fo:country="US"/>
    </style:style>
    <style:style style:name="T761" style:parent-style-name="DefaultParagraphFont" style:family="text">
      <style:text-properties fo:language="en" fo:country="US"/>
    </style:style>
    <style:style style:name="T762" style:parent-style-name="DefaultParagraphFont" style:family="text">
      <style:text-properties fo:font-style="italic" style:font-style-asian="italic" style:font-style-complex="italic" fo:language="en" fo:country="US"/>
    </style:style>
    <style:style style:name="T763" style:parent-style-name="DefaultParagraphFont" style:family="text">
      <style:text-properties fo:language="en" fo:country="US"/>
    </style:style>
    <style:style style:name="T764" style:parent-style-name="DefaultParagraphFont" style:family="text">
      <style:text-properties fo:font-style="italic" style:font-style-asian="italic" style:font-style-complex="italic" fo:language="en" fo:country="US"/>
    </style:style>
    <style:style style:name="T765" style:parent-style-name="DefaultParagraphFont" style:family="text">
      <style:text-properties fo:language="en" fo:country="US"/>
    </style:style>
    <style:style style:name="T766" style:parent-style-name="DefaultParagraphFont" style:family="text">
      <style:text-properties fo:font-style="italic" style:font-style-asian="italic" style:font-style-complex="italic" fo:language="en" fo:country="US"/>
    </style:style>
    <style:style style:name="T767" style:parent-style-name="DefaultParagraphFont" style:family="text">
      <style:text-properties fo:language="en" fo:country="US"/>
    </style:style>
    <style:style style:name="T768" style:parent-style-name="DefaultParagraphFont" style:family="text">
      <style:text-properties fo:font-style="italic" style:font-style-asian="italic" style:font-style-complex="italic" fo:language="en" fo:country="US"/>
    </style:style>
    <style:style style:name="T769" style:parent-style-name="DefaultParagraphFont" style:family="text">
      <style:text-properties fo:language="en" fo:country="US"/>
    </style:style>
    <style:style style:name="T770" style:parent-style-name="DefaultParagraphFont" style:family="text">
      <style:text-properties fo:font-style="italic" style:font-style-asian="italic" style:font-style-complex="italic" fo:language="en" fo:country="US"/>
    </style:style>
    <style:style style:name="T771" style:parent-style-name="DefaultParagraphFont" style:family="text">
      <style:text-properties fo:language="en" fo:country="US"/>
    </style:style>
    <style:style style:name="T772" style:parent-style-name="DefaultParagraphFont" style:family="text">
      <style:text-properties fo:font-style="italic" style:font-style-asian="italic" style:font-style-complex="italic" fo:language="en" fo:country="US"/>
    </style:style>
    <style:style style:name="T773" style:parent-style-name="DefaultParagraphFont" style:family="text">
      <style:text-properties fo:language="en" fo:country="US"/>
    </style:style>
    <style:style style:name="T774" style:parent-style-name="DefaultParagraphFont" style:family="text">
      <style:text-properties fo:font-style="italic" style:font-style-asian="italic" style:font-style-complex="italic" fo:language="en" fo:country="US"/>
    </style:style>
    <style:style style:name="T775" style:parent-style-name="DefaultParagraphFont" style:family="text">
      <style:text-properties fo:language="en" fo:country="US"/>
    </style:style>
    <style:style style:name="T776" style:parent-style-name="DefaultParagraphFont" style:family="text">
      <style:text-properties fo:font-style="italic" style:font-style-asian="italic" style:font-style-complex="italic" fo:language="en" fo:country="US"/>
    </style:style>
    <style:style style:name="T777" style:parent-style-name="DefaultParagraphFont" style:family="text">
      <style:text-properties fo:language="en" fo:country="US"/>
    </style:style>
    <style:style style:name="T778" style:parent-style-name="DefaultParagraphFont" style:family="text">
      <style:text-properties fo:font-style="italic" style:font-style-asian="italic" style:font-style-complex="italic" fo:language="en" fo:country="US"/>
    </style:style>
    <style:style style:name="T779" style:parent-style-name="DefaultParagraphFont" style:family="text">
      <style:text-properties fo:language="en" fo:country="US"/>
    </style:style>
    <style:style style:name="T780" style:parent-style-name="DefaultParagraphFont" style:family="text">
      <style:text-properties fo:font-style="italic" style:font-style-asian="italic" style:font-style-complex="italic" fo:language="en" fo:country="US"/>
    </style:style>
    <style:style style:name="T781" style:parent-style-name="DefaultParagraphFont" style:family="text">
      <style:text-properties fo:language="en" fo:country="US"/>
    </style:style>
    <style:style style:name="P782" style:parent-style-name="Normal" style:family="paragraph">
      <style:paragraph-properties fo:text-indent="0in"/>
      <style:text-properties fo:font-weight="bold" style:font-weight-asian="bold" style:font-weight-complex="bold" fo:language="en" fo:country="US"/>
    </style:style>
    <style:style style:name="P783" style:parent-style-name="Normal" style:family="paragraph">
      <style:paragraph-properties fo:text-indent="0in"/>
      <style:text-properties fo:font-weight="bold" style:font-weight-asian="bold" style:font-weight-complex="bold" fo:language="en" fo:country="US"/>
    </style:style>
    <style:style style:name="P784" style:parent-style-name="Normal" style:family="paragraph">
      <style:paragraph-properties fo:text-indent="0in"/>
    </style:style>
    <style:style style:name="T785" style:parent-style-name="DefaultParagraphFont" style:family="text">
      <style:text-properties fo:language="en" fo:country="US"/>
    </style:style>
    <style:style style:name="T786" style:parent-style-name="DefaultParagraphFont" style:family="text">
      <style:text-properties fo:font-style="italic" style:font-style-asian="italic" style:font-style-complex="italic" fo:language="en" fo:country="US"/>
    </style:style>
    <style:style style:name="T787" style:parent-style-name="DefaultParagraphFont" style:family="text">
      <style:text-properties fo:language="en" fo:country="US"/>
    </style:style>
    <style:style style:name="T788" style:parent-style-name="DefaultParagraphFont" style:family="text">
      <style:text-properties fo:font-style="italic" style:font-style-asian="italic" style:font-style-complex="italic" fo:language="en" fo:country="US"/>
    </style:style>
    <style:style style:name="T789" style:parent-style-name="DefaultParagraphFont" style:family="text">
      <style:text-properties fo:language="en" fo:country="US"/>
    </style:style>
    <style:style style:name="T790" style:parent-style-name="DefaultParagraphFont" style:family="text">
      <style:text-properties fo:font-style="italic" style:font-style-asian="italic" style:font-style-complex="italic" fo:language="en" fo:country="US"/>
    </style:style>
    <style:style style:name="T791" style:parent-style-name="DefaultParagraphFont" style:family="text">
      <style:text-properties fo:language="en" fo:country="US"/>
    </style:style>
    <style:style style:name="T792" style:parent-style-name="DefaultParagraphFont" style:family="text">
      <style:text-properties fo:font-style="italic" style:font-style-asian="italic" style:font-style-complex="italic" fo:language="en" fo:country="US"/>
    </style:style>
    <style:style style:name="T793" style:parent-style-name="DefaultParagraphFont" style:family="text">
      <style:text-properties fo:language="en" fo:country="US"/>
    </style:style>
    <style:style style:name="T794" style:parent-style-name="DefaultParagraphFont" style:family="text">
      <style:text-properties fo:font-style="italic" style:font-style-asian="italic" style:font-style-complex="italic" fo:language="en" fo:country="US"/>
    </style:style>
    <style:style style:name="T795" style:parent-style-name="DefaultParagraphFont" style:family="text">
      <style:text-properties fo:language="en" fo:country="US"/>
    </style:style>
    <style:style style:name="T796" style:parent-style-name="DefaultParagraphFont" style:family="text">
      <style:text-properties fo:font-style="italic" style:font-style-asian="italic" style:font-style-complex="italic" fo:language="en" fo:country="US"/>
    </style:style>
    <style:style style:name="T797" style:parent-style-name="DefaultParagraphFont" style:family="text">
      <style:text-properties fo:language="en" fo:country="US"/>
    </style:style>
    <style:style style:name="T798" style:parent-style-name="DefaultParagraphFont" style:family="text">
      <style:text-properties fo:font-style="italic" style:font-style-asian="italic" style:font-style-complex="italic" fo:language="en" fo:country="US"/>
    </style:style>
    <style:style style:name="T799" style:parent-style-name="DefaultParagraphFont" style:family="text">
      <style:text-properties fo:language="en" fo:country="US"/>
    </style:style>
    <style:style style:name="P800" style:parent-style-name="Normal" style:family="paragraph">
      <style:paragraph-properties fo:text-indent="0in"/>
    </style:style>
    <style:style style:name="T801" style:parent-style-name="DefaultParagraphFont" style:family="text">
      <style:text-properties fo:language="en" fo:country="US"/>
    </style:style>
    <style:style style:name="T802" style:parent-style-name="DefaultParagraphFont" style:family="text">
      <style:text-properties fo:font-style="italic" style:font-style-asian="italic" style:font-style-complex="italic" fo:language="en" fo:country="US"/>
    </style:style>
    <style:style style:name="T803" style:parent-style-name="DefaultParagraphFont" style:family="text">
      <style:text-properties fo:language="en" fo:country="US"/>
    </style:style>
    <style:style style:name="T804" style:parent-style-name="DefaultParagraphFont" style:family="text">
      <style:text-properties fo:font-style="italic" style:font-style-asian="italic" style:font-style-complex="italic" fo:language="en" fo:country="US"/>
    </style:style>
    <style:style style:name="T805" style:parent-style-name="DefaultParagraphFont" style:family="text">
      <style:text-properties fo:language="en" fo:country="US"/>
    </style:style>
    <style:style style:name="T806" style:parent-style-name="DefaultParagraphFont" style:family="text">
      <style:text-properties fo:font-style="italic" style:font-style-asian="italic" style:font-style-complex="italic" fo:language="en" fo:country="US"/>
    </style:style>
    <style:style style:name="T807" style:parent-style-name="DefaultParagraphFont" style:family="text">
      <style:text-properties fo:language="en" fo:country="US"/>
    </style:style>
    <style:style style:name="T808" style:parent-style-name="DefaultParagraphFont" style:family="text">
      <style:text-properties fo:font-style="italic" style:font-style-asian="italic" style:font-style-complex="italic" fo:language="en" fo:country="US"/>
    </style:style>
    <style:style style:name="T809" style:parent-style-name="DefaultParagraphFont" style:family="text">
      <style:text-properties fo:language="en" fo:country="US"/>
    </style:style>
    <style:style style:name="T810" style:parent-style-name="DefaultParagraphFont" style:family="text">
      <style:text-properties fo:font-style="italic" style:font-style-asian="italic" style:font-style-complex="italic" fo:language="en" fo:country="US"/>
    </style:style>
    <style:style style:name="T811" style:parent-style-name="DefaultParagraphFont" style:family="text">
      <style:text-properties fo:language="en" fo:country="US"/>
    </style:style>
    <style:style style:name="T812" style:parent-style-name="DefaultParagraphFont" style:family="text">
      <style:text-properties fo:font-style="italic" style:font-style-asian="italic" style:font-style-complex="italic" fo:language="en" fo:country="US"/>
    </style:style>
    <style:style style:name="T813" style:parent-style-name="DefaultParagraphFont" style:family="text">
      <style:text-properties fo:language="en" fo:country="US"/>
    </style:style>
    <style:style style:name="T814" style:parent-style-name="DefaultParagraphFont" style:family="text">
      <style:text-properties fo:font-style="italic" style:font-style-asian="italic" style:font-style-complex="italic" fo:language="en" fo:country="US"/>
    </style:style>
    <style:style style:name="T815" style:parent-style-name="DefaultParagraphFont" style:family="text">
      <style:text-properties fo:language="en" fo:country="US"/>
    </style:style>
    <style:style style:name="T816" style:parent-style-name="DefaultParagraphFont" style:family="text">
      <style:text-properties fo:font-style="italic" style:font-style-asian="italic" style:font-style-complex="italic" fo:language="en" fo:country="US"/>
    </style:style>
    <style:style style:name="T817" style:parent-style-name="DefaultParagraphFont" style:family="text">
      <style:text-properties fo:language="en" fo:country="US"/>
    </style:style>
    <style:style style:name="T818" style:parent-style-name="DefaultParagraphFont" style:family="text">
      <style:text-properties fo:font-style="italic" style:font-style-asian="italic" style:font-style-complex="italic" fo:language="en" fo:country="US"/>
    </style:style>
    <style:style style:name="T819" style:parent-style-name="DefaultParagraphFont" style:family="text">
      <style:text-properties fo:language="en" fo:country="US"/>
    </style:style>
    <style:style style:name="T820" style:parent-style-name="DefaultParagraphFont" style:family="text">
      <style:text-properties fo:font-style="italic" style:font-style-asian="italic" style:font-style-complex="italic" fo:language="en" fo:country="US"/>
    </style:style>
    <style:style style:name="T821" style:parent-style-name="DefaultParagraphFont" style:family="text">
      <style:text-properties fo:language="en" fo:country="US"/>
    </style:style>
    <style:style style:name="T822" style:parent-style-name="DefaultParagraphFont" style:family="text">
      <style:text-properties fo:font-style="italic" style:font-style-asian="italic" style:font-style-complex="italic" fo:language="en" fo:country="US"/>
    </style:style>
    <style:style style:name="T823" style:parent-style-name="DefaultParagraphFont" style:family="text">
      <style:text-properties fo:language="en" fo:country="US"/>
    </style:style>
    <style:style style:name="P824" style:parent-style-name="Normal" style:family="paragraph">
      <style:paragraph-properties fo:text-indent="0in"/>
      <style:text-properties fo:language="en" fo:country="US"/>
    </style:style>
    <style:style style:name="P825" style:parent-style-name="Normal" style:family="paragraph">
      <style:paragraph-properties fo:text-indent="0in"/>
      <style:text-properties fo:font-weight="bold" style:font-weight-asian="bold" style:font-weight-complex="bold" fo:language="en" fo:country="US"/>
    </style:style>
    <style:style style:name="P826" style:parent-style-name="Normal" style:family="paragraph">
      <style:paragraph-properties fo:text-indent="0in"/>
    </style:style>
    <style:style style:name="T827" style:parent-style-name="DefaultParagraphFont" style:family="text">
      <style:text-properties style:font-name-asian="Times New Roman" style:letter-kerning="false" fo:language="en" fo:country="US" style:language-asian="de" style:country-asian="DE"/>
    </style:style>
    <style:style style:name="T828"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29" style:parent-style-name="DefaultParagraphFont" style:family="text">
      <style:text-properties style:font-name-asian="Times New Roman" style:letter-kerning="false" fo:language="en" fo:country="US" style:language-asian="de" style:country-asian="DE"/>
    </style:style>
    <style:style style:name="T830"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31" style:parent-style-name="DefaultParagraphFont" style:family="text">
      <style:text-properties style:font-name-asian="Times New Roman" style:letter-kerning="false" fo:language="en" fo:country="US" style:language-asian="de" style:country-asian="DE"/>
    </style:style>
    <style:style style:name="T832"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33" style:parent-style-name="DefaultParagraphFont" style:family="text">
      <style:text-properties style:font-name-asian="Times New Roman" style:letter-kerning="false" fo:language="en" fo:country="US" style:language-asian="de" style:country-asian="DE"/>
    </style:style>
    <style:style style:name="T834"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35" style:parent-style-name="DefaultParagraphFont" style:family="text">
      <style:text-properties style:font-name-asian="Times New Roman" style:letter-kerning="false" fo:language="en" fo:country="US" style:language-asian="de" style:country-asian="DE"/>
    </style:style>
    <style:style style:name="T836"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37" style:parent-style-name="DefaultParagraphFont" style:family="text">
      <style:text-properties style:font-name-asian="Times New Roman" style:letter-kerning="false" fo:language="en" fo:country="US" style:language-asian="de" style:country-asian="DE"/>
    </style:style>
    <style:style style:name="T838"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39" style:parent-style-name="DefaultParagraphFont" style:family="text">
      <style:text-properties style:font-name-asian="Times New Roman" style:letter-kerning="false" fo:language="en" fo:country="US" style:language-asian="de" style:country-asian="DE"/>
    </style:style>
    <style:style style:name="T840"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41" style:parent-style-name="DefaultParagraphFont" style:family="text">
      <style:text-properties style:font-name-asian="Times New Roman" style:letter-kerning="false" fo:language="en" fo:country="US" style:language-asian="de" style:country-asian="DE"/>
    </style:style>
    <style:style style:name="T842"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43" style:parent-style-name="DefaultParagraphFont" style:family="text">
      <style:text-properties style:font-name-asian="Times New Roman" style:letter-kerning="false" fo:language="en" fo:country="US" style:language-asian="de" style:country-asian="DE"/>
    </style:style>
    <style:style style:name="T844"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45" style:parent-style-name="DefaultParagraphFont" style:family="text">
      <style:text-properties style:font-name-asian="Times New Roman" style:letter-kerning="false" fo:language="en" fo:country="US" style:language-asian="de" style:country-asian="DE"/>
    </style:style>
    <style:style style:name="T846"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47" style:parent-style-name="DefaultParagraphFont" style:family="text">
      <style:text-properties style:font-name-asian="Times New Roman" style:letter-kerning="false" fo:language="en" fo:country="US" style:language-asian="de" style:country-asian="DE"/>
    </style:style>
    <style:style style:name="T848"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49" style:parent-style-name="DefaultParagraphFont" style:family="text">
      <style:text-properties style:font-name-asian="Times New Roman" style:letter-kerning="false" fo:language="en" fo:country="US" style:language-asian="de" style:country-asian="DE"/>
    </style:style>
    <style:style style:name="T850"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51" style:parent-style-name="DefaultParagraphFont" style:family="text">
      <style:text-properties style:font-name-asian="Times New Roman" style:letter-kerning="false" fo:language="en" fo:country="US" style:language-asian="de" style:country-asian="DE"/>
    </style:style>
    <style:style style:name="T852"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53" style:parent-style-name="DefaultParagraphFont" style:family="text">
      <style:text-properties style:font-name-asian="Times New Roman" style:letter-kerning="false" fo:language="en" fo:country="US" style:language-asian="de" style:country-asian="DE"/>
    </style:style>
    <style:style style:name="T854"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55" style:parent-style-name="DefaultParagraphFont" style:family="text">
      <style:text-properties style:font-name-asian="Times New Roman" style:letter-kerning="false" fo:language="en" fo:country="US" style:language-asian="de" style:country-asian="DE"/>
    </style:style>
    <style:style style:name="T856"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57" style:parent-style-name="DefaultParagraphFont" style:family="text">
      <style:text-properties style:font-name-asian="Times New Roman" style:letter-kerning="false" fo:language="en" fo:country="US" style:language-asian="de" style:country-asian="DE"/>
    </style:style>
    <style:style style:name="T858"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59" style:parent-style-name="DefaultParagraphFont" style:family="text">
      <style:text-properties style:font-name-asian="Times New Roman" style:letter-kerning="false" fo:language="en" fo:country="US" style:language-asian="de" style:country-asian="DE"/>
    </style:style>
    <style:style style:name="P860" style:parent-style-name="Normal" style:family="paragraph">
      <style:paragraph-properties fo:text-indent="0.4916in"/>
    </style:style>
    <style:style style:name="T861" style:parent-style-name="DefaultParagraphFont" style:family="text">
      <style:text-properties style:font-name-asian="Times New Roman" style:letter-kerning="false" fo:language="en" fo:country="US" style:language-asian="de" style:country-asian="DE"/>
    </style:style>
    <style:style style:name="T862" style:parent-style-name="DefaultParagraphFont" style:family="text">
      <style:text-properties style:font-name-asian="Times New Roman" fo:font-style="italic" style:font-style-asian="italic" style:font-style-complex="italic" style:letter-kerning="false" style:language-asian="de" style:country-asian="DE"/>
    </style:style>
    <style:style style:name="T863"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64" style:parent-style-name="DefaultParagraphFont" style:family="text">
      <style:text-properties style:font-name-asian="Times New Roman" style:letter-kerning="false" fo:language="en" fo:country="US" style:language-asian="de" style:country-asian="DE"/>
    </style:style>
    <style:style style:name="T865"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66" style:parent-style-name="DefaultParagraphFont" style:family="text">
      <style:text-properties style:font-name-asian="Times New Roman" style:letter-kerning="false" fo:language="en" fo:country="US" style:language-asian="de" style:country-asian="DE"/>
    </style:style>
    <style:style style:name="T867" style:parent-style-name="DefaultParagraphFont" style:family="text">
      <style:text-properties style:font-name-asian="Times New Roman" fo:font-style="italic" style:font-style-asian="italic" style:font-style-complex="italic" style:letter-kerning="false" style:language-asian="de" style:country-asian="DE"/>
    </style:style>
    <style:style style:name="T868"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69" style:parent-style-name="DefaultParagraphFont" style:family="text">
      <style:text-properties style:font-name-asian="Times New Roman" style:letter-kerning="false" fo:language="en" fo:country="US" style:language-asian="de" style:country-asian="DE"/>
    </style:style>
    <style:style style:name="T870"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71" style:parent-style-name="DefaultParagraphFont" style:family="text">
      <style:text-properties style:font-name-asian="Times New Roman" style:letter-kerning="false" fo:language="en" fo:country="US" style:language-asian="de" style:country-asian="DE"/>
    </style:style>
    <style:style style:name="P872" style:parent-style-name="Normal" style:family="paragraph">
      <style:paragraph-properties fo:text-indent="0.4916in"/>
    </style:style>
    <style:style style:name="T873" style:parent-style-name="DefaultParagraphFont" style:family="text">
      <style:text-properties style:font-name-asian="Times New Roman" style:letter-kerning="false" fo:language="en" fo:country="US" style:language-asian="de" style:country-asian="DE"/>
    </style:style>
    <style:style style:name="T874" style:parent-style-name="DefaultParagraphFont" style:family="text">
      <style:text-properties fo:language="en" fo:country="US"/>
    </style:style>
    <style:style style:name="P875" style:parent-style-name="Normal" style:family="paragraph">
      <style:paragraph-properties fo:text-indent="0in"/>
      <style:text-properties fo:language="en" fo:country="US"/>
    </style:style>
    <style:style style:name="P876" style:parent-style-name="Normal" style:family="paragraph">
      <style:paragraph-properties fo:text-indent="0in"/>
      <style:text-properties fo:font-weight="bold" style:font-weight-asian="bold" style:font-weight-complex="bold" fo:language="en" fo:country="US"/>
    </style:style>
    <style:style style:name="P877" style:parent-style-name="Normal" style:family="paragraph">
      <style:paragraph-properties fo:text-indent="0in"/>
    </style:style>
    <style:style style:name="T878" style:parent-style-name="DefaultParagraphFont" style:family="text">
      <style:text-properties fo:language="en" fo:country="US"/>
    </style:style>
    <style:style style:name="T879" style:parent-style-name="DefaultParagraphFont" style:family="text">
      <style:text-properties fo:font-style="italic" style:font-style-asian="italic" style:font-style-complex="italic" fo:language="en" fo:country="US"/>
    </style:style>
    <style:style style:name="T880" style:parent-style-name="DefaultParagraphFont" style:family="text">
      <style:text-properties fo:language="en" fo:country="US"/>
    </style:style>
    <style:style style:name="T881" style:parent-style-name="DefaultParagraphFont" style:family="text">
      <style:text-properties fo:font-style="italic" style:font-style-asian="italic" style:font-style-complex="italic"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P884" style:parent-style-name="CommentText" style:family="paragraph">
      <style:paragraph-properties fo:text-align="start" fo:text-indent="0in"/>
    </style:style>
    <style:style style:name="T885" style:parent-style-name="DefaultParagraphFont" style:family="text">
      <style:text-properties fo:language="en" fo:country="US"/>
    </style:style>
    <style:style style:name="T886" style:parent-style-name="DefaultParagraphFont" style:family="text">
      <style:text-properties fo:font-style="italic" style:font-style-asian="italic" style:font-style-complex="italic" fo:language="en" fo:country="US"/>
    </style:style>
    <style:style style:name="T887" style:parent-style-name="DefaultParagraphFont" style:family="text">
      <style:text-properties fo:language="en" fo:country="US"/>
    </style:style>
    <style:style style:name="T888" style:parent-style-name="DefaultParagraphFont" style:family="text">
      <style:text-properties fo:font-style="italic" style:font-style-asian="italic" style:font-style-complex="italic" fo:language="en" fo:country="US"/>
    </style:style>
    <style:style style:name="T889" style:parent-style-name="DefaultParagraphFont" style:family="text">
      <style:text-properties fo:language="en" fo:country="US"/>
    </style:style>
    <style:style style:name="P890" style:parent-style-name="Normal" style:family="paragraph">
      <style:paragraph-properties fo:text-indent="0in"/>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T893" style:parent-style-name="DefaultParagraphFont" style:family="text">
      <style:text-properties fo:language="en" fo:country="US"/>
    </style:style>
    <style:style style:name="T894" style:parent-style-name="DefaultParagraphFont" style:family="text">
      <style:text-properties fo:font-style="italic" style:font-style-asian="italic" style:font-style-complex="italic" fo:language="en" fo:country="US"/>
    </style:style>
    <style:style style:name="T895" style:parent-style-name="DefaultParagraphFont" style:family="text">
      <style:text-properties fo:language="en" fo:country="US"/>
    </style:style>
    <style:style style:name="T896" style:parent-style-name="DefaultParagraphFont" style:family="text">
      <style:text-properties fo:font-style="italic" style:font-style-asian="italic" style:font-style-complex="italic" fo:language="en" fo:country="US"/>
    </style:style>
    <style:style style:name="T897" style:parent-style-name="DefaultParagraphFont" style:family="text">
      <style:text-properties fo:language="en" fo:country="US"/>
    </style:style>
    <style:style style:name="T898" style:parent-style-name="DefaultParagraphFont" style:family="text">
      <style:text-properties fo:font-style="italic" style:font-style-asian="italic" style:font-style-complex="italic" fo:language="en" fo:country="US"/>
    </style:style>
    <style:style style:name="T899" style:parent-style-name="DefaultParagraphFont" style:family="text">
      <style:text-properties fo:language="en" fo:country="US"/>
    </style:style>
    <style:style style:name="T900" style:parent-style-name="DefaultParagraphFont" style:family="text">
      <style:text-properties fo:font-style="italic" style:font-style-asian="italic" style:font-style-complex="italic" fo:language="en" fo:country="US"/>
    </style:style>
    <style:style style:name="T901" style:parent-style-name="DefaultParagraphFont" style:family="text">
      <style:text-properties fo:language="en" fo:country="US"/>
    </style:style>
    <style:style style:name="P902" style:parent-style-name="Normal" style:family="paragraph">
      <style:paragraph-properties fo:text-indent="0in"/>
      <style:text-properties fo:language="en" fo:country="US"/>
    </style:style>
    <style:style style:name="P903" style:parent-style-name="Normal" style:family="paragraph">
      <style:paragraph-properties fo:text-indent="0in"/>
      <style:text-properties fo:language="en" fo:country="US"/>
    </style:style>
    <style:style style:name="P904" style:parent-style-name="Normal" style:family="paragraph">
      <style:paragraph-properties fo:text-indent="0in"/>
      <style:text-properties fo:language="en" fo:country="US"/>
    </style:style>
    <style:style style:name="P905" style:parent-style-name="Normal" style:family="paragraph">
      <style:text-properties fo:language="en" fo:country="US"/>
    </style:style>
    <style:style style:name="P906" style:parent-style-name="Heading1" style:family="paragraph">
      <style:text-properties fo:language="en" fo:country="US"/>
    </style:style>
    <style:style style:name="P907" style:parent-style-name="Normal" style:family="paragraph">
      <style:text-properties fo:language="en" fo:country="US"/>
    </style:style>
    <style:style style:name="P908" style:parent-style-name="Heading1" style:family="paragraph">
      <style:text-properties fo:language="en" fo:country="US"/>
    </style:style>
    <style:style style:name="P909" style:parent-style-name="Normal" style:family="paragraph">
      <style:text-properties fo:language="en" fo:country="US"/>
    </style:style>
    <style:style style:family="graphic" style:name="a0">
      <style:graphic-properties style:vertical-pos="middle"/>
    </style:style>
  </office:automatic-styles>
  <office:body>
    <office:text text:use-soft-page-breaks="true">
      <text:p text:style-name="P1">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text:a xlink:href="#_Toc194300386" office:target-frame-name="_top" xlink:show="replace"><text:span text:style-name="T4">Introduction</text:span><text:tab/>1</text:a></text:p>
          <text:p text:style-name="P5"><text:a xlink:href="#_Toc194300387" office:target-frame-name="_top" xlink:show="replace"><text:span text:style-name="T6">Theoretical Background</text:span><text:tab/>2</text:a></text:p>
          <text:p text:style-name="P7"><text:a xlink:href="#_Toc194300388" office:target-frame-name="_top" xlink:show="replace"><text:span text:style-name="T8">Cognitive Impairment in PCS</text:span><text:tab/>2</text:a></text:p>
          <text:p text:style-name="P9"><text:a xlink:href="#_Toc194300389" office:target-frame-name="_top" xlink:show="replace"><text:span text:style-name="Hyperlink">Cognitive Symptoms in PCS.</text:span><text:tab/>2</text:a></text:p>
          <text:p text:style-name="P10"><text:a xlink:href="#_Toc194300390" office:target-frame-name="_top" xlink:show="replace"><text:span text:style-name="T11">Assessment of Cognitive Dysfunctioning in PCS.</text:span><text:tab/>3</text:a></text:p>
          <text:p text:style-name="P12"><text:a xlink:href="#_Toc194300391" office:target-frame-name="_top" xlink:show="replace"><text:span text:style-name="T13">Objective versus Subjective Impairment</text:span><text:tab/>3</text:a></text:p>
          <text:p text:style-name="P14"><text:a xlink:href="#_Toc194300392" office:target-frame-name="_top" xlink:show="replace"><text:span text:style-name="T15">Influence of Psychiatric and Health-related Symptoms on Cognitive Decline</text:span><text:tab/>3</text:a></text:p>
          <text:p text:style-name="P16"><text:a xlink:href="#_Toc194300393" office:target-frame-name="_top" xlink:show="replace"><text:span text:style-name="T17">Biological factors</text:span><text:tab/>3</text:a></text:p>
          <text:p text:style-name="P18"><text:a xlink:href="#_Toc194300394" office:target-frame-name="_top" xlink:show="replace"><text:span text:style-name="T19">EEG as a Tool to assess cognitive impairment and related symptoms</text:span><text:tab/>3</text:a></text:p>
          <text:p text:style-name="P20"><text:a xlink:href="#_Toc194300395" office:target-frame-name="_top" xlink:show="replace"><text:span text:style-name="T21">Results</text:span><text:tab/>3</text:a></text:p>
        </text:index-body>
      </text:table-of-content>
      <text:p text:style-name="Normal"/>
      <text:p text:style-name="P22"><text:bookmark-start text:name="_Toc194300386"/></text:p>
      <text:soft-page-break/>
      <text:h text:style-name="P23" text:outline-level="1"><text:span text:style-name="T24">Introduct</text:span><text:span text:style-name="T25"><office:annotation office:name="0" xml:id="527244258"><dc:creator>Janka Hauffe</dc:creator><dc:date>2025-03-31T12:36:00</dc:date><meta:creator-initials>JH</meta:creator-initials><text:p text:style-name="P26">Fänd es eigentlich ganz cool die nur auf einer Seite zu haben. Kann ich irgendwo noch was löschen? Bestimmt, aver bin mir gerade unsicher wo</text:p></office:annotation>ion</text:span><text:bookmark-end text:name="_Toc194300386"/><text:span text:style-name="T27"><office:annotation-end office:name="0"/></text:span></text:h>
      <text:p text:style-name="Normal"><text:span text:style-name="T28">At some point, most of us experienced moments of disorientation, trouble concentrating, or forgetting simple tasks. For many individuals recovering from COVID-19, however, this mental cloudiness is more than a fleeting inconvenience. It is a persistent reminder of their illness. These cognitive<text:s/></text:span><text:span text:style-name="T29"><office:annotation office:name="1" xml:id="1992059145"><dc:creator>Janka Hauffe</dc:creator><dc:date>2025-03-31T02:28:00</dc:date><meta:creator-initials>JH</meta:creator-initials><text:p text:style-name="P30">Hier brain fog einführen!!</text:p></office:annotation><office:annotation office:name="2" xml:id="493192024"><dc:creator>Janka Hauffe</dc:creator><dc:date>2025-03-31T12:37:00</dc:date><meta:creator-initials>JH</meta:creator-initials><text:p text:style-name="P31"><text:span text:style-name="T32">often described as "brain fog,"<text:s/></text:span></text:p></office:annotation>challenges, along with fatigue<text:s/></text:span><text:span text:style-name="T33"><office:annotation-end office:name="1"/></text:span><text:span text:style-name="T34"><office:annotation-end office:name="2"/></text:span><text:span text:style-name="T35">and other lingering symptoms, continue to affect their daily lives long after the infection has passed.</text:span></text:p>
      <text:p text:style-name="P36">Cognition is the most complex function of the brain (<text:bookmark-start text:name="_Hlk193925840"/>Birle et al., 2020)<text:s/><text:bookmark-end text:name="_Hlk193925840"/>and is defined as “the mental action or process of acquiring knowledge and understanding through thought, experience, and the senses” (<text:bookmark-start text:name="_Hlk193925851"/>Cambridge Cognition, 2015<text:bookmark-end text:name="_Hlk193925851"/>). It is essential for navigating the complexities of everyday life (Cambridge Cognition, 2015;<text:s/><text:bookmark-start text:name="_Hlk193925862"/>Eysenck &amp; Brysbaert, 2018<text:bookmark-end text:name="_Hlk193925862"/>;<text:s/><text:bookmark-start text:name="_Hlk193925874"/>Liu, Wang, Xin, Jiang &amp; Meng, 2024),<text:s/><text:bookmark-end text:name="_Hlk193925874"/>enabling individuals to comprehend and interact with the world around them (Eysenck &amp; Brysbaert, 2018). Cognition encompasses a range of mental processes, including the acquisition, storage, manipulation, selection, and retrieval of information (Cambridge Cognition, 2015; Liu et al., 2024), as well as core cognitive functions such as attention, perception, learning, memory, language, problem-solving, thinking, and reasoning (Eysenck &amp; Brysbaert, 2018). These cognitive abilities are vital for decision-making and adapting to daily challenges (Eysenck &amp; Brysbaert, 2018).</text:p>
      <text:p text:style-name="P37">But what happens when these vital cognitive abilities begin to decline? Cognitive decline refers to varying degrees of damage to cognitive function resulting from a range of causes (Birle et al., 2020; Liu et al., 2024).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p>
      <text:p text:style-name="Normal"><text:span text:style-name="T38">Cognition can be assessed using various methods, each differing in their level of objectivity and sensitivity (Cambridge Cognition, 2015).<text:s/></text:span><text:span text:style-name="T39"><office:annotation office:name="3" xml:id="1368895952"><dc:creator>Janka Hauffe</dc:creator><dc:date>2025-02-28T10:07:00</dc:date><meta:creator-initials>Janka Hau</meta:creator-initials><text:p text:style-name="P40">Delete?</text:p></office:annotation><office:annotation office:name="4" xml:id="1377369026"><dc:creator>Janka Hauffe</dc:creator><dc:date>2025-03-31T03:34:00</dc:date><meta:creator-initials>JH</meta:creator-initials><text:p text:style-name="P41"><text:span text:style-name="T42">This thesis examines cognitive decline and associated neuropsychiatric symptoms in<text:s/></text:span><text:span text:style-name="T43">individuals following SARS-CoV-2 infection.<text:s/></text:span></text:p></office:annotation>Recognizing the importance of cognition underscores the profound effects that cognitive impairment can have on an individual’s independence and quality of life</text:span><text:span text:style-name="T44"><office:annotation-end office:name="3"/></text:span><text:span text:style-name="T45"><office:annotation-end office:name="4"/></text:span><text:span text:style-name="T46">.<text:s/></text:span></text:p>
      <text:p text:style-name="Normal"><text:span text:style-name="T47">To fully understand this phenomenon, an overview of <text:s/>COVID-19 and its association with cognitive impairment in post-COVID-19 syndrome is first provided. The distinction between subjective cognitive decline and objective cognitive impairment is explained, followed by a discussion of the impact of<text:s/></text:span><text:span text:style-name="T48"><office:annotation office:name="5" xml:id="288934035"><dc:creator>Janka Hauffe</dc:creator><dc:date>2025-03-27T19:12:00</dc:date><meta:creator-initials>JH</meta:creator-initials><text:p text:style-name="P49">Danach noch die biologischen Faktoren mit reinnehmen? Oder weglassen?</text:p></office:annotation>neuropsychiatric s</text:span><text:span text:style-name="T50"><office:annotation-end office:name="5"/></text:span><text:span text:style-name="T51">ymptoms on cognitive difficulties. Next, the role of electroencephalography (EEG) as a neurophysiological tool for assessing cognitive function is introduced.<text:s/></text:span><text:span text:style-name="T52"><office:annotation office:name="6" xml:id="1060830195"><dc:creator>Janka Hauffe</dc:creator><dc:date>2025-03-27T19:15:00</dc:date><meta:creator-initials>JH</meta:creator-initials><text:p text:style-name="P53">Not quite happy yet</text:p></office:annotation>Following this, existing EEG research on subjective and objective<text:s/></text:span><text:soft-page-break/><text:span text:style-name="T54">cognitive impairment, as well as its application in post-COVID-19 syndrome, is reviewed</text:span><text:span text:style-name="T55"><office:annotation-end office:name="6"/></text:span><text:span text:style-name="T56">. Fi</text:span><text:span text:style-name="T57"><office:annotation office:name="7" xml:id="391336806"><dc:creator>Janka Hauffe</dc:creator><dc:date>2025-03-27T20:09:00</dc:date><meta:creator-initials>JH</meta:creator-initials><text:p text:style-name="P58">Oder: finally the aim of the study and the hypotheses are introduced</text:p></office:annotation>nally</text:span><text:span text:style-name="T59"><office:annotation-end office:name="7"/></text:span><text:span text:style-name="T60">, the specific aim of this thesis is introduced, which is to explore how differences in objective cognitive performance in individuals after SARS-CoV-2 infection relate to perceived cognitive functioning, associated neuropsychiatric symptoms, and EEG alterations.</text:span></text:p>
      <text:p text:style-name="P61"/>
      <text:h text:style-name="P62" text:outline-level="1"><text:bookmark-start text:name="_Toc194300387"/>Theoretical Background<text:bookmark-end text:name="_Toc194300387"/></text:h>
      <text:p text:style-name="P63">As of September 2024, over 760 million confirmed cases of coronavirus disease 2019 (COVID-19) have been documented by the World Health Organization (WHO) globally, leading to approximately 6.9 million deaths (WHO, 2023).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p>
      <text:p text:style-name="P64"/>
      <text:h text:style-name="P65" text:outline-level="2"><text:bookmark-start text:name="_Toc194300388"/>Cognitive Impairment in PCS<text:bookmark-end text:name="_Toc194300388"/></text:h>
      <text:p text:style-name="P66">Cognitive impairment is one of the most frequent symptoms of PCS (Davids et al., 2021; WHO). It affects several cognitive domains, highlighting the diversity of cognitive deficits in PCS patients (Hasting et al., 2023; Widmann et al., 2023).<text:s/></text:p>
      <text:p text:style-name="Normal"><text:bookmark-start text:name="_Toc194300389"/><text:span text:style-name="T67">Cognitive Symptoms in PCS.</text:span><text:bookmark-end text:name="_Toc194300389"/><text:span text:style-name="T68"><text:s/>Among the most frequently reported cognitive symptoms are lack of concentration, attention difficulties, and memory loss (Amin-Chowdhury et al., 2021, Buonsenso et al., 2021; Elkan et al., 2021; Ferrucci et al., 2021; Garrigues et al., 2020; Gonzalez-Hermosillo et al., 2021; Leth et al., 2021; Pilotto et al., 2021; Rauch et al., 2021; Soraas et al., 2021; Sykes et al., 2021; Woo et al., 2020). Patients also frequently report confusion, disorientation, mental slowness, trouble forming or finding words, increased time needed to perform tasks and difficulties in learning new skills (Amin-Chowdhury et al., 2021; Bland et al., 2024; Darley et al., 2021; Ferrucci et al., 2021; Fortini et al., 2021; Kwan et al., 2024; Morin et al., 2021; Woo et al., 2020). These symptoms are often collectively described by patients<text:s/></text:span><text:span text:style-name="T69"><office:annotation office:name="8" xml:id="1504417762"><dc:creator>Janka Hauffe</dc:creator><dc:date>2025-03-31T12:41:00</dc:date><meta:creator-initials>JH</meta:creator-initials><text:p text:style-name="P70">Hier oder in Einleitung?</text:p></office:annotation>as “brain fog”,<text:s/></text:span><text:span text:style-name="T71"><office:annotation-end office:name="8"/></text:span><text:span text:style-name="T72">a non-specific term used to express mental cloudiness, slowed thinking, and cognitive fatigue (Amin-Chowdhury et al., 2021; Bland et al., 2024; Fortini et al., 2021; Kwan et al., 2024; Widmann et al., 2023).</text:span></text:p>
      <text:soft-page-break/>
      <text:p text:style-name="P73">Neuropsychological assessments have identified executive functions, attention, verbal learning, processing speed, episodic memory, visuospatial processing, psychomotor coordination as the cognitive domains most frequently impaired (Becker et al., 2021; Damiano et al., 2022; Delgado-Alonso et al., 2022; Ferrucci et al., 2021; García-Sánchez et al., 2022; Hasting et al., 2023; Mazza et al., 2021; Miskowiak et al. 2021).</text:p>
      <text:p text:style-name="Normal"><text:bookmark-start text:name="_Toc194300390"/><text:span text:style-name="T74">Assessment of Cognitive Dysfunctioning in PCS.</text:span><text:bookmark-end text:name="_Toc194300390"/><text:span text:style-name="T75"><text:s/>To evaluate these domains, various assessment tools have been employed in the literature, including, for example, the Orientation-Memory-Concentration test (OMC), Montreal Cognitive Assessment (MoCA), Trail Making Test (TMT), Mini-Mental Status Examination (MMSE), Screen for Cognitive Impairment in Psychiatry (SCIP-D), and the Brief Repeatable Battery of Neuropsychological Tests (BRB-NT) (Leth et al., 2021; Mattioli et al., 2021; Morin et al., 2021; Pilotto et al., 2021; Miskowiak et al., 2021; Becker et al., 2021; García-Sánchez et al., 2022; Ferrucci et al., 2021; Frontera et al., 2022; Rass et al., 2021).<text:s/></text:span></text:p>
      <text:p text:style-name="P76">While some studies have found that PCS patients perform worse on these assessment tools (Clemente et al., 2023; Cecchetti et al., 2022 Ortelli et al., 2023; Rahimi et al., 2024), others did not find significant differences compared to healthy control (Appelt et al., 2022; Hasting et al., 2023). Importantly, even when group differences are found, patient scores often remain above the clinical cutoff for cognitive impairment (Hasting et al. 2023; Lynch et al., 2022). This shows, that despite the broad spectrum of neuropsychological assessment tools available, a considerable gap persists between subjectively reported cognitive difficulties and objectively assessed impairments.<text:s/></text:p>
      <text:p text:style-name="P77"/>
      <text:p text:style-name="P78"><text:bookmark-start text:name="_Toc194300391"/><text:span text:style-name="T79">Objective versus Subjective Impairment</text:span><text:bookmark-end text:name="_Toc194300391"/></text:p>
      <text:p text:style-name="P80">Around 22% of individuals diagnosed with PCS experience COVID-19-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p>
      <text:p text:style-name="Normal"><text:span text:style-name="T81">However, most studies have reported higher rates of cognitive impairment through subjective cognitive complaints than through objective test results (</text:span><text:bookmark-start text:name="_Hlk193926368"/><text:span text:style-name="T82">Schild, Scharfenberg, et al., 2023).<text:s/></text:span><text:bookmark-end text:name="_Hlk193926368"/><text:span text:style-name="T83">Among 52 patients who self-reported cognitive impairment after SARS-CoV-2 infection, the MoCA confirmed impairment in only 25%, while extensive neurological assessment indicated impairments in 60% of these patients (Schild,<text:s/></text:span><text:span text:style-name="T84">Goereci, et al., 2023)</text:span><text:span text:style-name="T85">.<text:s/></text:span><text:soft-page-break/><text:span text:style-name="T86">Similarly, Gomzyakova, Palchikova, Tumova, Kasyanov and Sorokin (2022) found that objective cognitive decline, indicated by a<text:s/></text:span><text:span text:style-name="T87"><office:annotation office:name="9" xml:id="730897823"><dc:creator>Rolf Hauffe</dc:creator><dc:date>2025-03-28T04:01:00</dc:date><meta:creator-initials>RH</meta:creator-initials><text:p text:style-name="CommentText"><text:span text:style-name="T88">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pan></text:p></office:annotation>MoCA<text:s/></text:span><text:span text:style-name="T89"><office:annotation-end office:name="9"/></text:span><text:span text:style-name="T90">score &lt; 26, was detected in only 40 % of participants who reported subjective cognitive complaints. This raises questions about the sensitivity of the MoCA in detecting cognitive deficits, as it often yields results within the normal range (Hasting et al., 2023). Moreover, Schild, Scharfberg, Kirchner, et al. (2023) reported that 88% of patients reported persistent self-reported cognitive impairment, with approximately a 40% discrepancy between the subjective reports and objective test results at both follow-up visits. In line with these findings, it was observed that there was no significant relation between objective and subjective measures of cognitive function, implying that self-reports of “brain fog” may not be reflected by objectively measured cognitive dysfunction (Bland et al., 2024; Brücket al., 2019).<text:s/></text:span><text:span text:style-name="T91"><office:annotation office:name="10" xml:id="2096310203"><dc:creator>Janka Hauffe</dc:creator><dc:date>2025-03-31T03:47:00</dc:date><meta:creator-initials>JH</meta:creator-initials><text:p text:style-name="P92">?</text:p></office:annotation>But what might these self-reported symptoms then reflect</text:span><text:span text:style-name="T93"><office:annotation-end office:name="10"/></text:span><text:span text:style-name="T94">?<text:s/></text:span></text:p>
      <text:p text:style-name="P95"/>
      <text:h text:style-name="P96" text:outline-level="2"><text:bookmark-start text:name="_Toc194300392"/>Influence of Psychiatric and Health-related Symptoms on Cognitive Decline<text:bookmark-end text:name="_Toc194300392"/><text:s/></text:h>
      <text:p text:style-name="Normal"><text:span text:style-name="T97">“[…] subjective cognitive de</text:span><text:span text:style-name="T98">ﬁ</text:span><text:span text:style-name="T99">cits in everyday situations are predicted by elevated anxiety and fatigue levels more than by objective cognitive performance” (Zamarian et al., 2004).</text:span><text:span text:style-name="T100"><text:s/>In addition to cognitive impairment, PCS patients often experience a range of other symptoms, with fatigue being the most commonly reported alongside cognitive difficulties (Holdsworth et al., 2022; Premraj et al., 2022; WHO, 2021). Anxiety, depression, and sleep disturbances are also frequently observed (Almeria, Cejudo, Sotoca, Deus &amp; Krupinski, 2020; Badinlou, Lundgren &amp; Jansson-Fröjmark, 2022; Damiano et al., 2022; Deng et al., 2021; Holdsworth et al., 2022; Premraj et al., 2022). However, results on how these symptoms are associated with cognitive impairment are inconsistent (Almeria et al., 2020; Schild, Scharfenberg, et al., 2023). One study found that among ambulatory patients, objective cognitive test results were closely linked to anxiety, depression, fatigue, and pain, a pattern that was not observed in hospitalized individuals (Blackmon et al., 2022). In contrast, a study using the MoCA reported no significant correlation between MoCA scores and levels of depression and anxiety (</text:span><text:bookmark-start text:name="_Hlk193971605"/><text:span text:style-name="T101">Gomzyakova et al., 2022</text:span><text:bookmark-end text:name="_Hlk193971605"/><text:span text:style-name="T102">), which aligns with findings from a separate study that also found no association between objective cognitive impairment and depression, anxiety, sleep disturbance, or fatigue (Henneghan, Lewis, Gill &amp; Kesler, 2022). However, both studies identified significant associations between these symptoms and subjective cognitive complaints (Henneghan et al., 2022; Gomzyakova et al., 2022). Similar associations have been reported in several other studies (Badinlou et al., 2022; Brück et al., 2019;<text:s/></text:span><text:span text:style-name="T103">Costas-</text:span><text:soft-page-break/><text:span text:style-name="T104">Carrera et al., 2022; Hill et al., 2016). Conversely, objective cognitive function has been found to be more closely related to perceived stress (Bland et al., 2024).</text:span></text:p>
      <text:p text:style-name="P105">Taken together, these findings support the assumption of Zamarian et al. (2024) that subjective cognitive deficits in PCS patients may be better explained by elevated anxiety and fatigue, and further complemented by depression and sleep disturbance (Henneghan et al., 2022; Gomzyakova et al., 2022) rather than by objective cognitive performance.<text:s/></text:p>
      <text:p text:style-name="P106">Nonetheless, although individuals with self-reported cognitive difficulties perform within normal ranges on neuropsychological tests, they face an increased risk of developing mild cognitive impairment (MCI) and Alzheimer’s disease (AD) (Li, Yue &amp; Xiao, 2022; Numbers et al., 2023; Rivas-Fernández et al., 2023). Rivas-Fernández et al. (2023) suggest that subjective cognitive decline may manifest in brain structure or physiological changes before becoming evident in neuropsychological testing.</text:p>
      <text:p text:style-name="P107"/>
      <text:h text:style-name="P108" text:outline-level="3"><text:bookmark-start text:name="_Toc194300393"/>Biological factors<text:bookmark-end text:name="_Toc194300393"/></text:h>
      <text:p text:style-name="P109"><text:span text:style-name="T110">In fact, the persistent symptoms after COVID-19 infection may result from a combination of biological and psychological mechanisms (Premraj et al., 2022). For example, SARS-CoV-2 RNA may persist in brain tissue long-term, potentially contributing to progressive neuronal damage (Najjar et al., 2020; Singh, Chaubey, Chen &amp; Suravajhala, 2020). Structural changes such as hippocampal atrophy, cortical thickening, and altered microstructural integrity have been associated with fatigue severity and cognitive deficits, particularly in attention and memory (Besteher et al., 2024; Díez-Cirarda et al., 2023; Heine et al., 2023). There are still many uncertainties about how and to what extent the virus impacts the brain. To better understand the nature and extent of these changes, neurophysiological methods such as electroencephalography (EEG) may offer valuable insight</text:span><text:span text:style-name="T111"><office:annotation office:name="11" xml:id="201722705"><dc:creator>Janka Hauffe</dc:creator><dc:date>2025-03-27T23:18:00</dc:date><meta:creator-initials>JH</meta:creator-initials><text:p text:style-name="P112">Bis hier Literatur in Zotero</text:p></office:annotation>s.</text:span><text:span text:style-name="T113"><office:annotation-end office:name="11"/></text:span></text:p>
      <text:p text:style-name="P114"/>
      <text:h text:style-name="P115" text:outline-level="2">EEG as a Tool to assess cognitive impairment and related symptoms</text:h>
      <text:p text:style-name="P116">EEG has been proven to be a valuable tool for assessing both subjective<text:s/>cognitive difficulties (Rossini et al., 2007) and objective cognitive impairment such as MCI and AD (Babiloni et al., 2011; Dierks, Frölich, Ihl &amp; Maurer, 1994; Jeong, 2024; Perez, Duque, Hidalgo &amp; Salvador, 2024; Celesia et al., 1987, Rossini et al., 2007, Rossini, 2009, Yener et al., 2008, Yener et al., 2009).<text:s/></text:p>
      <text:p text:style-name="P117">EEG is a neurophysiological technique that records brain electrical activity via scalp electrodes (Babiloni et al., 2011; Babiloni et al., 2016), providing a direct, real-time view of<text:s/><text:soft-page-break/>human brain function in physiological and pathological conditions (Berger, 1929; Liu et al., 2024).<text:s/></text:p>
      <text:p text:style-name="Normal"><text:span text:style-name="T118">The human brain consists of approximately 100 billion neurons, forming intricate synaptic networks that support cognitive<text:s/></text:span><text:span text:style-name="T119"><office:annotation office:name="12" xml:id="1329603482"><dc:creator>Janka Hauffe</dc:creator><dc:date>2025-02-12T08:41:00</dc:date><meta:creator-initials>JH</meta:creator-initials><text:p text:style-name="P120">Functioning?</text:p></office:annotation>function</text:span><text:span text:style-name="CommentReference"><office:annotation-end office:name="12"/></text:span><text:span text:style-name="T121"><text:s/>(Babiloni et al., 2016). As the brain ages, these synaptic networks weaken due to synaptic pruning, neuronal apoptosis, and the loss of cortico-cortical connections, leading to a decline in cognitive function (D'Amelio and Rossini, 2012). Pathological processes can accelerate this process of brain aging (Babiloni et al., 2016).</text:span></text:p>
      <text:p text:style-name="Normal"><text:span text:style-name="T122">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and other neurodegenerative disorders (</text:span><text:span text:style-name="T123">Jeong, 2004)</text:span><text:span text:style-name="T124">. 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text:s/></text:span><text:span text:style-name="T125"><office:annotation office:name="13" xml:id="1454839443"><dc:creator>Janka Hauffe</dc:creator><dc:date>2025-03-31T12:30:00</dc:date><meta:creator-initials>JH</meta:creator-initials><text:p text:style-name="P126">Hier jetzt doppelt. Wo besser? Oder gar nicht?</text:p></office:annotation>Babiloni et al. (2021) concluded, that EEG can serve as a supportive diagnostic tool for cognitive impairment, detecting brain dysfunction even before reaching pathological diagnostic criteria.<text:s/></text:span><text:span text:style-name="T127"><office:annotation-end office:name="13"/></text:span><text:span text:style-name="T128"><text:s/></text:span><text:bookmark-start text:name="_Hlk178302865"/></text:p>
      <text:p text:style-name="Normal"><text:span text:style-name="T129">EEG studies have become increasingly relevant for investigating individuals with COVID-19 and PCS, as they reveal changes in brain neural activity that correlate with fatigue, which is alongside cognitive decline the most commonly reported symptom, and cognitive deficits in these patients<text:s/></text:span><text:span text:style-name="T130">(</text:span><text:span text:style-name="T131">Antony &amp; Haneef, 2020;<text:s/></text:span><text:span text:style-name="T132">Appelt et al., 2022; Cecchetti et al., 2022; Furlanis et al., 2023;<text:s/></text:span><text:bookmark-start text:name="_Hlk192083177"/><text:span text:style-name="T133">Kopańska et al., 2022</text:span><text:bookmark-end text:name="_Hlk192083177"/><text:span text:style-name="T134">; Kubota, Gajera &amp; Kuroda, 2021;<text:s/></text:span><text:span text:style-name="T135">Pasini et al., 2020; Pastor, Vega-Zelaya &amp; Abad, 2020; Roberto, Espiritu, Fernandez &amp; Gutierrez, 2020;<text:s/></text:span><text:span text:style-name="T136">Wojcik et al., 2023)</text:span><text:span text:style-name="T137">.</text:span><text:bookmark-end text:name="_Hlk178302865"/><text:span text:style-name="T138"><text:s/></text:span></text:p>
      <text:p text:style-name="P139"><text:span text:style-name="T140">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41"/>
      <text:p text:style-name="Normal"><text:span text:style-name="T142">EEG is a direct, non-invasive, safe, cost-effective, and<text:s/></text:span><text:span text:style-name="T143"><office:annotation office:name="14" xml:id="1214374927"><dc:creator>Janka Hauffe</dc:creator><dc:date>2025-02-11T18:23:00</dc:date><meta:creator-initials>JH</meta:creator-initials><text:p text:style-name="P144">Delete here?</text:p></office:annotation>portable</text:span><text:span text:style-name="CommentReference"><office:annotation-end office:name="14"/></text:span><text:span text:style-name="T145"><text:s/>method, making it a simple and convenient tool for assessing brain function (Babiloni et al., 2016; Babiloni et al., 2021; Biasiucci, Franceschiello &amp; Murray, 2019; Meghdadi et al., 2021;<text:s/></text:span><text:span text:style-name="T146">Neo, Foti, Keehn &amp;<text:s/></text:span><text:soft-page-break/><text:span text:style-name="T147">Kelleher, 2023;<text:s/></text:span><text:span text:style-name="T148">Rossini et al., 2019). Furthermore, EEG offers high temporal resolution (Meghdadi et al., 2021; Rossini et al., 2004; Rossini et al., 2019) (time resolution of ≤ 1 ms)<text:s/></text:span><text:span text:style-name="T149"><office:annotation office:name="15" xml:id="1560973093"><dc:creator>Janka Hauffe</dc:creator><dc:date>2025-02-12T08:09:00</dc:date><meta:creator-initials>JH</meta:creator-initials><text:p text:style-name="P150"><text:span text:style-name="T151">rewrite</text:span></text:p></office:annotation>enabling it to provide neurophysiological data that cannot be obtained from other neuroimaging techniques (</text:span><text:span text:style-name="CommentReference"><office:annotation-end office:name="15"/></text:span><text:span text:style-name="T152">Biasiucci et al., 2019)</text:span><text:span text:style-name="T153">.</text:span></text:p>
      <text:p text:style-name="P154">Another advantage is its repeatability. EEG markers remain largely unaffected by meta-learning relative to task progression, allowing for repeated assessments throughout disease progression (Babiloni et al., 2016).<text:s/></text:p>
      <text:p text:style-name="Normal"><text:span text:style-name="T155">Resting-</text:span><text:span text:style-name="T156"><office:annotation office:name="16" xml:id="30617443"><dc:creator>Janka Hauffe</dc:creator><dc:date>2025-03-31T05:20:00</dc:date><meta:creator-initials>JH</meta:creator-initials><text:p text:style-name="P157">Why I use that</text:p></office:annotation>state EEG (rsEEG) has emerged as a valuable method for quantifying neurophysiological brain dysfunction<text:s/></text:span><text:span text:style-name="T158"><office:annotation-end office:name="16"/></text:span><text:span text:style-name="T159">(Babiloni et al., 2011; Babiloni et al., 2016; Perez, Duque, Hidalgo &amp; Salvador, 2024). Unlike the measuring of ERPs, rsEEG captures spontaneous brain activity independently of cognitive tasks or stimuli<text:s/></text:span><text:span text:style-name="T160">(</text:span><text:span text:style-name="T161">Babiloni et al., 2016; Babiloni et al., 2021;<text:s/></text:span><text:span text:style-name="T162">Mantini, Perrucci, Del Gratta, Romani &amp; Corbetta, 2007;<text:s/></text:span><text:span text:style-name="T163">Perez et al., 2024</text:span><text:span text:style-name="T164">),<text:s/></text:span><text:span text:style-name="T165">making it resilient to factors such as fatigue, movement, anxiety, or<text:s/></text:span><text:span text:style-name="T166"><office:annotation office:name="17" xml:id="1070942682"><dc:creator>Janka Hauffe</dc:creator><dc:date>2025-02-23T10:51:00</dc:date><meta:creator-initials>JH</meta:creator-initials><text:p text:style-name="P167">Maybe delete meta-learning from the part before</text:p></office:annotation>meta-learning<text:s/></text:span><text:span text:style-name="CommentReference"><office:annotation-end office:name="17"/></text:span><text:span text:style-name="T168">(Babiloni et al., 2016; Babiloni et al., 2021; Perez et al., 2024).</text:span></text:p>
      <text:p text:style-name="Normal"><text:span text:style-name="T169">Frequency bands</text:span><text:bookmark-start text:name="_Hlk194318192"/><text:span text:style-name="T170">.</text:span><text:span text:style-name="T171"><text:s/></text:span><text:span text:style-name="T172"><office:annotation office:name="18" xml:id="435359844"><dc:creator>Janka Hauffe</dc:creator><dc:date>2025-03-31T13:01:00</dc:date><meta:creator-initials>JH</meta:creator-initials><text:p text:style-name="P173">Passt das hier?</text:p></office:annotation>Some EEG parameters are widely studied, with one of the most commonly analyzed being power. EEG power refers to the squared amplitude of the signal and reflects the amount of energy within a specific frequency band</text:span><text:span text:style-name="T174"><office:annotation-end office:name="18"/></text:span><text:span text:style-name="T175">.<text:s/></text:span><text:span text:style-name="T176">EEG signals are commonly categorized into five distinct frequency bands: Delta (1-4 Hz), theta (4-8 Hz), alpha (8-13 Hz), beta (13-30 Hz), and gamma (&gt;30 Hz) (Babiloni et al., 2011; Babiloni et al., 2016</text:span><text:span text:style-name="T177"><office:annotation office:name="19" xml:id="1120136860"><dc:creator>Janka Hauffe</dc:creator><dc:date>2025-03-31T13:15:00</dc:date><meta:creator-initials>JH</meta:creator-initials><text:p text:style-name="P178">Unnötig?</text:p></office:annotation>). These frequency bands provide specific physiological insights into the brain’s functional state during sleep and wake periods (Babiloni et al., 2011; Nunez et al., 1999).<text:s/></text:span><text:bookmark-end text:name="_Hlk194318192"/><text:span text:style-name="T179">However, there is no universal consensus on their exact frequency ranges, as definitions vary across studies. While Babiloni et al. (2016) define the delta band as 1-4 Hz and the beta band as 13-30 Hz, this study will consider delta as 0.5-4 Hz (Bachman &amp; Bernat, 2018; Gunasekaran, Azizi, Van Wassenhove &amp; Herbst, 2023; Uchida, Maloney &amp; Feinberg, 1992) and beta as 14-30 Hz (Brovelli, Ding, Ledberg, Chen, Nakamura &amp; Bressler; 2004; Liang, Zhang, Liu, Lou, Liu &amp; Wang, 2020; Pesonen, Hämäläinen &amp; Krause, 2007; Poppelaars, Harrewijn, Westenberg &amp; Van der Molen, 2018; Tzagarakis, West &amp; Pellizzer, 2015).</text:span><text:span text:style-name="T180"><office:annotation-end office:name="19"/></text:span></text:p>
      <text:p text:style-name="Normal"><text:span text:style-name="T181"><office:annotation office:name="20" xml:id="1096755367"><dc:creator>Janka Hauffe</dc:creator><dc:date>2025-03-31T13:15:00</dc:date><meta:creator-initials>JH</meta:creator-initials><text:p text:style-name="P182">Hier oder vor dem letzten Absatz?</text:p></office:annotation>Attar (2022) defines the frequency bands as follows: Delta waves are typically absent during wakefulness in healthy adults and<text:s/></text:span><text:span text:style-name="T183">are</text:span><text:span text:style-name="T184"><text:s/>primarily associated with deep sleep. Theta waves are associated with the transition between wakefulness and sleep. Alpha waves are characteristic of relaxed wakefulness. And beta waves are typically present when individuals are awake and mentally or physically active, or under psychological stress.</text:span><text:span text:style-name="T185"><office:annotation-end office:name="20"/></text:span></text:p>
      <text:p text:style-name="Normal"><text:span text:style-name="T186"><office:annotation office:name="21" xml:id="816414353"><dc:creator>Janka Hauffe</dc:creator><dc:date>2025-03-31T12:54:00</dc:date><meta:creator-initials>JH</meta:creator-initials><text:p text:style-name="P187">Ich glaube doppelt oder? Hier oder oben?</text:p></office:annotation><text:soft-page-break/>During normal aging, eyes-closed rsEEG rhythms undergo gradual changes, including a shift in power distribution across frequency bands (Babiloni et al., 2011; Babiloni et al., 2016; Babiloni et al., 2006; Barry &amp; De Blasio, 2017; Liu et a</text:span><text:span text:style-name="T188">l</text:span><text:span text:style-name="T189">., 2024). However, in pathological aging, such as AD, these alterations become more pronounced and disruptive (Claus et al., 2000; Lejko et al., 2020; Liu et a</text:span><text:span text:style-name="T190">l</text:span><text:span text:style-name="T191">., 2024).</text:span><text:span text:style-name="T192"><office:annotation-end office:name="21"/></text:span></text:p>
      <text:p text:style-name="Normal"><text:span text:style-name="T193">A key feature of pathological aging is EEG slowing, which has been linked to cognitive impairment, where greater slowing is associated with worse impairment (</text:span><text:span text:style-name="T194">D’Atri et al., 2021;<text:s/></text:span><text:span text:style-name="T195">Farina et al., 2020; Finnigan &amp; Robertson, 2011; Lejko et al., 2020</text:span><text:span text:style-name="T196">)</text:span><text:span text:style-name="T197">. This slowing is characterized by increased power in low-frequency band (delta, theta) and reduced power in high-frequency band (alpha, beta) (Farina et al., 2020; Lejko et al., 2020; Liu et al., 2024).</text:span></text:p>
      <text:p text:style-name="Normal"><text:span text:style-name="T198">In AD, these EEG alterations<text:s/></text:span><text:span text:style-name="T199"><office:annotation office:name="22" xml:id="1939169742"><dc:creator>Janka Hauffe</dc:creator><dc:date>2025-03-31T13:16:00</dc:date><meta:creator-initials>JH</meta:creator-initials><text:p text:style-name="P200">Alles weg? Was soll bleiben, was soll weg</text:p></office:annotation>are well-documented, with a consistent pattern of increased delta and theta power alongside reduced alpha and beta power compared to healthy older adults (Babiloni et al., 2011;<text:s/></text:span><text:span text:style-name="T201">C</text:span><text:span text:style-name="T202">laus et al., 2000;<text:s/></text:span><text:span text:style-name="T203">D’Atri et al., 2021;</text:span><text:span text:style-name="T204"><text:s/>Dringenberg, 2000; Elmståhl, Ros</text:span><text:span text:style-name="T205">é</text:span><text:span text:style-name="T206">n &amp; Gullberg, 1994; Farina et al., 2020; Fröhlich<text:s/></text:span><text:span text:style-name="T207"><office:annotation-end office:name="22"/></text:span><text:span text:style-name="T208">et al., 2021; Hogan,<text:s/></text:span><text:span text:style-name="T209"><office:annotation office:name="23" xml:id="479992529"><dc:creator>Janka Hauffe</dc:creator><dc:date>2025-03-31T13:14:00</dc:date><meta:creator-initials>JH</meta:creator-initials><text:p text:style-name="P210">Irgendwie so halb zumindest nochmal PCS reinbringen irgendwas mit reinbringen</text:p></office:annotation>Swanwick, Kaiser, Rowan &amp; Lawlor, 2003; Jelic, Shigeta, Julin, Almkvist, Winblad &amp; Wahlund, 1996; Jeong, 2004; Lejko et al., 2020; Musaeus et al., 2018; Özbek, Fide &amp; Yener, 2021; Wada, Nanbu, Jiang, Koshino, Yamaguchi &amp; Hashimoto, 1997).</text:span></text:p>
      <text:p text:style-name="Normal"><text:span text:style-name="T211">However, findings in objective and self-reported CD remain less consistent (Fröhlich et al., 2021).<text:s/></text:span><text:span text:style-name="T212"><office:annotation-end office:name="23"/></text:span></text:p>
      <text:p text:style-name="P213"/>
      <text:p text:style-name="P214">Investigating all frequency bands would exceed the scope of this work. Therefore, only beta and delta frequency bands will be further addressed.<text:s/>Sibilano et al. (2023) identified the delta band as the most effective in distinguishing subjective cognitive decline from mild cognitive impairment.<text:s/>Further,<text:s/>Farina et al. (2020) reported<text:s/>that the delta band provided the best distinction between objective cognitive impairment and healthy controls. Several studies have also reported abnormalities in delta power in PCS patients (Furlani et al., 2022; Kopańska et al., 2022; Ortelli et al., 2023; Pastor et al., 2020), making it a relevant focus of investigation.</text:p>
      <text:p text:style-name="Normal"><text:span text:style-name="T215">The beta frequency band, on the other hand, is the least studied among the frequency bands (Güntekin, Emek-Savaş, Kurt, Yener, &amp; Başar, 2013). Therefore, examining beta frequencies could add value by contributing to the<text:s/></text:span><text:span text:style-name="T216">number</text:span><text:span text:style-name="T217"><text:s/>of EEG studies</text:span><text:span text:style-name="T218">.</text:span><text:span text:style-name="T219"><text:s/></text:span></text:p>
      <text:p text:style-name="P220"/>
      <text:p text:style-name="Normal"><text:span text:style-name="T221">Delta findings:</text:span></text:p>
      <text:soft-page-break/>
      <text:p text:style-name="Normal"><text:span text:style-name="T222">Several studies have observed increased delta power (Adler, Bramesfeld &amp; Jajcevic, 1999; Babiloni et al., 2006; Babiloni et al., 2010; Farina et al., 2020; Jelic et al., 2020; Koenig et al., 2005; Moretti, Zanetti, Binetti &amp; Frisoni, 2012; Ya, Xun, Wei, Ting, Hong &amp; Yuan, 2015) in individuals with objective cognitive impairment, while others found no significant differences between MCI and healthy individuals (Fröhlich et al., 2021; Jelic et al., 1996),<text:s/></text:span><text:span text:style-name="T223"><office:annotation office:name="24" xml:id="844841222"><dc:creator>Janka Hauffe</dc:creator><dc:date>2025-02-26T13:25:00</dc:date><meta:creator-initials>JH</meta:creator-initials><text:p text:style-name="P224"><text:span text:style-name="T225">And some</text:span></text:p></office:annotation>and yet others<text:s/></text:span><text:span text:style-name="CommentReference"><office:annotation-end office:name="24"/></text:span><text:span text:style-name="T226">reported a decrease in delta power during rsEEG (Kwak, 2006; Liddell et al., 2007).<text:s/></text:span></text:p>
      <text:p text:style-name="Normal"><text:span text:style-name="T227">Liddell et al. (2007) observed a significant positive correlation between delta power and immediate memory recall in MCI, suggesting that delta power may be linked to memory decline and could serve as a sensitive indicator of prodromal cognitive decline. Similarly,<text:s/></text:span><text:bookmark-start text:name="_Hlk194320706"/><text:span text:style-name="T228">Pastor et al. (2020)<text:s/></text:span><text:bookmark-end text:name="_Hlk194320706"/><text:span text:style-name="T229">demonstrated a significant encephalopathic pattern in PCS patients characterized, among others, by an increase in generalized delta activity. However, in a study with 73 cognitively healthy older adults, r</text:span><text:span text:style-name="T230">elative delta frequency did not correlate with any cognitive measures (Finnigan &amp; Robertson, 2011).</text:span></text:p>
      <text:p text:style-name="Normal"><text:bookmark-start text:name="_Hlk194320725"/><text:span text:style-name="T231">Ortelli et al. (2023)<text:s/></text:span><text:bookmark-end text:name="_Hlk194320725"/><text:span text:style-name="T232">reported significant differences in the delta frequency band between PCS patients with self-reported CD and fatigue and healthy controls, with PCS patients displaying diminished activity compared to healthy controls. Lower delta power was associated with worse cognitive functioning. MoCA revealed significantly lower cognitive performance in PCS patients compared to HC. Interestingly, despite these differences, the global cognitive score in PCS patients remains within the normal range, indicating no clinically significant<text:s/></text:span><text:span text:style-name="T233"><office:annotation office:name="25" xml:id="736179168"><dc:creator>Janka Hauffe</dc:creator><dc:date>2025-03-28T19:27:00</dc:date><meta:creator-initials>JH</meta:creator-initials><text:p text:style-name="P234">Delete?</text:p></office:annotation>cognitive</text:span><text:span text:style-name="CommentReference"><office:annotation-end office:name="25"/></text:span><text:span text:style-name="T235"><text:s/>impairment. However, analyzing the MoCA subscores in each specific domain revealed significant deficits in executive functions, language, and memory in PCS patients<text:s/></text:span><text:span text:style-name="T236"><office:annotation office:name="26" xml:id="1015021571"><dc:creator>Janka Hauffe</dc:creator><dc:date>2025-03-28T19:30:00</dc:date><meta:creator-initials>JH</meta:creator-initials><text:p text:style-name="P237">Delete?</text:p></office:annotation>compared to HC</text:span><text:span text:style-name="CommentReference"><office:annotation-end office:name="26"/></text:span><text:span text:style-name="T238">. These cognitive deficits were associated with brain activity changes in the frontal, parietal, and temporal brain regions at rest. Additionally, PCS patients showed significantly higher fatigue scores than HC, possibly reflecting shared neural mechanisms underlying both fatigue and cognitive dysfunction. Ortelli et al. (2023) suggested that the pathophysiology of “brain fog” in PCS patients may result from a dysfunction in the GABAergic system. Delta band activity in frontal regions has been shown to play a role in</text:span><text:span text:style-name="T239"><text:s/>maintaining focused attention (Harmony, 2013). During mental tasks, increased delta power is associated with the inhibition of sensory afferents that interfere with internal co</text:span><text:span text:style-name="T240"><office:annotation office:name="27" xml:id="891006210"><dc:creator>Janka Hauffe</dc:creator><dc:date>2025-03-28T21:12:00</dc:date><meta:creator-initials>JH</meta:creator-initials><text:p text:style-name="P241">Hier nochmal Harmony zitieren oder ist es deutlich, dass ich mich darauf beziehe?</text:p></office:annotation>ncentration</text:span><text:span text:style-name="CommentReference"><office:annotation-end office:name="27"/></text:span><text:span text:style-name="T242">. Similarly, higher frontal GABA concentrations have been linked to better distractor suppression (Sumner et al., 2010) and better performance on the MoCA (Porges et al., 2017). Although a direct link between reduced delta activity and GABAergic dysfunction has not been established, findings from a TMT study found an association between impairment in executive function and GABAergic inhibition in PCS patients with fatigue (Versace et al.,<text:s/></text:span><text:soft-page-break/><text:span text:style-name="T243">2021). SARS-CoV-2 targets ACE2 receptors (</text:span><text:span text:style-name="T244">Ramani et al., 2020)</text:span><text:span text:style-name="T245">, which are highly expressed on GABAergic neurons (</text:span><text:span text:style-name="T246">Chen et al., 2021)</text:span><text:span text:style-name="T247">, potentially leading to GABAergic dysfunction through virus-induced neuroinflammation (Ortelli et al., 2023).</text:span></text:p>
      <text:p text:style-name="Normal"><text:span text:style-name="T248"><text:tab/></text:span><text:span text:style-name="T249">However, findings regarding delta power in PCS patients are not consistent. For instance,<text:s/></text:span><text:bookmark-start text:name="_Hlk194320782"/><text:span text:style-name="T250">Kopańska et al. (2022)<text:s/></text:span><text:bookmark-end text:name="_Hlk194320782"/><text:span text:style-name="T251">found a decrease in delta in the left hemisphere, similar to Ortelli et al. (2023), but also observed an increase in delta activity in the right hemisphere.</text:span></text:p>
      <text:p text:style-name="Normal"><text:span text:style-name="T252"><text:tab/></text:span><text:span text:style-name="T253"><office:annotation office:name="28" xml:id="429039797"><dc:creator>Janka Hauffe</dc:creator><dc:date>2025-03-28T21:45:00</dc:date><meta:creator-initials>JH</meta:creator-initials><text:p text:style-name="P254">Or: In another/diferengt study und das dann in Klammern?</text:p></office:annotation>In a study by<text:s/></text:span><text:bookmark-start text:name="_Hlk194320825"/><text:span text:style-name="T255">Furlani et al. (2022),<text:s/></text:span><text:span text:style-name="CommentReference"><office:annotation-end office:name="28"/></text:span><text:bookmark-end text:name="_Hlk194320825"/><text:span text:style-name="T256">EEG abnormalities were observed in 13 out of 20 patients who self-reported cognitive impairment following SARS-CoV-2 infection, with the abnormalities primarily located in the frontal brain regions. Among these, nine patients exhibited a delta-slowing pattern,<text:s/></text:span><text:span text:style-name="T257"><office:annotation office:name="29" xml:id="770478427"><dc:creator>Janka Hauffe</dc:creator><dc:date>2025-03-28T18:23:00</dc:date><meta:creator-initials>JH</meta:creator-initials><text:p text:style-name="P258">Delete?</text:p></office:annotation>while four showed epileptic discharges</text:span><text:span text:style-name="CommentReference"><office:annotation-end office:name="29"/></text:span><text:span text:style-name="T259">. There was no identifiable pattern to explain why some patients showed EEG abnormalities while others did not. No significant differences were found in age, education, or objective cognitive performance. The MoCA indicated objective impairment (score &lt; 26) in 10 patients, six of whom had EEG abnormalities. The subscores in each specific domain of the MoCA also did not reveal any distinguishing pattern. Finally, no group difference</text:span><text:span text:style-name="T260">s</text:span><text:span text:style-name="T261"><text:s/>were observed in fatigue levels. Interestingly, of the 20 patients with self-reported cognitive impairment, only two did not meet the threshold for clinically relevant fatigue (FFS<text:s/></text:span><text:span text:style-name="T262">≥ 4.0).<text:s/></text:span><text:span text:style-name="T263">This highlights the association between self-reported cognitive difficulties and fatigue in patients following SARS-CoV-2 infection.<text:s/></text:span><text:span text:style-name="T264">And</text:span><text:span text:style-name="T265"><text:s/>raises the question of whether subjectively reported cognitive impairment is primarily driven by fatigue and whether the observed slowing patterns in the data may reflect fatigue rather than actual cognitive impairment</text:span><text:span text:style-name="T266">. Studies</text:span><text:span text:style-name="T267"><text:s/>in which fatigue was induced found no<text:s/></text:span><text:span text:style-name="T268">significant<text:s/></text:span><text:span text:style-name="T269">changes in delta</text:span><text:span text:style-name="T270"><text:s/></text:span><text:span text:style-name="T271">delta activity<text:s/></text:span><text:span text:style-name="T272">(Li et al., 2020). Delta activity was stable over time (Jap, Lal, Fischer &amp; Bekiaris, 2009).<text:s/></text:span></text:p>
      <text:p text:style-name="P273">Increased delta power has been reported in a longitudinal study, in which hospitalized patients with recent COVID-19 diagnosis and self-reported cognitive complaints underwent neuropsychological assessment and EEG within two months<text:s/>of infection (baseline) and ten months after infection (Cecchetti et al., 2022). At baseline, 53% of patients (n = 49) showed impairments in at least one cognitive domain on neuropsychological assessment, with executive functions being most affected and with overall worse performance compared to HC. Interestingly, 28% of patients reported psychiatric symptoms (10% depressive symptoms, 12% PTBS,<text:s/>and<text:s/>6% both). Significantly greater delta power in bilateral frontal and</text:p>
      <text:p text:style-name="P274">central-temporal regions was<text:s/>found in patients compared to HC. At follow-up, a reduction in objective cognitive impairment was observed, with 36% of patients (n = 33) showing impairments in at least one cognitive domain, while delta frequency showed no significant<text:s/><text:soft-page-break/>changes over time. Notably, 33% of patients continued to report psychiatric symptoms (6% depressive, 18% PTSD,<text:s/><text:s/>and<text:s/>9% both).<text:s/></text:p>
      <text:p text:style-name="P275">At follow-up, better performance on the TMT-BA was associated with higher baseline left central-temporal delta power. Age, sex, education, and clinical and global cognition data did not differ between controls and patients. Thus, Cecchetti et al. (2022) explain the observed decrease in delta power as possibly resulting from SARS-CoV-2-related damage to the brainstem, potentially caused by viral invasion, inflammation, and vascular activation (Yong et al., 2011). <text:s/></text:p>
      <text:p text:style-name="P276"/>
      <text:p text:style-name="P277">Beta power</text:p>
      <text:p text:style-name="Normal"><text:span text:style-name="T278">Finding on beta power in</text:span><text:span text:style-name="T279"><text:s/>objective cognitive impairment</text:span><text:span text:style-name="T280"><text:s/>are inconsistent. Several studies found no significant differences</text:span><text:span text:style-name="T281"><text:s/>between objective cognitive impairment</text:span><text:span text:style-name="T282"><text:s/>in beta power compared to healthy control (Babiloni et al., 2006; Fröhlich et al., 2021; Jelic et al., 1996; Ya</text:span><text:span text:style-name="T283"><text:s/>et al.</text:span><text:span text:style-name="T284">, 2015).<text:s/></text:span><text:span text:style-name="T285"><office:annotation office:name="30" xml:id="1777299725"><dc:creator>Janka Hauffe</dc:creator><dc:date>2025-03-03T17:43:00</dc:date><meta:creator-initials>JH</meta:creator-initials><text:p text:style-name="P286"><text:span text:style-name="T287">I use however quite alot</text:span></text:p></office:annotation><office:annotation office:name="31" xml:id="1327261677"><dc:creator>Lily Schmeer</dc:creator><dc:date>2025-03-14T11:17:00</dc:date><meta:creator-initials>LS</meta:creator-initials><text:p text:style-name="Normal"><text:span text:style-name="T288">True</text:span></text:p></office:annotation>However</text:span><text:span text:style-name="CommentReference1"><office:annotation-end office:name="30"/></text:span><text:span text:style-name="CommentReference"><office:annotation-end office:name="31"/></text:span><text:span text:style-name="T289">,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 Koenig et al., 2005), particularly in the temporal and occipital regions (Jelic et al., 2000).<text:s/></text:span><text:bookmark-start text:name="_Hlk194098423"/></text:p>
      <text:p text:style-name="Normal"><text:span text:style-name="T290">While Ortelli et al. (2023) and Cecchetti et al.<text:s/></text:span><text:span text:style-name="T291">(2022) found no significant differences in beta frequency bands in PCS patients, Kopańska et al. (2020) reported increased higher beta<text:s/></text:span>frequency activity in both hemispheres and elevated lower beta frequency activity in the left hemisphere in PCS patients. In contrast, Gaber et al. (2024) observed decreased beta power in PCS patients. Further complexity in beta power findings was highlighted by Benis et al. (2024), who reported differential effects for low beta (13-19 Hz) and high beta (19-36 Hz) in a case report.<text:s/><text:span text:style-name="T292">The PCS patient with prominent apathy exhibited elevated high beta power but decreased low beta power compared to healthy controls.</text:span><text:bookmark-end text:name="_Hlk194098423"/><text:span text:style-name="T293"><text:s/>These conflicting findings suggest heterogeneous beta activity alterations in PCS, possibly influenced by individual differences in symptoms or underlying neurophysiological mechanisms.</text:span></text:p>
      <text:p text:style-name="Normal"><text:span text:style-name="T294">In a review of<text:s/></text:span><text:span text:style-name="T295">rsEEG</text:span><text:span text:style-name="T296"><text:s/>in psychiatric disorders, a dominant finding was an<text:s/></text:span><text:span text:style-name="T297">i</text:span><text:span text:style-name="T298">ncrease in absolute beta power in patients with depression (Newson &amp; Thiagarajan, 2019). However, no significant difference was found in relative beta power. Another review suggests that increased beta power may be associated with high levels of anxiety in healthy participants, indicating abnormal hyperarousal and heightened brain alertness (Wang et al., 2025).</text:span></text:p>
      <text:soft-page-break/>
      <text:p text:style-name="Normal"><text:span text:style-name="T299">Beta activity was found to significantly decrease in patients with induced fatique</text:span><text:span text:style-name="T300"><text:s/></text:span><text:span text:style-name="T301">(Jab et al., 2009).<text:s/></text:span><text:span text:style-name="T302">Further, sleep deprivations seems to be related with higher relativ and absolute beta (Corsi-Cebrera et al., 1992; Gorgoni et al., 2014), and delta power (Gennaro et al., 2007; Gorgoni et al., 2014).</text:span></text:p>
      <text:p text:style-name="P303"/>
      <text:h text:style-name="P304" text:outline-level="2">Aim of study</text:h>
      <text:p text:style-name="Normal"><text:span text:style-name="T305">EEG findings in PCS patients are mainly based on self-reported CD rather than objective measures of impairment.<text:s/></text:span><text:span text:style-name="T306">Notably, there was no differentiation possible between EEG patterns associated with cognitive impairment and those related to fatigue or those with psychiatrical symptoms.<text:s/></text:span><text:span text:style-name="T307">This presents an opportunity to examine beta and delta power during resting state in groups defined solely by objective cognitive measures, providing a clearer understanding of the relationship between EEG patterns and cognitive functioning in patients with a history of SARS-CoV-2 infection.</text:span></text:p>
      <text:p text:style-name="P308">Furthermore, it allows for a deeper subgroup analysis of beta and delta power<text:s/>and associated symptoms<text:s/>in relation to both self-reported cognitive difficulties (CD) and objectively observed impairments. Specifically, this examination<text:s/>explores<text:s/>whether differences in beta and delta power can be observed between groups where self-reported CD aligns with objectively measured CD and those where the two do not align<text:s/>and how potential differences<text:s/></text:p>
      <text:p text:style-name="P309"/>
      <text:p text:style-name="P310">It also allows to see how and if the self-reported cognitive impairments übereinstimmen mit den objectiv entdeckten difficulties und womit diese unterschiede zusammenhängen können.<text:s/></text:p>
      <text:p text:style-name="P311"/>
      <text:p text:style-name="P312"><text:span text:style-name="T313">The study aims to explore the differences among groups that differ significantly in their objective cognitive performance levels following SARS-CoV-2 infection. This investigation is crucial given the widespread cognitive impairments reported in<text:s/></text:span><text:span text:style-name="T314">those individuals</text:span><text:span text:style-name="T315"><text:s/>and their profound impact on everyday functioning and quality of life. Due to the inconsistent findings in EEG patterns in beta and delta power in patients with PCS, but also in patients with</text:span><text:span text:style-name="T316"><text:s/>similar symptom patterms</text:span><text:span text:style-name="T317">, there is a need for further investigation of this aspect. Specifically, the research will address the following research question:<text:s/></text:span><text:span text:style-name="T318">How do individuals with different cognitive performance levels differ in their self-</text:span><text:span text:style-name="T319">perceived cognitive functioning<text:s/></text:span><text:span text:style-name="T320">after SARS-CoV-2 infection, their<text:s/></text:span><text:span text:style-name="T321">neuropsychiatric symptoms scores</text:span><text:span text:style-name="T322">, and their resting state neural activity?</text:span></text:p>
      <text:p text:style-name="P323"/>
      <text:soft-page-break/>
      <text:p text:style-name="P324">By examining the<text:s/>similarities and differences<text:s/>between objective cognitive assessments and self-reported cognitive impairments, as well as the influence of psychological factors, this study aims to provide insights into the complex relationship between cognitive functioning and psychological health in individuals<text:s/>after SARS-CoV-2 infection.<text:s/></text:p>
      <text:p text:style-name="P325"><text:span text:style-name="T326"><text:line-break/></text:span><text:span text:style-name="T327"><office:annotation office:name="32" xml:id="538960264"><dc:creator>Janka Hauffe</dc:creator><dc:date>2025-03-05T17:16:00</dc:date><meta:creator-initials>JH</meta:creator-initials><text:p text:style-name="P328"><text:span text:style-name="T329">Not happy yet</text:span></text:p></office:annotation>Hypotheses</text:span><text:span text:style-name="CommentReference"><office:annotation-end office:name="32"/></text:span></text:p>
      <text:p text:style-name="P330"><text:span text:style-name="T331"><office:annotation office:name="33" xml:id="1740398350"><dc:creator>Janka Hauffe</dc:creator><dc:date>2025-01-09T12:37:00</dc:date><meta:creator-initials>JH</meta:creator-initials><text:p text:style-name="P332"><text:span text:style-name="T333">Setzen wir voraus, keine Hypothese</text:span></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33"/></text:span><text:span text:style-name="T334">.<text:s/></text:span></text:p>
      <text:p text:style-name="P335"/>
      <text:list text:style-name="LFO1" text:continue-numbering="true">
        <text:list-item>
          <text:p text:style-name="P336"><text:span text:style-name="T337">Individuals with objectively assessed lower cognitive performance will report higher levels of self-reported cognitive limitations compared to the group that performed better.<text:s/></text:span></text:p>
        </text:list-item>
        <text:list-item>
          <text:p text:style-name="P338"><text:span text:style-name="T339">Individuals, that have self-reported cognitive impairment, but were not recognized as low performers in objective cognitive assessment may have<text:s/></text:span><text:span text:style-name="T340"><office:annotation office:name="34" xml:id="126409595"><dc:creator>Janka Hauffe</dc:creator><dc:date>2025-03-05T17:12:00</dc:date><meta:creator-initials>JH</meta:creator-initials><text:p text:style-name="P341"><text:span text:style-name="T342">Or for each one own hypothesis?<text:s/></text:span></text:p></office:annotation><office:annotation office:name="35" xml:id="260435928"><dc:creator>Janka Hauffe</dc:creator><dc:date>2025-03-05T17:12:00</dc:date><meta:creator-initials>JH</meta:creator-initials><text:p text:style-name="P343"><text:span text:style-name="T344">Or maybe just for fatigue as that symptom is very common?</text:span></text:p></office:annotation><office:annotation office:name="36" xml:id="729368984"><dc:creator>Christian Neumann</dc:creator><dc:date>2025-03-10T11:20:00</dc:date><meta:creator-initials>CN</meta:creator-initials><text:p text:style-name="Kommentartext">Das leitest du quasi daraus ab, dass du im theoretischen Hintergrund geschrieben hattest SCD hängt besser mit Fatigue und Anxiety zusammen als mit tatsächlich messbaren kognitiven Einschränkungen, richtig? Das ist gut! Wenn du das für Depression auch so gefunden hast, dann nenn hier auch Depression. Du kannst dazu Unterhypothesen machen, also 2. a. und b., wie du es für die nächste Hypothese auch gemacht hast<text:s/></text:p></office:annotation>higher fatigue, anxiety, and depression scores<text:s/></text:span><text:span text:style-name="CommentReference"><office:annotation-end office:name="34"/></text:span><text:span text:style-name="CommentReference"><office:annotation-end office:name="35"/></text:span><text:span text:style-name="Kommentarzeichen"><office:annotation-end office:name="36"/></text:span><text:span text:style-name="T345"><office:annotation office:name="37" xml:id="729368810"><dc:creator>Christian Neumann</dc:creator><dc:date>2025-03-10T11:18:00</dc:date><meta:creator-initials>CN</meta:creator-initials><text:p text:style-name="Kommentartext">Es klingt so als würdest du die 10 Leute, auf die das zutrifft bis den anderen 60 vergeichen, was du aber glaube ich nicht tust? <text:s/></text:p></office:annotation>than all other individuals.<text:s/></text:span><text:span text:style-name="Kommentarzeichen"><office:annotation-end office:name="37"/></text:span></text:p>
        </text:list-item>
        <text:list-item>
          <text:p text:style-name="P346"><text:span text:style-name="T347">Concerning the delta frequency:</text:span></text:p>
        </text:list-item>
      </text:list>
      <text:list text:style-name="LFO2" text:continue-numbering="true">
        <text:list-item>
          <text:p text:style-name="P348"><text:span text:style-name="T349">A decreased delta power, in patients with objective cognitive lower performance compared to the better performers is expected,<text:s/></text:span><text:span text:style-name="T350"><office:annotation office:name="38" xml:id="1890790896"><dc:creator>Janka Hauffe</dc:creator><dc:date>2025-03-05T17:14:00</dc:date><meta:creator-initials>JH</meta:creator-initials><text:p text:style-name="P351">Delete?</text:p></office:annotation>suggesting, that abnormal delta power is correlated to cognitive impairment</text:span><text:span text:style-name="CommentReference"><office:annotation-end office:name="38"/></text:span><text:span text:style-name="T352">.</text:span></text:p>
        </text:list-item>
        <text:list-item>
          <text:p text:style-name="P353"><text:span text:style-name="T354"><office:annotation office:name="39" xml:id="729369533"><dc:creator>Christian Neumann</dc:creator><dc:date>2025-03-10T11:30:00</dc:date><meta:creator-initials>CN</meta:creator-initials><text:p text:style-name="Kommentartext">So wie es hier steht, würdest du das schon erklären BEVOR du die Hypothesen nennst.<text:s/><text:span text:style-name="T355">In der Hypothese sagst du dann nur noch ganz klar, was du erwartest z.B.: Decreased Delta Power in participants with high performace + fatigue compared to participants with high performance without fatigue</text:span></text:p></office:annotation>However, abnormal delta power may also be related to fatigue, suggesting that decreased delta power could be observed in patients with SCD who do not exhibit lower objective cognitive performance. This would imply that their perceived cognitive limitations might be a symptom of fatigue rather than actual cognitive deficits.</text:span><text:span text:style-name="Kommentarzeichen"><office:annotation-end office:name="39"/></text:span></text:p>
        </text:list-item>
      </text:list>
      <text:list text:style-name="LFO1" text:continue-numbering="true">
        <text:list-item>
          <text:p text:style-name="P356"><text:span text:style-name="T357">Concerning the beta frequency</text:span></text:p>
        </text:list-item>
      </text:list>
      <text:list text:style-name="LFO3" text:continue-numbering="true">
        <text:list-item>
          <text:p text:style-name="P358"><text:span text:style-name="T359">An increase, in patients with objective lower performance compared to the better performers is expected,<text:s/></text:span><text:span text:style-name="T360"><office:annotation office:name="40" xml:id="1380887701"><dc:creator>Janka Hauffe</dc:creator><dc:date>2025-03-05T17:15:00</dc:date><meta:creator-initials>JH</meta:creator-initials><text:p text:style-name="P361">Delete?</text:p></office:annotation>suggesting, that abnormal beta power is correlated to cognitive impairment</text:span><text:span text:style-name="CommentReference"><office:annotation-end office:name="40"/></text:span><text:span text:style-name="T362">.</text:span></text:p>
        </text:list-item>
        <text:list-item>
          <text:p text:style-name="P363"><text:span text:style-name="T364">However, abnormal beta power may be (as delta power) also related to fatigue, suggesting that increased beta power could be observed in patients with subjective cognitive impairment who do not exhibit lower objective cognitive performance.</text:span></text:p>
        </text:list-item>
      </text:list>
      <text:p text:style-name="P365"/>
      <text:p text:style-name="P366"/>
      <text:p text:style-name="P367"/>
      <text:p text:style-name="P368"/>
      <text:p text:style-name="P369"/>
      <text:p text:style-name="P370"/>
      <text:p text:style-name="P371">subjective cognitive decline is defined as a self-perceived cognitive decline in</text:p>
      <text:p text:style-name="P372"/>
      <text:h text:style-name="P373" text:outline-level="1">Methods</text:h>
      <text:p text:style-name="P374">The current data were collected as part of a larger research project EEG Post-Covid (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text:p>
      <text:p text:style-name="P375"/>
      <text:p text:style-name="P376">Participants</text:p>
      <text:p text:style-name="P377"><text:span text:style-name="T378">Participants for the EPOC study were recruited from COVIDOM, a population-based, prospective multi-centre study to investigate PCS within the German National Pandemic Cohort Network (NAPKON). COVIDOM participants had been recruited through public health authorities and were assessed between November 15, 2020, and September 19, 2021, at University Medical Center Schleswig-Holstein, Campus Kiel, and University Hospital Würzburg in Germany (Bahmer et al., 2022; Horn et al., 2021; Schons et al., 2022). Inclusion criterias for the COVIDOM study were</text:span><text:span text:style-name="T379">: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span></text:p>
      <text:p text:style-name="P380"/>
      <text:p text:style-name="P381">In the EPOC study, a subset of individuals from Schleswig-Holstein who participated in COVIDOM was selected. Prior to participation in the EPOC, participants were asked wether they experienced ongoing cognitive difficulties as a long-term symptom of their SARS-CoV-2 infection. Based on they respons, they were assigned to either the “self-reported CD” group or the “no self-reported CD” group. No other factors were relevant for grouping.</text:p>
      <text:p text:style-name="P382"/>
      <text:p text:style-name="P383"><text:span text:style-name="T384">As EPOC is still ongoing at the time of writing, the analysis was conducted based on a preliminary subset of 79 participants.</text:span><text:span text:style-name="T385"><text:s/>The study was conducted at the University Medical Center Schleswig-Holstein (UKSH), Campus Kiel. Participants did not receive payment/financial compensation for their participation. Transportation and parking costs were reimbursed.</text:span></text:p>
      <text:p text:style-name="P386"/>
      <text:p text:style-name="P387"><text:span text:style-name="T388">Ethics statement</text:span></text:p>
      <text:p text:style-name="P389">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390"/>
      <text:p text:style-name="P391"><text:span text:style-name="T392">Study design</text:span></text:p>
      <text:p text:style-name="P393"><text:bookmark-start text:name="_girhpu5wxyfa"/><text:bookmark-end text:name="_girhpu5wxyfa"/><text:span text:style-name="T394">Participants first filled out a questionnaire on demographic data (</text:span><text:span text:style-name="T395"><office:annotation office:name="41" xml:id="345117846"><dc:creator>Janka Hauffe</dc:creator><dc:date>2025-03-29T17:26:00</dc:date><meta:creator-initials>JH</meta:creator-initials><text:p text:style-name="P396">Hier reinschreiben oder Anhang</text:p></office:annotation>e.g. age, education</text:span><text:span text:style-name="CommentReference"><office:annotation-end office:name="41"/></text:span><text:span text:style-name="T397">)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g Test (TMT). Following this, participants were seated comfortabely infront of a 27-inch screen. The EEG cap was placed, and participants were instructed to minimize movement. Electroencephalographic activity was recorded continuously while</text:span></text:p>
      <text:p text:style-name="P398">participants completed a series of additional neuropsychological tests, starting with the redundant target effect (RTE), followed by an auditory oddball paradigm, an n-back task, and lastly the psychomotor vigilance task (PVT). Finally, resting state activity was recorded for five minutes with eyes open and five minutes with eyes closed. During eyes-open condition, participants were instructed to keep their gaze on a fixation cross displayed on the screen to reduce eye movement. An auditory signal at the end of the eyes open recording cued participants to close their eyes. There was a short pause between each measurement during which participants received instructions for the upcoming task. The light was turned off during task execution. After completing the resting state measurement, the EEG cap was removed, and participants filled out three questionnaires assessing fatigue (FACIT-F), sleep quality (PSQI), depression (HADS-D), and anxiety (HADS-A). In all, the experiment took up to 3 hours.<text:s/></text:p>
      <text:p text:style-name="P399"/>
      <text:p text:style-name="P400"><text:bookmark-start text:name="_ca7pp6aaoabb"/><text:bookmark-end text:name="_ca7pp6aaoabb"/><text:soft-page-break/>Since this thesis focuses on behavioral data obtained from the TMT, n-back and PVT, as well as rsEEG data, and data from the questionnaires, the RTE, and the oddball task will not be further explained. In addition, the MoCA score was measured in the previous COVIDOM study.<text:s/></text:p>
      <text:p text:style-name="P401"/>
      <text:p text:style-name="P402">Objective cognitive assessment</text:p>
      <text:p text:style-name="P403"><text:span text:style-name="T404"><text:tab/>MoCA</text:span></text:p>
      <text:p text:style-name="P405"><text:bookmark-start text:name="_7fb3j46yi75z"/><text:bookmark-end text:name="_7fb3j46yi75z"/><text:span text:style-name="T406">The Montreal Cognitive Assessment (MoCA; Nasreddine et al., 2005) is a widely used, validated screening tool originally designed to detect mild cognitive impairment (MCI) and dementia. <text:s/>It assesses several cognitive domains, including visuospatial skills, executive function, naming,<text:s/></text:span><text:span text:style-name="T407">memory, attention and concentration, language, abstraction, calculation and orientation (Freitas, Simões, Alves &amp; Santana, 2013; Hobson, 2015; Kang et al., 2018; Nasreddine et al., 2005). The MoCA has a total possible score of 30 points, with a score of ≥ 26 considered normal (Nasreddine et al., 2005). Cognitive performance on the MoCA is influenced by sociodemographic factors such as age and education (Kang et al., 2018; Larouche et al., 2016). To account for educational background the MoCA test manual specifies that one additional point is added for individual with ≤ 12 years of formal education, allowing for a maximum score of 30 points (Nasreddine et al., 2005). Additionally, to address variations in performance related to age,<text:s/></text:span><text:span text:style-name="T408">normative data for the MoCA for individuals ≥ 65 years are available for precise interpretation of scores (Larouche et al., 2016).<text:s/></text:span></text:p>
      <text:p text:style-name="P409"/>
      <text:p text:style-name="P410"><text:span text:style-name="T411">TMT Part A and B</text:span></text:p>
      <text:p text:style-name="P412">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 Sánchez-Cubillo et al., 2009). The TMT assesses cognitive processing speed and executive functioning (Lezak, 1995; Mitrushina et al., 2005; Sánchez-Cubillo et al., 2009; Strauss et al., 2016; Tombaugh, 2004), as well as visual search, and mental flexibility (Sánchez-Cubillo et al., 2009; Tombaugh, 2004).<text:s/></text:p>
      <text:p text:style-name="P413"/>
      <text:soft-page-break/>
      <text:p text:style-name="P414">The TMT consists of two parts: Part A (TMT-A), a number-connection task, and Part B (TMT-B), a number-letter alternation task. Both parts were administered according to the guidelines provided by Strauss et al. (2006).</text:p>
      <text:p text:style-name="P415">In TMT-A, participants were instructed to connect consecutively numbered circles from 1 to 25 on an A4 page by drawing lines between them with a pencil, aiming to complete the task as quickly and accurately as possible. In TMT-B, the task becomes more complex (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p>
      <text:p text:style-name="P416"><text:span text:style-name="T417">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text:s/></text:span><text:span text:style-name="T418"><office:annotation office:name="42" xml:id="903716588"><dc:creator>Janka Hauffe</dc:creator><dc:date>2025-03-29T18:09:00</dc:date><meta:creator-initials>JH</meta:creator-initials><text:p text:style-name="P419">Delet?</text:p></office:annotation>In addition to the direct scores, the difference between TMT-B and TMT-A (TMT-B – TMT-A) was calculated</text:span><text:span text:style-name="CommentReference"><office:annotation-end office:name="42"/></text:span><text:span text:style-name="T420">.<text:s/></text:span></text:p>
      <text:p text:style-name="P421"/>
      <text:p text:style-name="P422"><text:span text:style-name="T423">N-Back task</text:span></text:p>
      <text:p text:style-name="P424">The n-back task (Kirchner, 1958) has become a widely used tool in neuroscience for assessing working memory (Jaeggi, Buschkuehl, Perrig &amp; Meier, 2010; Pelegrina et al., 2015). N-back tasks are continuous-recognition measures, that present sequences of stimuli (Kane, Conway, Miura &amp; Colflesh, 2007). In these tasks, participants must determine whether a given stimulus matches one that was presented “n” trials before. Reliability of the n-back task varies across studies, with more complex levels (e.g., 2-back, 3-back) generally yielding higher reliability coefficients (Jaeggi et al., 2010; Pelegrina et al., 2015).</text:p>
      <text:p text:style-name="P425">In this study, participants completed two blocks of the n-back task: A 1-back task followed by a 2-back task, with a pause between blocks during which the instructor provided additional instructions before participants proceeded to the second block. The task was programmed in PsychoPy and presented on a 27-inch computer screen.<text:s/></text:p>
      <text:p text:style-name="P426"><text:span text:style-name="T427">In both conditions, participants were shown a series of 60 linguistic stimuli, consisting of 16 different consonants (</text:span><text:span text:style-name="T428">B, C, D, F, G, H, J, K, M, Q, R, S, T, V, X, Z</text:span><text:span text:style-name="T429">) presented individually in the center of the screen. Each block contained 20 target trials and 40 non-target trials. A trial began with a 250 ms fixation period (a red dot was shown on screen, for the participant to<text:s/></text:span><text:soft-page-break/><text:span text:style-name="T430">fixate), followed by a 150 ms black screen. The stimulus letter then appeared for 500 ms, succeeded by a variable inter-trial interval of 180 to 220 ms (black screen). Total trial duration ranged from 1080 to 1120 ms.<text:s/></text:span></text:p>
      <text:p text:style-name="P431">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Reaction time, hits, misses, and false alarms were recorded. In total, the experiment took around five minutes.<text:s/></text:p>
      <text:p text:style-name="P432"/>
      <text:p text:style-name="P433"><text:span text:style-name="T434">PVT<text:s/></text:span></text:p>
      <text:p text:style-name="P435">The Psychomotor Vigilance Task (PVT) is a widely used reaction time task developed in 1985 to assess sustained attention, particularly in contexts involving fatigue and sleep deprivation (Drummond et al., 2005). It has been shown to be sensitive to sleepiness in clinical and experimental settings (Molina, Sanabria, Jung &amp; Correa, 2019).</text:p>
      <text:p text:style-name="P436">The key feature of the PVT is its monotonous and unpredictable target presentation which makes participants highly prone to lapses of attention. This unpredictability minimizes learning effects, ensuring that performance remains largely independent of prior abilities and experience (Basner &amp; Dinges, 2011). Reaction time measured by the PVT has been linked to cognitive function in both healthy subjects and patients, supporting its validity as an assessment tool (Jakobsen, Sorensen, Rask, Jensen &amp; Kondrup, 2011).</text:p>
      <text:p text:style-name="P437">This study employed a 5-minute version of the PVT, which has been established as a valid alternative to the traditional 10-minute PVT-192 (Lamond et al., 2008).</text:p>
      <text:p text:style-name="P438">The dynamic stimulus appeared as a red number, counting up in milliseconds, representing the participant’s reaction time. Participants were instructed to respond immediately, when the stimulus occur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0 ms as feedback before the next trial began.<text:s/></text:p>
      <text:soft-page-break/>
      <text:p text:style-name="P439">After receiving instructions, participants underwent a training block of 8 trials to familiarize themselves with the task. Following the training, participants proceeded to the main experiment, which consisted of 50 stimulus presentations.</text:p>
      <text:p text:style-name="P440"/>
      <text:p text:style-name="P441">Questionnaires</text:p>
      <text:p text:style-name="P442"><text:tab/>PSQI</text:p>
      <text:p text:style-name="P443">The Pittsburgh Sleep Quality Index (PSQI), developed by Buysse, Reynolds, Monk, Berman, and Kupfer in 1989 is a self-rated questionnaire that assesses sleep quality and disturbance over the past month. The PSQI is the most commonly used sleep health assessment tool in both clinical and research settings (Manzar et al., 2016). 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444"/>
      <text:p text:style-name="P445"><text:tab/>HADS</text:p>
      <text:p text:style-name="P446"><text:span text:style-name="T44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text:s/></text:span><text:soft-page-break/><text:span text:style-name="T448">rated on a four-point Likert scale, giving subscale scores ranging from 0 to 21 (Zigmond &amp; Snaith, 1983). There is no universally accepted cut-off score for the HADS (Herrero et al., 2003; Spinhoven et al., 1997). In this study, the cut-off point was set to eight, indicating caseness</text:span><text:span text:style-name="T449"><text:s/>anxiety and depression for scores ≥8, following the recommendations by Zigmond and Snaith (1983), as well as Bjelland et al. (2002) and Herrero et al. (2003).<text:s/></text:span></text:p>
      <text:p text:style-name="P450"/>
      <text:p text:style-name="P451"><text:tab/>FACIT-F</text:p>
      <text:p text:style-name="P452"><text:span text:style-name="T453">The 13-item Functional Assessment of Chronic Illness Therapy - Fatigue Scale (FACIT-F) was used to assess self-reported fatigue and its impact on daily activities and functions (Cella, Lai, Chang, Peterman &amp; Slavin, 2002; Yellen et al., 1997) during the last 7 days. While it was originally developed for cancer-related fatigue (Cella et al., 2002; 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 a five-point Likert scale, with total scores ranging from 0 (severe fatigue) to 52 (no fatigue)</text:span><text:span text:style-name="T454">. Based on general population data, scores ≤30 indicate clinically significant fatigue (Piper &amp; Cella, 2010).</text:span></text:p>
      <text:p text:style-name="P455"/>
      <text:p text:style-name="P456">Statistical Analysis</text:p>
      <text:p text:style-name="P457">R (version 2024.4.2.764; Posit team, 2024)</text:p>
      <text:p text:style-name="P458">Cluster Analysis</text:p>
      <text:p text:style-name="P459"><text:span text:style-name="T460">To classify individuals into groups based on objective cognitive assessment, a cluster analysis was conducted. The cluster analysis is an exploratory statistical method that organizes objects, data points, or observations into homogeneous groups, known as clusters, based on similarities (Ketchen &amp; Shook, 1996). The objective is to maximize intragroup homogeneity while ensuring high intergroup heterogeneity (Bacher, Pöge &amp; Wenzig, 2010; Backhaus, Erichson, Gensler, Weiber &amp; Weiber, 2011). Cluster analysis does not follow a straightforward, single-step procedure but rather involves a multi-stage process, with each step depending on the outcome of the previous one (Bacher &amp; Wenzig, 2010). Consequently, the analysis and interpretation of results may require revisiting certain steps, particularly when the initial outcomes do not allow for a meaningful interpretation (Backhaus et al., 2011). The goal was to identify the best possible solution for the dataset.<text:s/></text:span></text:p>
      <text:p text:style-name="P461">Ward’s method was selected for clustering, as it is widely used in practice and known for its effectiveness in identifying distinct clusters (Backhaus et al., 2011) with squared<text:s/><text:soft-page-break/>Euclidean distance as distance matrix. It is considered a reliable algorithm, provided that the variables are on a metric scale, are uncorrelated, and do not contain outliers (Wentura &amp; Pospeschill, 2015).<text:s/></text:p>
      <text:p text:style-name="P462"><text:span text:style-name="T463">Before the initial clustering, data were preprocessed to meet the methodological requirements of the algorithm.<text:s/></text:span><text:span text:style-name="T464">The MoCA variable was converted to a binary variable, with scores <text:s/>≤25</text:span><text:span text:style-name="T465"><text:s/>indicating cognitive impairment, as the test is designed to screen for impairment without assessing severity (Nasreddine et al., 2005) For the n-back task, missing values were assigned if a participant reported not understanding the task. To ensure complete cases for analysis, rows with missing values in relevant cognitive variables were removed.</text:span></text:p>
      <text:p text:style-name="P466"><text:span text:style-name="T467">Addressing outliers was essential, as they can significantly impact the result by distorting the clustering process, obscuring underlying patterns, and introducing bias (Backhaus et al., 2011; Wentura &amp; Pospeschill, 2015). To mitigate these effects, winsorizing was applied, to replace outliers by capping extreme values beyond 1.5 times the interquartile range (IQR) for the relevant cognitive variables (</text:span><draw:frame draw:style-name="a0" text:anchor-type="as-char" svg:x="0in" svg:y="0in" svg:width="1.09375in" svg:height="0.19792in" style:rel-width="scale" style:rel-height="scale"><draw:object xlink:href="Object 1/" xlink:type="simple" xlink:show="embed" xlink:actuate="onLoad"/></draw:frame><text:span text:style-name="T468">).<text:s/></text:span><text:span text:style-name="T469"><office:annotation office:name="43" xml:id="1082388074"><dc:creator>Christian Neumann</dc:creator><dc:date>2025-03-14T15:00:00</dc:date><meta:creator-initials>Christian</meta:creator-initials><text:p text:style-name="P470"><text:span text:style-name="T471">Auch das technisch gesehen schon ein Ergebnis</text:span></text:p></office:annotation>In total, four outliers were detected and winsorized for PVT reaction time, two for TMT-A time, and four for TMT-B time.<text:s/></text:span><office:annotation-end office:name="43"/></text:p>
      <text:p text:style-name="P472"><text:span text:style-name="T473">Where appropriate, age adjustment of neurocognitive data was performed in a way that best reflected the sample distribution<text:s/></text:span><text:span text:style-name="T474">(</text:span><text:span text:style-name="T475"><office:annotation office:name="44" xml:id="1115915181"><dc:creator>Janka Hauffe</dc:creator><dc:date>2025-03-29T20:49:00</dc:date><meta:creator-initials>JH</meta:creator-initials><text:p text:style-name="P476">Anhang</text:p></office:annotation><office:annotation office:name="45" xml:id="214249276"><dc:creator>Janka Hauffe</dc:creator><dc:date>2025-03-29T20:58:00</dc:date><meta:creator-initials>JH</meta:creator-initials><text:p text:style-name="P477">All neurocognitive data were adjusted for age or age and education using published norms</text:p><text:p text:style-name="P478">and then converted to standard (</text:p><text:p text:style-name="P479">Z) scores for ease of comparison, and so that each variable</text:p><text:p text:style-name="P480">contributed equally to the distance measure</text:p></office:annotation>Apendix</text:span><text:span text:style-name="CommentReference"><office:annotation-end office:name="44"/></text:span><text:span text:style-name="CommentReference"><office:annotation-end office:name="45"/></text:span><text:span text:style-name="T481">), under the assumption<text:s/></text:span><text:span text:style-name="T482">that cognitive performance decline with increasing age (Tombaught, 2004; Strauss, Sherman &amp; Spreen, 2006). Subsequently, data were standardized (z-scores) allowing for comparison between measures and to ensure that each variable contributed equally to the distance measure.<text:s/></text:span><text:span text:style-name="T483">Exploratively, different combinations of variables were tested to identify those that best distinguish between levels of cognitive performance. The number of clusters was choosen based on visual inspection of the dendrogram.<text:s/></text:span></text:p>
      <text:p text:style-name="P484"/>
      <text:p text:style-name="P485"><text:span text:style-name="T486">EEG Recording and<text:s/></text:span><text:span text:style-name="T487"><office:annotation office:name="46" xml:id="1291239734"><dc:creator>Janka Hauffe</dc:creator><dc:date>2024-11-14T09:07:00</dc:date><meta:creator-initials>Janka Hau</meta:creator-initials><text:p text:style-name="P488"><text:span text:style-name="T489">The analysis of this study was focused on the condition eyes open only.</text:span></text:p><text:p text:style-name="P490">All code described in the following sections can be found in this public GitHub repository:</text:p><text:p text:style-name="P491">https://github.com/LGodbersen/Masters-thesis.</text:p></office:annotation>A</text:span><office:annotation-end office:name="46"/><text:span text:style-name="T492">nalysis</text:span></text:p>
      <text:p text:style-name="P493">For each participant 5 minutes of resting state with eyes open and 5 minutes of resting state with eyes closed were recorded using high-density EEG. Since the eyes-closed condition represents a simple, standardized procedure (Babiloni et al., 2016), it is the most commonly used (Babiloni et al., 2022) and will therefore be analyzed in this study to ensure comparability. EEG signals were recorded using a 128-channel EEG cap (128Ch Standard Brain Cap for actiCHamp Plus, Easycap GmbH, Wörthsee, Germany) with electrodes positioned in an equidistant layout, connected to an actiCHamp Plus Amplifier (Brain Products GmbH, Gilching, Germany).</text:p>
      <text:soft-page-break/>
      <text:p text:style-name="P494"><text:span text:style-name="T495">The sampling rate was 1000 Hz with an amplitude resolution of 0.1 µV. <text:s/>Electrolyte gel was applied to improve conductivity between skin and electrodes, ensuring impedances remained below 20 k</text:span><text:span text:style-name="T496">Ω</text:span><text:span text:style-name="T497">. Eye movements and changes in the resting potential of the retina (EOG activity) were monitored using two EOG electrodes placed below each eye, with impedances tried to maintained below 20 k</text:span><text:span text:style-name="T498">Ω</text:span><text:span text:style-name="T499">. In addition, a ground electrode was positioned on the forehead, and a reference electrode was positioned on the tip of the nose. Impedances for both the reference and ground electrode were tried to kept below 5 k</text:span><text:span text:style-name="T500">Ω</text:span><text:span text:style-name="T501">.</text:span></text:p>
      <text:p text:style-name="P502"/>
      <text:p text:style-name="P503"><text:span text:style-name="T504">Preprocessing</text:span></text:p>
      <text:p text:style-name="P505">Data preprocessing was performed using the FieldTrip toolbox (Fieldtrip-20240504; Oostenveld, Fries, Maris &amp; Schoffelen, 2011) and the EEGLab toolbox (v2024.0; Delorme &amp; Makeig, 2004) in Matlab (v24.1.0.2578822 (R2024a) Mathworks Inc., 2024, MathWorks® https://de.mathworks.com) on Windows.</text:p>
      <text:p text:style-name="P506"/>
      <text:p text:style-name="P507">Filtering and Resampling</text:p>
      <text:p text:style-name="P508">A finite impulse response (FIR) windowed-sinc (firws) filter, designed with a hamming windowed sinc function, was used for both high-pass and low-pass filtering of the continuous data. For high-pass filtering, a cut-off frequency of 0.1 Hz was applied to eliminate slow drift and offset effects (Keil et al., 2013). This cut-off was based on the findings of Delorme (2023) and Winkler, Debener, Müller and Tangermann (2015), where filtering at 0.1 Hz or higher significantly improved data quality compared to no filtering.</text:p>
      <text:p text:style-name="P509">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 50 Hz line noise (Delorme, 2023). Finally, the data underwent re-referencing using the Common Average Reference (CAR) technique to remove the influence of the reference and improve signal quality (Ludwig et al., 2009). <text:s/>As the name implies, an average of the recordings from all electrode sites was computed and used as the reference (Ludwig et al., 2009; Offner, 1950).<text:s/></text:p>
      <text:p text:style-name="P510"/>
      <text:p text:style-name="P511"><text:span text:style-name="T512">Artifact removal</text:span></text:p>
      <text:p text:style-name="P513">After the initial filtering and resampling, artifacts were detected and removed. First, large artifacts were removed from the data. Channels with flat lines for more than 5 seconds were removed. This ensured the exclusion of “dead” or disconnected channels, thereby improving<text:s/><text:soft-page-break/>data quality (Pernet et al., 2021). Channels were further excluded if their signal could not be predicted from a randomly selected subset of the remaining channels for at least 85% of the recording time, to remove those that were highly dissimilar from the rest of the channels (Gil Ávila et al., 2023; Pernet et al., 2021). The Euclidean distance metric was used to calculate the similarity between channels. Data segments with abnormally high amplitude bursts, exceeding 100 SD compared to neighboring segments, were eliminated, as such extreme bursts are considered unlikely to reflect brain signals (Chang et al., 2018). The default BurstCriterion is set to 20, but it may be adjusted if the default setting results in rejecting too many data segments. Some scientist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 40% of the channels were marked as noisy were removed, to ensure the quality of the remaining data. A more lenient threshold of 0.4 was chosen over the default of 0.25 to retain more data (even if it is potentially noisier).<text:s/></text:p>
      <text:p text:style-name="P514">Again the data was re-referenced to the average reference (CAR) <text:s/>(Gil Ávila et al., 2023).</text:p>
      <text:p text:style-name="P515">Secondly, Independent Component Analysis (ICA) (Bell and Sejnowski, 1995; Hyvärinen, 2013, Jung et al., 2000; Lee et al., 1999; Palmer et al., 2008) was performed on the data, to detect and reject further artifacts, such as eye or muscle movements (Makeig et al., 1995). ICA with the runica algorithm was employed with the extended InfoMax method. To avoid rank deficiency, the number of components was set to one less than the total number of channels (Kim, Luo, Chu, Cannard, Hoffman &amp; Miyakoshi, 2023). <text:s/>This approach decomposes the EEG signal into independent components, potentially separating artifacts from neural activity. Due to the non-deterministic nature of the ICA algorithm, its results vary across repetitions (Gil Ávila et al., 2023).<text:s/></text:p>
      <text:p text:style-name="P516">Automatic component rejection w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 Thresholds were set at probabilities of 0.8 (80%) for muscle-related components (Pernet et al., 2021) and 0.5 (50%) for eye-related components. Components exceeding these thresholds were flagged and automatically removed. The two EOG channels (31 and 32) were removed from the dataset. The cleaned dataset was then checked for consistency.</text:p>
      <text:soft-page-break/>
      <text:p text:style-name="P517">Thirdly and finally, an additional artifacts removal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removed. This step ensures that channels with unusually high or low variability, which might represent persistent artifacts or malfunctioning electrodes, are excluded from subsequent analyses.<text:s/></text:p>
      <text:p text:style-name="P518">Channels removed in the previous step were interpolated with the default spherical splines method (Perrin, Pernier, Bertrand &amp; Echallier, 1989), ensuring a consistent number of channels across participants (Gil Ávila et al., 2023).<text:s/><text:bookmark-start text:name="_Hlk194242064"/>Data was then segmented into epochs, with the aim to achieve high resolution, while maintaining an adequate trial count<text:s/><text:bookmark-end text:name="_Hlk194242064"/>(Bonello, Garg, Garg &amp; Audu, 2018).<text:s/></text:p>
      <text:p text:style-name="P519">Power Analysis</text:p>
      <text:p text:style-name="P520"><text:bookmark-start text:name="_tftijchbsg7j"/><text:bookmark-end text:name="_tftijchbsg7j"/>Preprocessed EEG data were converted from EEGLAB format to FieldTrip format. Spectral parameterization was performed using SpecParam (formerly FOOOF, Fitting Oscillations &amp; One Over F; Donoghue et al., 2020), which is implemented in the Brainstorm Toolbox (Tadel et al., 2011) and available in FieldTrip. This approach separates the periodic and aperiodic components of the power spectrum.<text:s/></text:p>
      <text:p text:style-name="P521">Spectral analysis of relative power across the 128 scalp electrodes was conducted using FieldTrips’s multitaper spectral estimation with Hanning taper, analyzing frequencies between 0.3 and 30 Hz with a frequency resolution of 0.2 Hz. The fooof output was set to a fixed aperiodic mode.. Delta power was defined as 0.6-4 Hz, and beta power as 14-30 Hz. The summed power across all frequencies within each band was used to compute the relative power per channel.</text:p>
      <text:p text:style-name="P522"><text:span text:style-name="T523"><text:tab/>Once the relative power per channel was computed, further analysis was performed in R<text:s/></text:span><text:span text:style-name="T524">(version 2024.4.2.764; Posit team, 2024)</text:span><text:span text:style-name="T525"><text:s/>To identify and remove extreme values, an initial outlier detection was performed. For each participant, channels exceeding ±3 SD from the mean relative power were excluded. This process was applied seperately for delta power, beta power.<text:s/></text:span></text:p>
      <text:p text:style-name="P526"/>
      <text:p text:style-name="P527"><text:span text:style-name="T528">Statistical Analysis</text:span></text:p>
      <text:soft-page-break/>
      <text:p text:style-name="P529">The resulting clusters were compared across cognitive measures, demographic variables, questionnaire scores and their relative beta and delta power in rsEEG to identify emerging patterns. Particular attention was given to how the objective results of the cluster analysis aligned with or differed from self-reported CD,how associated variables help explain these findings and how rsEEG beta and delta power are related to this.</text:p>
      <text:p text:style-name="P530"><text:span text:style-name="T531">To address this, comparisons were conducted not only across clusters but also between all relevant subgroups. To ensure the validity of statistical testing, assumptions for t-tests and ANOVA were first examined. The Shapiro-Wilk test was used to assess normality, and Levene’s test was applied to evaluate the homogeneity of variances. When these assumptions were violated, the non-parametric Wilcoxon test was used.<text:s/></text:span><text:span text:style-name="T532">For comparisons involving more than two groups, the Kruskal-Wallis test was used to determine whether significant group differences existed in the examined variable.If significance was indicated, pairwise Wilcoxon rank-sum tests with Bonferroni correction were performed as a post-hoc analysis.</text:span><text:span text:style-name="T533">To test correlations, Spearman’s rank correlation was calculated.</text:span></text:p>
      <text:p text:style-name="P534"/>
      <text:h text:style-name="P535" text:outline-level="1"><text:bookmark-start text:name="_Toc194300395"/>Results<text:bookmark-end text:name="_Toc194300395"/></text:h>
      <text:p text:style-name="P536"/>
      <text:p text:style-name="P537">Results</text:p>
      <text:p text:style-name="P538">Hierarchical clustering</text:p>
      <text:p text:style-name="P539">To investingate groups that differ as strongly as possible in their objective cognitive performance, a hierarchical cluster analysis was conducted using Ward’s method with Euclidean distance.</text:p>
      <text:p text:style-name="P540">From the initial sample, nine participants were excluded due to missing values in at least one of the cognitive variables, TMT, n-back, or PVT. This resulted in a final sample of 70 participants for the cluster analysis. The final clustering was based on completion times in TMT-A and TMT-B, as well as reaction time in the PVT. Since the TMT difference score (TMT-diff) is derived from TMT-B and TMT-A, it was not considered a clustering variable to avoid redundancy and thereby unequal weighting of the variables.<text:s/></text:p>
      <text:p text:style-name="P541"><text:span text:style-name="T542">The inclusion of the n-back task as a clustering variable resulted in poorer cognitive differentiation between clusters compared to when it was excluded. Participants generally performed poorly on the n-back task, particularly in the 2-back condition (</text:span><text:span text:style-name="T543">M</text:span><text:span text:style-name="T544"><text:s/>= 13.5 missed targets, range = 3–20), resulting in low variability and limited discriminative power. Consequently, n-back scores were not used as cluster variables.</text:span><text:span text:style-name="T545"><text:line-break/></text:span><text:soft-page-break/><text:span text:style-name="T546">Visual inspection of the dendrogram revealed that a reasonable number of resulting clusters could be either two or four. Both the two-cluster and four-cluster solutions were examined in terms of their differences (App</text:span><text:span text:style-name="T547"><office:annotation office:name="47" xml:id="238467250"><dc:creator>Janka Hauffe</dc:creator><dc:date>2025-03-30T19:43:00</dc:date><meta:creator-initials>JH</meta:creator-initials><text:p text:style-name="P548">.</text:p></office:annotation>end</text:span><text:span text:style-name="CommentReference"><office:annotation-end office:name="47"/></text:span><text:span text:style-name="T549">ix ).</text:span></text:p>
      <text:p text:style-name="P550"/>
      <text:p text:style-name="P551">Two-cluster solution</text:p>
      <text:p text:style-name="P552"><text:span text:style-name="T553">The identified cluster 1 (C1) comprised 41 participants, of whom 33 reported subjective CD. Cluster 2 (C2) comprised 29 paricipants, with 10 reporting subjective CD (</text:span><text:span text:style-name="T554"><office:annotation office:name="48" xml:id="1333887530"><dc:creator>Janka Hauffe</dc:creator><dc:date>2025-03-30T19:46:00</dc:date><meta:creator-initials>JH</meta:creator-initials><text:p text:style-name="P555">.</text:p></office:annotation>Table X</text:span><text:span text:style-name="CommentReference"><office:annotation-end office:name="48"/></text:span><text:span text:style-name="T556">). A comparison between the two clusters was conducted using the nonparametric Wilcoxon test, as the assumptions of normal distribution and homogeneity of variance were not met for most variables. All comparisons are presented in<text:s/></text:span><text:span text:style-name="T557"><office:annotation office:name="49" xml:id="281963775"><dc:creator>Janka Hauffe</dc:creator><dc:date>2025-03-30T19:49:00</dc:date><meta:creator-initials>JH</meta:creator-initials><text:p text:style-name="P558">.</text:p></office:annotation>Table</text:span><text:span text:style-name="CommentReference"><office:annotation-end office:name="49"/></text:span><text:span text:style-name="T559"><text:s/>The participants of C2 completed the TMT and reacted in PVT significantly faster than participants in C1. Missed targets in the n-back task were significantly more frequent in C1 compared to C2. No significant differences were found between clusters in age, level of education, fatigue score, quality of sleep, anxiety and depression. No abnormal values were observed in HADS or FACIT-F. However, PSQI scores indicated poor sleep quality in both clusters (C1:<text:s/></text:span><text:span text:style-name="T560">M</text:span><text:span text:style-name="T561"><text:s/>= 7.4,<text:s/></text:span><text:span text:style-name="T562">SD</text:span><text:span text:style-name="T563"><text:s/>= 4.3; C2:<text:s/></text:span><text:span text:style-name="T564">M</text:span><text:span text:style-name="T565"><text:s/>= 6.2,<text:s/></text:span><text:span text:style-name="T566">SD</text:span><text:span text:style-name="T567"><text:s/>= 3.7). To allow for a more in-depth analysis, the subgroups<text:s/></text:span><text:span text:style-name="T568">no</text:span><text:span text:style-name="T569"><text:s/></text:span><text:span text:style-name="T570">self-reported CD (C1)</text:span><text:span text:style-name="T571">,<text:s/></text:span><text:span text:style-name="T572">self-reported CD (C1)</text:span><text:span text:style-name="T573">,<text:s/></text:span><text:span text:style-name="T574">no self-reported CD (C2)</text:span><text:span text:style-name="T575"><text:s/>and<text:s/></text:span><text:span text:style-name="T576">self-reported CD (C2)</text:span><text:span text:style-name="T577"><text:s/>were compared (</text:span><text:span text:style-name="T578"><office:annotation office:name="50" xml:id="59182615"><dc:creator>Janka Hauffe</dc:creator><dc:date>2025-03-30T20:02:00</dc:date><meta:creator-initials>JH</meta:creator-initials><text:p text:style-name="P579">.</text:p></office:annotation>Table X).</text:span><text:span text:style-name="CommentReference"><office:annotation-end office:name="50"/></text:span></text:p>
      <text:p text:style-name="P580"><text:span text:style-name="T581">In addition to the observed group differences in cognitive variables, the Kruskal-Wallis test revealed significant group differences across all questionnaire scores. Dunn’s post hoc tests indicated significant differences between the<text:s/></text:span><text:span text:style-name="T582">no self-reported CD</text:span><text:span text:style-name="T583"><text:s/></text:span><text:span text:style-name="T584">(CD)<text:s/></text:span><text:span text:style-name="T585">and<text:s/></text:span><text:span text:style-name="T586">self-reported CD</text:span><text:span text:style-name="T587"><text:s/></text:span><text:span text:style-name="T588">(C2)<text:s/></text:span><text:span text:style-name="T589">groups in PSQI, FACIT-F and HADS-A scores (</text:span><text:span text:style-name="T590"><office:annotation office:name="51" xml:id="268917210"><dc:creator>Janka Hauffe</dc:creator><dc:date>2025-03-30T19:59:00</dc:date><meta:creator-initials>JH</meta:creator-initials><text:p text:style-name="P591">.</text:p></office:annotation>Abbildung</text:span><text:span text:style-name="CommentReference"><office:annotation-end office:name="51"/></text:span><text:span text:style-name="T592">). The<text:s/></text:span><text:span text:style-name="T593">self-reported CD (C2)</text:span><text:span text:style-name="T594"><text:s/>group showed the most severe scores across all questionnaire measures compared to the other three subgroups. It was the only subgroup exhibiting clinically significant fatigue (FACIT-F:<text:s/></text:span><text:span text:style-name="T595">M</text:span><text:span text:style-name="T596"><text:s/>= 27.7,<text:s/></text:span><text:span text:style-name="T597">SD</text:span><text:span text:style-name="T598"><text:s/>= 11.1) and elevanted levels of anxiety (HADS-A:<text:s/></text:span><text:span text:style-name="T599">M</text:span><text:span text:style-name="T600"><text:s/>= 8.00,<text:s/></text:span><text:span text:style-name="T601">SD</text:span><text:span text:style-name="T602"><office:annotation office:name="52" xml:id="830115222"><dc:creator>Janka Hauffe</dc:creator><dc:date>2025-03-30T20:14:00</dc:date><meta:creator-initials>JH</meta:creator-initials><text:p text:style-name="P603">.</text:p></office:annotation><text:s/></text:span><text:span text:style-name="T604">=<text:s/></text:span><text:span text:style-name="CommentReference"><office:annotation-end office:name="52"/></text:span><text:span text:style-name="T605">). In contrast, the<text:s/></text:span><text:span text:style-name="T606">no self-reported CD (C2)<text:s/></text:span><text:span text:style-name="T607">group showed the least severe scores relative to the other three subgroups.<text:s/></text:span></text:p>
      <text:p text:style-name="P608"/>
      <text:p text:style-name="P609">Four-cluster solution</text:p>
      <text:p text:style-name="P610"><text:span text:style-name="T611">C2 remained unchanged from the two-cluster solution, while C1 was divided into three new clusters (A</text:span><text:span text:style-name="T612"><office:annotation office:name="53" xml:id="1895378055"><dc:creator>Janka Hauffe</dc:creator><dc:date>2025-03-30T20:10:00</dc:date><meta:creator-initials>JH</meta:creator-initials><text:p text:style-name="P613">,</text:p></office:annotation>ppendix</text:span><text:span text:style-name="CommentReference"><office:annotation-end office:name="53"/></text:span><text:span text:style-name="T614">). The updated clustering resulted in C1 comprising 17 participants (13 with self-reported CD), C3 comprising 16 (13 with self-reported CD), and C4 comprising 13 (6 with self-reported CD) participants (s</text:span><text:span text:style-name="T615"><office:annotation office:name="55" xml:id="2078901428"><dc:creator>Janka Hauffe</dc:creator><dc:date>2025-03-30T20:35:00</dc:date><meta:creator-initials>JH</meta:creator-initials><text:p text:style-name="P616">.</text:p></office:annotation>ee</text:span><text:span text:style-name="T617"><office:annotation office:name="54" xml:id="1176880438"><dc:creator>Janka Hauffe</dc:creator><dc:date>2025-03-30T20:16:00</dc:date><meta:creator-initials>JH</meta:creator-initials><text:p text:style-name="P618">.</text:p></office:annotation><text:s/>table</text:span><text:span text:style-name="CommentReference"><office:annotation-end office:name="54"/></text:span><text:span text:style-name="T619">).<text:s/></text:span><text:span text:style-name="CommentReference"><office:annotation-end office:name="55"/></text:span></text:p>
      <text:soft-page-break/>
      <text:p text:style-name="P620">The data did not meet the assumptions of normality and homogeneity of variance. Therefore, the Kruskal-Wallis test was used to identify overall differences between clusters, and Dunn’s post hoc tests were applied to further examine these differences.<text:s/></text:p>
      <text:p text:style-name="P621"><text:span text:style-name="T622">Participants in C2 showed the best overall cognitive performance, performing significantly better than all other clusters across all cognitive tests. In contrast, participants in C4 demonstrated the lowest performance across all cognitive measures, with significant lower with significant lower cognitive performance in all tests compared to participants in C2. Participants in C1 performance better on TMT-A and significantly better on TMT-B, but performed significantly lower in PVT compared to participants<text:s/></text:span><text:span text:style-name="T623"><office:annotation office:name="56" xml:id="34840755"><dc:creator>Janka Hauffe</dc:creator><dc:date>2025-03-30T20:31:00</dc:date><meta:creator-initials>JH</meta:creator-initials><text:p text:style-name="P624">.</text:p></office:annotation>from C3.<text:s/></text:span><text:span text:style-name="CommentReference"><office:annotation-end office:name="56"/></text:span></text:p>
      <text:p text:style-name="P625"><text:span text:style-name="T626">No significant differences were found between clusters in demographic or questionnaire variables (see Ta</text:span><text:span text:style-name="T627"><office:annotation office:name="57" xml:id="730419831"><dc:creator>Janka Hauffe</dc:creator><dc:date>2025-03-30T20:35:00</dc:date><meta:creator-initials>JH</meta:creator-initials><text:p text:style-name="P628">.</text:p></office:annotation>ble X).<text:s/></text:span><text:span text:style-name="CommentReference"><office:annotation-end office:name="57"/></text:span><text:span text:style-name="T629">However, participants in C4 showed a mean FACIT-F score of 28.9 (</text:span><text:span text:style-name="T630">SD</text:span><text:span text:style-name="T631"><text:s/>= 10.75), indicating clinically relevant fatigue. No elevated levels of anxiety or depression were observed at the cluster level. However, mean PSQI scores across all clusters indicated overall poor sleep quality.<text:s/></text:span></text:p>
      <text:p text:style-name="P632"><text:span text:style-name="T633">Due to small sample sizes of subgroup within each cluster, no statistical comparison was conuducted between the eight subgroups. Due to the small sample sizes of subgroups within each cluster, no statistical comparisons were conducted between the eight subgroups. Descriptively, the participant with<text:s/></text:span><text:span text:style-name="T634">no self-reported CD</text:span><text:span text:style-name="T635"><text:s/>in C4 showed a fatigue score of 21, along with elevated depression (score = 8) and anxiety (score = 11).</text:span></text:p>
      <text:p text:style-name="P636"/>
      <text:p text:style-name="P637">The clusters of the two-cluster solution, as well as the clusters from the four-cluster solution were also compared in their rsEEG delta and beta power.<text:s/></text:p>
      <text:p text:style-name="P638"/>
      <text:p text:style-name="P639">EEG analysis</text:p>
      <text:p text:style-name="P640">Data cleaning</text:p>
      <text:p text:style-name="P641"><text:span text:style-name="T642">Due to<text:s/></text:span><text:span text:style-name="T643">an<text:s/></text:span><text:span text:style-name="T644">empty dataset</text:span><text:span text:style-name="T645"><text:s/>and file naming issues,<text:s/></text:span><text:span text:style-name="T646">two participants were excluded from analysis, resulting in a final sample size of 68 participant</text:span><text:span text:style-name="T647">s</text:span><text:span text:style-name="T648">, with one less in each cluster in the two-cluster</text:span><text:span text:style-name="T649"><text:s/></text:span><text:span text:style-name="T650">solution (C1:<text:s/></text:span><text:span text:style-name="T651">n</text:span><text:span text:style-name="T652"><text:s/>= 40, C2:<text:s/></text:span><text:span text:style-name="T653">n</text:span><text:span text:style-name="T654"><text:s/>= 28) and one less in C2 (</text:span><text:span text:style-name="T655">n</text:span><text:span text:style-name="T656"><text:s/>= 28) and C4 (</text:span><text:span text:style-name="T657">n</text:span><text:span text:style-name="T658"><text:s/>= 7) in the four-cluster</text:span><text:span text:style-name="T659"><text:s/></text:span><text:span text:style-name="T660">solution.<text:s/></text:span></text:p>
      <text:p text:style-name="P661"><text:span text:style-name="T662">ICA artifact removal resulted in the retention of 86% channels in C1 (</text:span><text:span text:style-name="T663">M</text:span><text:span text:style-name="T664"><text:s/>= 110.3,<text:s/></text:span><text:span text:style-name="T665">SD</text:span><text:span text:style-name="T666"><text:s/>= 11.4, range = 75–125) and 85% in C2 (</text:span><text:span text:style-name="T667">M</text:span><text:span text:style-name="T668"><text:s/>= 109,<text:s/></text:span><text:span text:style-name="T669">SD</text:span><text:span text:style-name="T670"><text:s/>= 11.0, range = 78–124) in the two-cluster solution.</text:span><text:span text:style-name="T671"><text:s/></text:span><text:span text:style-name="T672">In the four-cluster solution, ICA artifact removal retained 86% of channels in C1 (</text:span><text:span text:style-name="T673">M</text:span><text:span text:style-name="T674"><text:s/>= 110.8,<text:s/></text:span><text:span text:style-name="T675">SD</text:span><text:span text:style-name="T676"><text:s/>= 11.84), 85% in C2 (</text:span><text:span text:style-name="T677">M</text:span><text:span text:style-name="T678"><text:s/>= 109,<text:s/></text:span><text:span text:style-name="T679">SD</text:span><text:span text:style-name="T680"><text:s/>= 11.03) and C3 (</text:span><text:span text:style-name="T681">M</text:span><text:span text:style-name="T682"><text:s/>= 108.6,<text:s/></text:span><text:span text:style-name="T683">SD</text:span><text:span text:style-name="T684"><text:s/>= 12.19), and 88% in C4 (</text:span><text:span text:style-name="T685">M</text:span><text:span text:style-name="T686"><text:s/>= 113,<text:s/></text:span><text:span text:style-name="T687">SD</text:span><text:span text:style-name="T688"><text:s/>= 6.64); ranges were 75–125, 78–124, 77–122, and 105–</text:span><text:soft-page-break/><text:span text:style-name="T689">123, respectively.<text:s/></text:span><text:span text:style-name="T690">Following the additional artifact removal step, which included the exclusion of outlier channels, 84% of channels were retained in C1 (</text:span><text:span text:style-name="T691">M</text:span><text:span text:style-name="T692"><text:s/>= 108,<text:s/></text:span><text:span text:style-name="T693">SD</text:span><text:span text:style-name="T694"><text:s/>= 11.2, range = 73–121) and 83% in C2 (</text:span><text:span text:style-name="T695">M</text:span><text:span text:style-name="T696"><text:s/>= 106.6,<text:s/></text:span><text:span text:style-name="T697">SD</text:span><text:span text:style-name="T698"><text:s/>= 10.9, range = 77–121) in the two-cluster solution. In the four-cluster solution, 85% of channels remained in C1 (</text:span><text:span text:style-name="T699">M</text:span><text:span text:style-name="T700"><text:s/>= 108.4,<text:s/></text:span><text:span text:style-name="T701">SD</text:span><text:span text:style-name="T702"><text:s/>= 11.46, range = 73–121), 83% in C2 (</text:span><text:span text:style-name="T703">M</text:span><text:span text:style-name="T704"><text:s/>= 106.6,<text:s/></text:span><text:span text:style-name="T705">SD</text:span><text:span text:style-name="T706"><text:s/>= 10.92, range = 77–121), 83% in C3 (</text:span><text:span text:style-name="T707">M</text:span><text:span text:style-name="T708"><text:s/>= 106.3,<text:s/></text:span><text:span text:style-name="T709">SD</text:span><text:span text:style-name="T710"><text:s/>= 12.17, range = 74–120), and 86% in C4 (</text:span><text:span text:style-name="T711">M</text:span><text:span text:style-name="T712"><text:s/>= 111.1,<text:s/></text:span><text:span text:style-name="T713">SD</text:span><text:span text:style-name="T714"><text:s/>= 6.20, range = 104–121).</text:span></text:p>
      <text:p text:style-name="P715"><text:span text:style-name="T716">To maintain an adequate trial count while achieving higher temporal resolution, continuous EEG data were segmented into 5-second non-overlapping epochs. This resulted in an average of 37.7 good epochs (</text:span><text:span text:style-name="T717">SD</text:span><text:span text:style-name="T718"><text:s/>= 14.7, range = 4–60) in C1 and 37.9 (</text:span><text:span text:style-name="T719">SD</text:span><text:span text:style-name="T720"><text:s/>= 16.6, range = 3–59) in C2 in the two-cluster solution.</text:span><text:span text:style-name="T721"><text:s/></text:span><text:span text:style-name="T722">In the four-cluster solution, the average number of good epochs was 37.6 in C1 (</text:span><text:span text:style-name="T723">SD</text:span><text:span text:style-name="T724"><text:s/>= 16.2, range = 4–58), 37.9 in C2 (</text:span><text:span text:style-name="T725">SD</text:span><text:span text:style-name="T726"><text:s/>= 16.6, range = 3–59), 35.9 in C3 (</text:span><text:span text:style-name="T727">SD</text:span><text:span text:style-name="T728"><text:s/>= 14.5, range = 9–60), and 42 in C4 (</text:span><text:span text:style-name="T729">SD</text:span><text:span text:style-name="T730"><text:s/>= 12.5, range = 24–60)</text:span></text:p>
      <text:p text:style-name="P731"/>
      <text:p text:style-name="P732">Two-cluster solution</text:p>
      <text:p text:style-name="P733">Beta Power (central ROI)</text:p>
      <text:p text:style-name="P734"><text:span text:style-name="T735">In the two-cluster solution, mean beta power did not significantly differ between C1 (</text:span><text:span text:style-name="T736">M</text:span><text:span text:style-name="T737"><text:s/>= 1.64,<text:s/></text:span><text:span text:style-name="T738">SD</text:span><text:span text:style-name="T739"><text:s/>= 1.43) and C2 (</text:span><text:span text:style-name="T740">M</text:span><text:span text:style-name="T741"><text:s/>= 1.86,<text:s/></text:span><text:span text:style-name="T742">SD</text:span><text:span text:style-name="T743"><text:s/>= 1.75), as indicated by a two-sided Wilcoxon rank-sum test,</text:span><text:span text:style-name="T744"><text:s/>z</text:span><text:span text:style-name="T745"><text:s/>= -.112,<text:s/></text:span><text:span text:style-name="T746">p</text:span><text:span text:style-name="T747"><text:s/>= ,9107,<text:s/></text:span><text:span text:style-name="T748">r</text:span><text:span text:style-name="T749"><text:s/>= .0136.</text:span></text:p>
      <text:p text:style-name="P750"><text:span text:style-name="T751">When considering both cluster affiliation and self-reported CD, beta power was highest in individuals with<text:s/></text:span><text:span text:style-name="T752">self-reported CD (C2)</text:span><text:span text:style-name="T753"><text:s/>(</text:span><text:span text:style-name="T754">M</text:span><text:span text:style-name="T755"><text:s/>= 2.44,<text:s/></text:span><text:span text:style-name="T756">SD</text:span><text:span text:style-name="T757"><text:s/>= 2.41), followed by those with<text:s/></text:span><text:span text:style-name="T758">no self-reported CD (C1)<text:s/></text:span><text:span text:style-name="T759">(</text:span><text:span text:style-name="T760">M</text:span><text:span text:style-name="T761"><text:s/>= 2.1,<text:s/></text:span><text:span text:style-name="T762">SD</text:span><text:span text:style-name="T763"><text:s/>= 2.18). Lower beta power was observed in individuals with<text:s/></text:span><text:span text:style-name="T764">no self-reported CD (C2)</text:span><text:span text:style-name="T765"><text:s/>(</text:span><text:span text:style-name="T766">M</text:span><text:span text:style-name="T767"><text:s/>= 1.56,<text:s/></text:span><text:span text:style-name="T768">SD</text:span><text:span text:style-name="T769"><text:s/>= 1.39) and those with<text:s/></text:span><text:span text:style-name="T770">self-reported CD</text:span><text:span text:style-name="T771"><text:s/>(</text:span><text:span text:style-name="T772">C1)</text:span><text:span text:style-name="T773"><text:s/>(</text:span><text:span text:style-name="T774">M</text:span><text:span text:style-name="T775"><text:s/>= 1.53,<text:s/></text:span><text:span text:style-name="T776">SD</text:span><text:span text:style-name="T777"><text:s/>= 1.22). Pairwise Wilcoxon rank-sum tests comparing central beta power across these four groups revealed no statistically significant differences after Bonferroni correction (all</text:span><text:span text:style-name="T778"><text:s/>p_adj</text:span><text:span text:style-name="T779"><text:s/>= 1.00,<text:s/></text:span><text:span text:style-name="T780">r</text:span><text:span text:style-name="T781"><text:s/>= .03 - .19).</text:span></text:p>
      <text:p text:style-name="P782"/>
      <text:p text:style-name="P783">Delta Power (frontal ROI)</text:p>
      <text:p text:style-name="P784"><text:span text:style-name="T785">In the two-cluster solution, mean delta power did not significantly differ between C1 (</text:span><text:span text:style-name="T786">M</text:span><text:span text:style-name="T787"><text:s/>= 1.11,<text:s/></text:span><text:span text:style-name="T788">SD</text:span><text:span text:style-name="T789"><text:s/>= 1.21) and C2 (</text:span><text:span text:style-name="T790">M</text:span><text:span text:style-name="T791"><text:s/>= 1.15,<text:s/></text:span><text:span text:style-name="T792">SD</text:span><text:span text:style-name="T793"><text:s/>= .87), as indicated by a one-sided Wilcoxon rank-sum test,<text:s/></text:span><text:span text:style-name="T794">z</text:span><text:span text:style-name="T795"><text:s/>= -.735,<text:s/></text:span><text:span text:style-name="T796">p</text:span><text:span text:style-name="T797"><text:s/>= .2311,<text:s/></text:span><text:span text:style-name="T798">r</text:span><text:span text:style-name="T799"><text:s/>= .089.</text:span></text:p>
      <text:p text:style-name="P800"><text:span text:style-name="T801">When accounting for both cluster affiliation and self-reported CD, delta power was highest in participants with no self-reported CD group in C1 (</text:span><text:span text:style-name="T802">M</text:span><text:span text:style-name="T803"><text:s/>= 1.94,<text:s/></text:span><text:span text:style-name="T804">SD</text:span><text:span text:style-name="T805"><text:s/>= 1.38), followed by those with self-reported CD in C2 (</text:span><text:span text:style-name="T806">M</text:span><text:span text:style-name="T807"><text:s/>= 1.48,<text:s/></text:span><text:span text:style-name="T808">SD</text:span><text:span text:style-name="T809"><text:s/>= 1.08), <text:s/>and those with no self-reported CD in C2 (</text:span><text:span text:style-name="T810">M</text:span><text:span text:style-name="T811"><text:s/>= .94,<text:s/></text:span><text:span text:style-name="T812">SD</text:span><text:span text:style-name="T813"><text:s/>= .75). Delta power was lowest in those with self-reported CD in C1 (</text:span><text:span text:style-name="T814">M</text:span><text:span text:style-name="T815"><text:s/>= .91,<text:s/></text:span><text:soft-page-break/><text:span text:style-name="T816">SD</text:span><text:span text:style-name="T817"><text:s/>= .97). Pairwise Wilcoxon rank-sum tests revealed no significant differences in mean delta power between these four groups after Bonferroni correction (all<text:s/></text:span><text:span text:style-name="T818">p_adj<text:s/></text:span><text:span text:style-name="T819">&gt; .05). However, an uncorrected difference was observed between participants with self-reported CD and no self-reported CD in C1 (</text:span><text:span text:style-name="T820">p</text:span><text:span text:style-name="T821"><text:s/>= .031,<text:s/></text:span><text:span text:style-name="T822">r</text:span><text:span text:style-name="T823"><text:s/>=.34, moderate effect), but this did not survive correction.<text:s/></text:span></text:p>
      <text:p text:style-name="P824"/>
      <text:p text:style-name="P825">Beta and Delta Power in the Four-cluster solution</text:p>
      <text:p text:style-name="P826"><text:span text:style-name="T827">Relative delta and beta power in the central region were examined across the four EEG clusters to explore potential differences in spectral characteristics. Descriptively, C1 exhibited the highest average delta power (</text:span><text:span text:style-name="T828">M</text:span><text:span text:style-name="T829"><text:s/>= 1.34,<text:s/></text:span><text:span text:style-name="T830">SD</text:span><text:span text:style-name="T831"><text:s/>= 1.34), followed by C2 (</text:span><text:span text:style-name="T832">M</text:span><text:span text:style-name="T833"><text:s/>= 1.15,<text:s/></text:span><text:span text:style-name="T834">SD</text:span><text:span text:style-name="T835"><text:s/>= 0.87), C4 (</text:span><text:span text:style-name="T836">M</text:span><text:span text:style-name="T837"><text:s/>= 0.998,<text:s/></text:span><text:span text:style-name="T838">SD</text:span><text:span text:style-name="T839"><text:s/>= 1.18), and C3 (</text:span><text:span text:style-name="T840">M</text:span><text:span text:style-name="T841"><text:s/>= 0.91,<text:s/></text:span><text:span text:style-name="T842">SD</text:span><text:span text:style-name="T843"><text:s/>= 0.78). In contrast, beta power was lowest in C1 (</text:span><text:span text:style-name="T844">M</text:span><text:span text:style-name="T845"><text:s/>= 1.43,<text:s/></text:span><text:span text:style-name="T846">SD</text:span><text:span text:style-name="T847"><text:s/>= 1.41) and highest in C3 (</text:span><text:span text:style-name="T848">M</text:span><text:span text:style-name="T849"><text:s/>= 1.97,<text:s/></text:span><text:span text:style-name="T850">SD</text:span><text:span text:style-name="T851"><text:s/>= 1.72), with intermediate values observed in C2 (</text:span><text:span text:style-name="T852">M</text:span><text:span text:style-name="T853"><text:s/>= 1.86,<text:s/></text:span><text:span text:style-name="T854">SD</text:span><text:span text:style-name="T855"><text:s/>= 1.75) and C4 (</text:span><text:span text:style-name="T856">M</text:span><text:span text:style-name="T857"><text:s/>= 1.62,<text:s/></text:span><text:span text:style-name="T858">SD</text:span><text:span text:style-name="T859"><text:s/>= 1.43).</text:span></text:p>
      <text:p text:style-name="P860"><text:span text:style-name="T861">However, non-parametric Kruskal–Wallis tests indicated that these differences were not statistically significant. For relative beta power, the test yielded<text:s/></text:span><text:span text:style-name="T862">χ</text:span><text:span text:style-name="T863">²(3)</text:span><text:span text:style-name="T864"><text:s/>= 0.93,<text:s/></text:span><text:span text:style-name="T865">p</text:span><text:span text:style-name="T866"><text:s/>= .819; for relative delta power,<text:s/></text:span><text:span text:style-name="T867">χ</text:span><text:span text:style-name="T868">²(3)</text:span><text:span text:style-name="T869"><text:s/>= 1.12,<text:s/></text:span><text:span text:style-name="T870">p</text:span><text:span text:style-name="T871"><text:s/>= .772. These results suggest that although clusters varied slightly in their central spectral profiles, there were no reliable differences in relative delta or beta power between them.</text:span></text:p>
      <text:p text:style-name="P872"><text:span text:style-name="T873">For the eight subgroups also no significant difference was found (appendix), small sample size.</text:span><text:span text:style-name="T874"><text:s/>Further comparisons across the eight subgroups defined by self-reported cognitive difficulties within each cluster also revealed no statistically significant differences (see Appendix).</text:span></text:p>
      <text:p text:style-name="P875"/>
      <text:p text:style-name="P876">Correlation with clinical data</text:p>
      <text:p text:style-name="P877"><text:span text:style-name="T878">Central beta power was significantly correlated with TMT-A performance (</text:span><text:span text:style-name="T879">p(66)</text:span><text:span text:style-name="T880"><text:s/>= .27 ,</text:span><text:span text:style-name="T881">p</text:span><text:span text:style-name="T882"><text:s/>= .025) (in a<text:s/></text:span><text:span text:style-name="T883"><office:annotation office:name="58" xml:id="275056488"><dc:creator>Janka Hauffe</dc:creator><dc:date>2025-03-26T12:36:00</dc:date><meta:creator-initials>JH</meta:creator-initials><text:p text:style-name="P884">Already in methods, here maybe not again.<text:s/></text:p></office:annotation>Spearman Rank c</text:span><text:span text:style-name="CommentReference"><office:annotation-end office:name="58"/></text:span><text:span text:style-name="T885">orrelation). A trend towards a positive correlation with TMT-B was also observed (</text:span><text:span text:style-name="T886">p(66)</text:span><text:span text:style-name="T887"><text:s/>= .21,<text:s/></text:span><text:span text:style-name="T888">p</text:span><text:span text:style-name="T889"><text:s/>= .09). Frontal delta power did not show significant correlations with any of the examined variables (Table X).<text:s/></text:span></text:p>
      <text:p text:style-name="P890"><text:span text:style-name="T891">PVT reaction time correlated s</text:span><text:span text:style-name="T892">i</text:span><text:span text:style-name="T893">gnificantly negatively with the FACIT-F score (</text:span><text:span text:style-name="T894">p(66)</text:span><text:span text:style-name="T895"><text:s/>= -.28,<text:s/></text:span><text:span text:style-name="T896">p</text:span><text:span text:style-name="T897"><text:s/>= 0.02). A trend towards a positive correlation between PVT reaction time and PSQI score was also observed (</text:span><text:span text:style-name="T898">p(66)</text:span><text:span text:style-name="T899"><text:s/>= .26,<text:s/></text:span><text:span text:style-name="T900">p</text:span><text:span text:style-name="T901"><text:s/>= .05).</text:span></text:p>
      <text:p text:style-name="P902"/>
      <text:p text:style-name="P903"/>
      <text:p text:style-name="P904"/>
      <text:p text:style-name="P905"/>
      <text:soft-page-break/>
      <text:h text:style-name="P906" text:outline-level="1">Discussion</text:h>
      <text:p text:style-name="P907">Studies on Chronic Fatigue Syndrome (CFS), which might have similar physiopatology as PCS</text:p>
      <text:h text:style-name="P908" text:outline-level="1">Conclusion</text:h>
      <text:p text:style-name="P9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50%" fo:background-color="transparent" style:tab-stop-distance="0.4916in">
        <style:background-fill draw:fill="solid"/>
      </style:paragraph-properties>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style:text-properties style:font-name-asian="Times New Roman" fo:font-weight="bold" style:font-weight-asian="bold" style:font-size-complex="20pt" fo:hyphenate="false"/>
    </style:style>
    <style:style style:name="Heading2" style:display-name="Heading 2" style:family="paragraph" style:parent-style-name="Normal" style:next-style-name="Normal" style:default-outline-level="2">
      <style:paragraph-properties fo:keep-with-next="always" fo:keep-together="always" fo:text-indent="0in"/>
      <style:text-properties style:font-name-asian="Times New Roman" fo:font-weight="bold" style:font-weight-asian="bold" style:font-size-complex="16pt" fo:hyphenate="false"/>
    </style:style>
    <style:style style:name="Heading3" style:display-name="Heading 3" style:family="paragraph" style:parent-style-name="Normal" style:next-style-name="Normal" style:default-outline-level="3">
      <style:paragraph-properties fo:keep-with-next="always" fo:keep-together="always"/>
      <style:text-properties style:font-name-asian="Times New Roman" fo:font-weight="bold" style:font-weight-asian="bold"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left="0.2756in">
        <style:tab-stops/>
      </style:paragraph-properties>
      <style:text-properties style:font-name-asian="Times New Roman" fo:font-weight="bold" style:font-weight-asian="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paragraph-properties fo:text-indent="0.2756in"/>
      <style:text-properties fo:color="#000000"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sian="Times New Roman" style:font-name-complex="Times New Roman" fo:font-weight="bold" style:font-weight-asian="bold" style:font-size-complex="20pt"/>
    </style:style>
    <style:style style:name="Heading2Char" style:display-name="Heading 2 Char" style:family="text" style:parent-style-name="DefaultParagraphFont">
      <style:text-properties style:font-name-asian="Times New Roman" style:font-name-complex="Times New Roman" fo:font-weight="bold" style:font-weight-asian="bold" fo:color="#000000" style:font-size-complex="16pt"/>
    </style:style>
    <style:style style:name="Heading3Char" style:display-name="Heading 3 Char" style:family="text" style:parent-style-name="DefaultParagraphFont">
      <style:text-properties style:font-name-asian="Times New Roman" style:font-name-complex="Times New Roman" fo:font-weight="bold" style:font-weight-asian="bold" fo:color="#000000" style:font-size-complex="14pt"/>
    </style:style>
    <style:style style:name="Heading4Char" style:display-name="Heading 4 Char" style:family="text" style:parent-style-name="DefaultParagraphFont">
      <style:text-properties style:font-name-asian="Times New Roman" style:font-name-complex="Times New Roman" fo:font-weight="bold" style:font-weight-asian="bold" fo:font-style="italic" style:font-style-asian="italic" style:font-style-complex="italic"/>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NoSpacing" style:display-name="No Spacing" style:family="paragraph">
      <style:paragraph-properties fo:line-height="100%"/>
      <style:text-properties style:font-name="Calibri" style:letter-kerning="false" fo:font-size="11pt" style:font-size-asian="11pt" style:font-size-complex="11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text-align="start" fo:margin-top="0.1666in" fo:line-height="105%"/>
      <style:text-properties style:font-name="Cambria" fo:font-weight="normal" style:font-weight-asian="normal" fo:color="#365F91"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eader" style:display-name="Head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color="#000000"/>
    </style:style>
    <style:style style:name="Footer" style:display-name="Foot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fo:color="#000000"/>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style:use-window-font-color="true" style:font-size-complex="9pt" fo:hyphenate="false"/>
    </style:style>
    <style:style style:name="CommentReference1" style:display-name="Comment Reference1" style:family="text" style:parent-style-name="DefaultParagraphFont">
      <style:text-properties fo:font-size="8pt" style:font-size-asian="8pt" style:font-size-complex="8pt"/>
    </style:style>
    <style:style style:name="CommentText1" style:display-name="Comment Text1" style:family="paragraph" style:parent-style-name="Normal">
      <style:paragraph-properties fo:text-align="justify" style:vertical-align="baseline" fo:line-height="100%" fo:text-indent="0.4923in"/>
      <style:text-properties style:font-name="Calibri" style:use-window-font-color="true" fo:font-size="10pt" style:font-size-asian="10pt" style:font-size-complex="10pt" fo:hyphenate="false"/>
    </style:style>
    <style:style style:name="NormalWeb" style:display-name="Normal (Web)" style:family="paragraph" style:parent-style-name="Normal">
      <style:paragraph-properties style:vertical-align="baseline" fo:margin-top="0.0694in" fo:margin-bottom="0.0694in" fo:line-height="100%"/>
      <style:text-properties style:font-name-asian="Times New Roman" style:use-window-font-color="true" style:letter-kerning="false" style:language-asian="de" style:country-asian="DE" fo:hyphenate="false"/>
    </style:style>
    <style:style style:name="CommentText" style:display-name="Comment Text" style:family="paragraph" style:parent-style-name="Normal">
      <style:paragraph-properties fo:text-align="justify" style:vertical-align="baseline" fo:line-height="100%" fo:text-indent="0.4923in"/>
      <style:text-properties style:font-name="Calibri" style:use-window-font-color="true"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letter-kerning="true"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text-align="start" style:vertical-align="auto" fo:text-indent="0.2756in"/>
      <style:text-properties style:font-name="Times New Roman" fo:font-weight="bold" style:font-weight-asian="bold" style:font-weight-complex="bold" fo:color="#000000" fo:hyphenate="false"/>
    </style:style>
    <style:style style:name="CommentSubjectChar" style:display-name="Comment Subject Char" style:family="text" style:parent-style-name="CommentTextChar">
      <style:text-properties style:font-name="Calibri" style:font-name-asian="Calibri" fo:font-weight="bold" style:font-weight-asian="bold" style:font-weight-complex="bold" fo:color="#000000" style:letter-kerning="true" fo:font-size="10pt" style:font-size-asian="10pt" style:font-size-complex="10pt"/>
    </style:style>
    <style:style style:name="Absatz-Standardschriftart1" style:display-name="Absatz-Standardschriftart1" style:family="text"/>
    <style:style style:name="CommentReference2" style:display-name="Comment Reference2" style:family="text" style:parent-style-name="DefaultParagraphFont">
      <style:text-properties fo:font-size="8pt" style:font-size-asian="8pt" style:font-size-complex="8pt"/>
    </style:style>
    <style:style style:name="Standard" style:display-name="Standard" style:family="paragraph">
      <style:paragraph-properties fo:text-align="justify" style:vertical-align="baseline" fo:text-indent="0.4923in"/>
      <style:text-properties style:font-name="Calibri" fo:font-size="11pt" style:font-size-asian="11pt" style:font-size-complex="11pt"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1" style:display-name="Standard1" style:family="paragraph">
      <style:paragraph-properties fo:text-align="justify" style:vertical-align="baseline" fo:text-indent="0.4923in"/>
      <style:text-properties style:font-name="Calibri" fo:font-size="11pt" style:font-size-asian="11pt" style:font-size-complex="11pt" fo:hyphenate="false"/>
    </style:style>
    <style:style style:name="cskcde" style:display-name="cskcde" style:family="text" style:parent-style-name="DefaultParagraphFont"/>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Absatz-Standardschriftart" style:display-name="Absatz-Standardschriftart" style:family="text"/>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text" style:display-name="text" style:family="text" style:parent-style-name="DefaultParagraphFont"/>
    <style:style style:name="Literaturverzeichnis" style:display-name="Literaturverzeichnis" style:family="paragraph" style:parent-style-name="Standard" style:next-style-name="Standard">
      <style:text-properties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30T22:42:00Z</meta:creation-date>
    <dc:date>2025-03-31T18:48:00Z</dc:date>
    <meta:template xlink:href="Normal.dotm" xlink:type="simple"/>
    <meta:editing-cycles>35</meta:editing-cycles>
    <meta:editing-duration>PT0S</meta:editing-duration>
    <meta:document-statistic meta:page-count="31" meta:paragraph-count="149" meta:word-count="10265" meta:character-count="74786" meta:row-count="538" meta:non-whitespace-character-count="64670"/>
  </office:meta>
</office:document-meta>
</file>

<file path=Object 1/content.xml><?xml version="1.0" encoding="utf-8"?>
<mml:math xmlns:mml="http://www.w3.org/1998/Math/MathML" xmlns:m="http://schemas.openxmlformats.org/officeDocument/2006/math">
  <mml:mi>Q</mml:mi>
  <mml:mn>1</mml:mn>
  <mml:mi> </mml:mi>
  <mml:mo>±</mml:mo>
  <mml:mn>1.5</mml:mn>
  <mml:mi> </mml:mi>
  <mml:mo>∙</mml:mo>
  <mml:mi>I</mml:mi>
  <mml:mi>Q</mml:mi>
  <mml:mi>R</mml:mi>
</mml:math>
</file>